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s" table:style-name="ta1">
        <table:shapes>
          <draw:frame draw:z-index="0" draw:style-name="gr1" draw:text-style-name="P1" svg:width="927.18pt" svg:height="378.74pt" svg:x="15.59pt" svg:y="3pt">
            <loext:p draw:notify-on-update-of-ranges="cs.A1:cs.A1 cs.A2:cs.A51 cs.B1:cs.B1 cs.B2:cs.B51 cs.C1:cs.C1 cs.C2:cs.C51 cs.D1:cs.D1 cs.D2:cs.D51 cs.E1:cs.E1 cs.E2:cs.E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Peer 2</text:p>
          </table:table-cell>
          <table:table-cell office:value-type="string" calcext:value-type="string">
            <text:p>Peer 3</text:p>
          </table:table-cell>
          <table:table-cell office:value-type="string" calcext:value-type="string">
            <text:p>Peer 4</text:p>
          </table:table-cell>
          <table:table-cell office:value-type="string" calcext:value-type="string">
            <text:p>Peer 5</text:p>
          </table:table-cell>
          <table:table-cell office:value-type="string" calcext:value-type="string">
            <text:p>Peer 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586" calcext:value-type="float">
            <text:p>586</text:p>
          </table:table-cell>
          <table:table-cell office:value-type="float" office:value="613" calcext:value-type="float">
            <text:p>613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5" calcext:value-type="float">
            <text:p>425</text:p>
          </table:table-cell>
          <table:table-cell office:value-type="float" office:value="604" calcext:value-type="float">
            <text:p>604</text:p>
          </table:table-cell>
          <table:table-cell office:value-type="float" office:value="833" calcext:value-type="float">
            <text:p>833</text:p>
          </table:table-cell>
          <table:table-cell office:value-type="float" office:value="872" calcext:value-type="float">
            <text:p>872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97" calcext:value-type="float">
            <text:p>597</text:p>
          </table:table-cell>
          <table:table-cell office:value-type="float" office:value="850" calcext:value-type="float">
            <text:p>850</text:p>
          </table:table-cell>
          <table:table-cell office:value-type="float" office:value="1097" calcext:value-type="float">
            <text:p>1097</text:p>
          </table:table-cell>
          <table:table-cell office:value-type="float" office:value="1151" calcext:value-type="float">
            <text:p>1151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86" calcext:value-type="float">
            <text:p>786</text:p>
          </table:table-cell>
          <table:table-cell office:value-type="float" office:value="1115" calcext:value-type="float">
            <text:p>1115</text:p>
          </table:table-cell>
          <table:table-cell office:value-type="float" office:value="1378" calcext:value-type="float">
            <text:p>1378</text:p>
          </table:table-cell>
          <table:table-cell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92" calcext:value-type="float">
            <text:p>992</text:p>
          </table:table-cell>
          <table:table-cell office:value-type="float" office:value="1474" calcext:value-type="float">
            <text:p>1474</text:p>
          </table:table-cell>
          <table:table-cell office:value-type="float" office:value="1675" calcext:value-type="float">
            <text:p>1675</text:p>
          </table:table-cell>
          <table:table-cell office:value-type="float" office:value="1763" calcext:value-type="float">
            <text:p>1763</text:p>
          </table:table-cell>
          <table:table-cell table:number-columns-repeated="6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216" calcext:value-type="float">
            <text:p>1216</text:p>
          </table:table-cell>
          <table:table-cell office:value-type="float" office:value="1902" calcext:value-type="float">
            <text:p>1902</text:p>
          </table:table-cell>
          <table:table-cell office:value-type="float" office:value="1988" calcext:value-type="float">
            <text:p>1988</text:p>
          </table:table-cell>
          <table:table-cell office:value-type="float" office:value="2145" calcext:value-type="float">
            <text:p>2145</text:p>
          </table:table-cell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57" calcext:value-type="float">
            <text:p>1457</text:p>
          </table:table-cell>
          <table:table-cell office:value-type="float" office:value="2376" calcext:value-type="float">
            <text:p>2376</text:p>
          </table:table-cell>
          <table:table-cell office:value-type="float" office:value="2338" calcext:value-type="float">
            <text:p>2338</text:p>
          </table:table-cell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715" calcext:value-type="float">
            <text:p>1715</text:p>
          </table:table-cell>
          <table:table-cell office:value-type="float" office:value="2976" calcext:value-type="float">
            <text:p>2976</text:p>
          </table:table-cell>
          <table:table-cell office:value-type="float" office:value="2708" calcext:value-type="float">
            <text:p>2708</text:p>
          </table:table-cell>
          <table:table-cell office:value-type="float" office:value="2971" calcext:value-type="float">
            <text:p>2971</text:p>
          </table:table-cell>
          <table:table-cell table:number-columns-repeated="6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009" calcext:value-type="float">
            <text:p>2009</text:p>
          </table:table-cell>
          <table:table-cell office:value-type="float" office:value="3628" calcext:value-type="float">
            <text:p>3628</text:p>
          </table:table-cell>
          <table:table-cell office:value-type="float" office:value="3095" calcext:value-type="float">
            <text:p>3095</text:p>
          </table:table-cell>
          <table:table-cell office:value-type="float" office:value="3523" calcext:value-type="float">
            <text:p>3523</text:p>
          </table:table-cell>
          <table:table-cell table:number-columns-repeated="6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325" calcext:value-type="float">
            <text:p>2325</text:p>
          </table:table-cell>
          <table:table-cell office:value-type="float" office:value="4300" calcext:value-type="float">
            <text:p>4300</text:p>
          </table:table-cell>
          <table:table-cell office:value-type="float" office:value="3502" calcext:value-type="float">
            <text:p>3502</text:p>
          </table:table-cell>
          <table:table-cell office:value-type="float" office:value="4093" calcext:value-type="float">
            <text:p>4093</text:p>
          </table:table-cell>
          <table:table-cell table:number-columns-repeated="6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660" calcext:value-type="float">
            <text:p>2660</text:p>
          </table:table-cell>
          <table:table-cell office:value-type="float" office:value="4991" calcext:value-type="float">
            <text:p>4991</text:p>
          </table:table-cell>
          <table:table-cell office:value-type="float" office:value="3926" calcext:value-type="float">
            <text:p>3926</text:p>
          </table:table-cell>
          <table:table-cell office:value-type="float" office:value="4714" calcext:value-type="float">
            <text:p>4714</text:p>
          </table:table-cell>
          <table:table-cell table:number-columns-repeated="6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3015" calcext:value-type="float">
            <text:p>3015</text:p>
          </table:table-cell>
          <table:table-cell office:value-type="float" office:value="5699" calcext:value-type="float">
            <text:p>5699</text:p>
          </table:table-cell>
          <table:table-cell office:value-type="float" office:value="4404" calcext:value-type="float">
            <text:p>4404</text:p>
          </table:table-cell>
          <table:table-cell office:value-type="float" office:value="5360" calcext:value-type="float">
            <text:p>5360</text:p>
          </table:table-cell>
          <table:table-cell table:number-columns-repeated="6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3388" calcext:value-type="float">
            <text:p>3388</text:p>
          </table:table-cell>
          <table:table-cell office:value-type="float" office:value="6423" calcext:value-type="float">
            <text:p>6423</text:p>
          </table:table-cell>
          <table:table-cell office:value-type="float" office:value="4907" calcext:value-type="float">
            <text:p>4907</text:p>
          </table:table-cell>
          <table:table-cell office:value-type="float" office:value="6035" calcext:value-type="float">
            <text:p>6035</text:p>
          </table:table-cell>
          <table:table-cell table:number-columns-repeated="6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3780" calcext:value-type="float">
            <text:p>3780</text:p>
          </table:table-cell>
          <table:table-cell office:value-type="float" office:value="7182" calcext:value-type="float">
            <text:p>7182</text:p>
          </table:table-cell>
          <table:table-cell office:value-type="float" office:value="5459" calcext:value-type="float">
            <text:p>5459</text:p>
          </table:table-cell>
          <table:table-cell office:value-type="float" office:value="6729" calcext:value-type="float">
            <text:p>6729</text:p>
          </table:table-cell>
          <table:table-cell table:number-columns-repeated="6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4192" calcext:value-type="float">
            <text:p>4192</text:p>
          </table:table-cell>
          <table:table-cell office:value-type="float" office:value="7964" calcext:value-type="float">
            <text:p>7964</text:p>
          </table:table-cell>
          <table:table-cell office:value-type="float" office:value="6038" calcext:value-type="float">
            <text:p>6038</text:p>
          </table:table-cell>
          <table:table-cell office:value-type="float" office:value="7441" calcext:value-type="float">
            <text:p>7441</text:p>
          </table:table-cell>
          <table:table-cell table:number-columns-repeated="6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4653" calcext:value-type="float">
            <text:p>4653</text:p>
          </table:table-cell>
          <table:table-cell office:value-type="float" office:value="8767" calcext:value-type="float">
            <text:p>8767</text:p>
          </table:table-cell>
          <table:table-cell office:value-type="float" office:value="6635" calcext:value-type="float">
            <text:p>6635</text:p>
          </table:table-cell>
          <table:table-cell office:value-type="float" office:value="8185" calcext:value-type="float">
            <text:p>8185</text:p>
          </table:table-cell>
          <table:table-cell table:number-columns-repeated="6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5137" calcext:value-type="float">
            <text:p>5137</text:p>
          </table:table-cell>
          <table:table-cell office:value-type="float" office:value="9596" calcext:value-type="float">
            <text:p>9596</text:p>
          </table:table-cell>
          <table:table-cell office:value-type="float" office:value="7254" calcext:value-type="float">
            <text:p>7254</text:p>
          </table:table-cell>
          <table:table-cell office:value-type="float" office:value="8964" calcext:value-type="float">
            <text:p>8964</text:p>
          </table:table-cell>
          <table:table-cell table:number-columns-repeated="6"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5648" calcext:value-type="float">
            <text:p>5648</text:p>
          </table:table-cell>
          <table:table-cell office:value-type="float" office:value="10445" calcext:value-type="float">
            <text:p>10445</text:p>
          </table:table-cell>
          <table:table-cell office:value-type="float" office:value="7913" calcext:value-type="float">
            <text:p>7913</text:p>
          </table:table-cell>
          <table:table-cell office:value-type="float" office:value="9761" calcext:value-type="float">
            <text:p>9761</text:p>
          </table:table-cell>
          <table:table-cell table:number-columns-repeated="6"/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6178" calcext:value-type="float">
            <text:p>6178</text:p>
          </table:table-cell>
          <table:table-cell office:value-type="float" office:value="11314" calcext:value-type="float">
            <text:p>11314</text:p>
          </table:table-cell>
          <table:table-cell office:value-type="float" office:value="8612" calcext:value-type="float">
            <text:p>8612</text:p>
          </table:table-cell>
          <table:table-cell office:value-type="float" office:value="10580" calcext:value-type="float">
            <text:p>10580</text:p>
          </table:table-cell>
          <table:table-cell table:number-columns-repeated="6"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6790" calcext:value-type="float">
            <text:p>6790</text:p>
          </table:table-cell>
          <table:table-cell office:value-type="float" office:value="12203" calcext:value-type="float">
            <text:p>12203</text:p>
          </table:table-cell>
          <table:table-cell office:value-type="float" office:value="9335" calcext:value-type="float">
            <text:p>9335</text:p>
          </table:table-cell>
          <table:table-cell office:value-type="float" office:value="11421" calcext:value-type="float">
            <text:p>11421</text:p>
          </table:table-cell>
          <table:table-cell table:number-columns-repeated="6"/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7460" calcext:value-type="float">
            <text:p>7460</text:p>
          </table:table-cell>
          <table:table-cell office:value-type="float" office:value="13112" calcext:value-type="float">
            <text:p>13112</text:p>
          </table:table-cell>
          <table:table-cell office:value-type="float" office:value="10077" calcext:value-type="float">
            <text:p>10077</text:p>
          </table:table-cell>
          <table:table-cell office:value-type="float" office:value="12283" calcext:value-type="float">
            <text:p>12283</text:p>
          </table:table-cell>
          <table:table-cell table:number-columns-repeated="6"/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float" office:value="8159" calcext:value-type="float">
            <text:p>8159</text:p>
          </table:table-cell>
          <table:table-cell office:value-type="float" office:value="14066" calcext:value-type="float">
            <text:p>14066</text:p>
          </table:table-cell>
          <table:table-cell office:value-type="float" office:value="10848" calcext:value-type="float">
            <text:p>10848</text:p>
          </table:table-cell>
          <table:table-cell office:value-type="float" office:value="13163" calcext:value-type="float">
            <text:p>13163</text:p>
          </table:table-cell>
          <table:table-cell table:number-columns-repeated="6"/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float" office:value="8887" calcext:value-type="float">
            <text:p>8887</text:p>
          </table:table-cell>
          <table:table-cell office:value-type="float" office:value="15071" calcext:value-type="float">
            <text:p>15071</text:p>
          </table:table-cell>
          <table:table-cell office:value-type="float" office:value="11640" calcext:value-type="float">
            <text:p>11640</text:p>
          </table:table-cell>
          <table:table-cell office:value-type="float" office:value="14063" calcext:value-type="float">
            <text:p>14063</text:p>
          </table:table-cell>
          <table:table-cell table:number-columns-repeated="6"/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float" office:value="9634" calcext:value-type="float">
            <text:p>9634</text:p>
          </table:table-cell>
          <table:table-cell office:value-type="float" office:value="16110" calcext:value-type="float">
            <text:p>16110</text:p>
          </table:table-cell>
          <table:table-cell office:value-type="float" office:value="12456" calcext:value-type="float">
            <text:p>12456</text:p>
          </table:table-cell>
          <table:table-cell office:value-type="float" office:value="14983" calcext:value-type="float">
            <text:p>14983</text:p>
          </table:table-cell>
          <table:table-cell table:number-columns-repeated="6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10470" calcext:value-type="float">
            <text:p>10470</text:p>
          </table:table-cell>
          <table:table-cell office:value-type="float" office:value="17174" calcext:value-type="float">
            <text:p>17174</text:p>
          </table:table-cell>
          <table:table-cell office:value-type="float" office:value="13297" calcext:value-type="float">
            <text:p>13297</text:p>
          </table:table-cell>
          <table:table-cell office:value-type="float" office:value="15923" calcext:value-type="float">
            <text:p>15923</text:p>
          </table:table-cell>
          <table:table-cell table:number-columns-repeated="6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11375" calcext:value-type="float">
            <text:p>11375</text:p>
          </table:table-cell>
          <table:table-cell office:value-type="float" office:value="18262" calcext:value-type="float">
            <text:p>18262</text:p>
          </table:table-cell>
          <table:table-cell office:value-type="float" office:value="14159" calcext:value-type="float">
            <text:p>14159</text:p>
          </table:table-cell>
          <table:table-cell office:value-type="float" office:value="16883" calcext:value-type="float">
            <text:p>16883</text:p>
          </table:table-cell>
          <table:table-cell table:number-columns-repeated="6"/>
        </table:table-row>
        <table:table-row table:style-name="ro1">
          <table:table-cell office:value-type="float" office:value="10889" calcext:value-type="float">
            <text:p>10889</text:p>
          </table:table-cell>
          <table:table-cell office:value-type="float" office:value="12327" calcext:value-type="float">
            <text:p>12327</text:p>
          </table:table-cell>
          <table:table-cell office:value-type="float" office:value="19378" calcext:value-type="float">
            <text:p>19378</text:p>
          </table:table-cell>
          <table:table-cell office:value-type="float" office:value="15149" calcext:value-type="float">
            <text:p>15149</text:p>
          </table:table-cell>
          <table:table-cell office:value-type="float" office:value="17926" calcext:value-type="float">
            <text:p>17926</text:p>
          </table:table-cell>
          <table:table-cell table:number-columns-repeated="6"/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float" office:value="13397" calcext:value-type="float">
            <text:p>13397</text:p>
          </table:table-cell>
          <table:table-cell office:value-type="float" office:value="20517" calcext:value-type="float">
            <text:p>20517</text:p>
          </table:table-cell>
          <table:table-cell office:value-type="float" office:value="16161" calcext:value-type="float">
            <text:p>16161</text:p>
          </table:table-cell>
          <table:table-cell office:value-type="float" office:value="19032" calcext:value-type="float">
            <text:p>19032</text:p>
          </table:table-cell>
          <table:table-cell table:number-columns-repeated="6"/>
        </table:table-row>
        <table:table-row table:style-name="ro1">
          <table:table-cell office:value-type="float" office:value="12350" calcext:value-type="float">
            <text:p>12350</text:p>
          </table:table-cell>
          <table:table-cell office:value-type="float" office:value="14498" calcext:value-type="float">
            <text:p>14498</text:p>
          </table:table-cell>
          <table:table-cell office:value-type="float" office:value="21679" calcext:value-type="float">
            <text:p>21679</text:p>
          </table:table-cell>
          <table:table-cell office:value-type="float" office:value="17201" calcext:value-type="float">
            <text:p>17201</text:p>
          </table:table-cell>
          <table:table-cell office:value-type="float" office:value="20476" calcext:value-type="float">
            <text:p>20476</text:p>
          </table:table-cell>
          <table:table-cell table:number-columns-repeated="6"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float" office:value="15624" calcext:value-type="float">
            <text:p>15624</text:p>
          </table:table-cell>
          <table:table-cell office:value-type="float" office:value="22862" calcext:value-type="float">
            <text:p>22862</text:p>
          </table:table-cell>
          <table:table-cell office:value-type="float" office:value="18264" calcext:value-type="float">
            <text:p>18264</text:p>
          </table:table-cell>
          <table:table-cell office:value-type="float" office:value="21938" calcext:value-type="float">
            <text:p>21938</text:p>
          </table:table-cell>
          <table:table-cell table:number-columns-repeated="6"/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float" office:value="16772" calcext:value-type="float">
            <text:p>16772</text:p>
          </table:table-cell>
          <table:table-cell office:value-type="float" office:value="24066" calcext:value-type="float">
            <text:p>24066</text:p>
          </table:table-cell>
          <table:table-cell office:value-type="float" office:value="19417" calcext:value-type="float">
            <text:p>19417</text:p>
          </table:table-cell>
          <table:table-cell office:value-type="float" office:value="23421" calcext:value-type="float">
            <text:p>23421</text:p>
          </table:table-cell>
          <table:table-cell table:number-columns-repeated="6"/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17941" calcext:value-type="float">
            <text:p>17941</text:p>
          </table:table-cell>
          <table:table-cell office:value-type="float" office:value="25292" calcext:value-type="float">
            <text:p>25292</text:p>
          </table:table-cell>
          <table:table-cell office:value-type="float" office:value="20912" calcext:value-type="float">
            <text:p>20912</text:p>
          </table:table-cell>
          <table:table-cell office:value-type="float" office:value="24922" calcext:value-type="float">
            <text:p>24922</text:p>
          </table:table-cell>
          <table:table-cell table:number-columns-repeated="6"/>
        </table:table-row>
        <table:table-row table:style-name="ro1">
          <table:table-cell office:value-type="float" office:value="15518" calcext:value-type="float">
            <text:p>15518</text:p>
          </table:table-cell>
          <table:table-cell office:value-type="float" office:value="19132" calcext:value-type="float">
            <text:p>19132</text:p>
          </table:table-cell>
          <table:table-cell office:value-type="float" office:value="26592" calcext:value-type="float">
            <text:p>26592</text:p>
          </table:table-cell>
          <table:table-cell office:value-type="float" office:value="22427" calcext:value-type="float">
            <text:p>22427</text:p>
          </table:table-cell>
          <table:table-cell office:value-type="float" office:value="26444" calcext:value-type="float">
            <text:p>26444</text:p>
          </table:table-cell>
          <table:table-cell table:number-columns-repeated="6"/>
        </table:table-row>
        <table:table-row table:style-name="ro1">
          <table:table-cell office:value-type="float" office:value="16365" calcext:value-type="float">
            <text:p>16365</text:p>
          </table:table-cell>
          <table:table-cell office:value-type="float" office:value="20345" calcext:value-type="float">
            <text:p>20345</text:p>
          </table:table-cell>
          <table:table-cell office:value-type="float" office:value="27931" calcext:value-type="float">
            <text:p>27931</text:p>
          </table:table-cell>
          <table:table-cell office:value-type="float" office:value="23970" calcext:value-type="float">
            <text:p>23970</text:p>
          </table:table-cell>
          <table:table-cell office:value-type="float" office:value="27985" calcext:value-type="float">
            <text:p>27985</text:p>
          </table:table-cell>
          <table:table-cell table:number-columns-repeated="6"/>
        </table:table-row>
        <table:table-row table:style-name="ro1">
          <table:table-cell office:value-type="float" office:value="17232" calcext:value-type="float">
            <text:p>17232</text:p>
          </table:table-cell>
          <table:table-cell office:value-type="float" office:value="21581" calcext:value-type="float">
            <text:p>21581</text:p>
          </table:table-cell>
          <table:table-cell office:value-type="float" office:value="29552" calcext:value-type="float">
            <text:p>29552</text:p>
          </table:table-cell>
          <table:table-cell office:value-type="float" office:value="25534" calcext:value-type="float">
            <text:p>25534</text:p>
          </table:table-cell>
          <table:table-cell office:value-type="float" office:value="29546" calcext:value-type="float">
            <text:p>29546</text:p>
          </table:table-cell>
          <table:table-cell table:number-columns-repeated="6"/>
        </table:table-row>
        <table:table-row table:style-name="ro1">
          <table:table-cell office:value-type="float" office:value="18121" calcext:value-type="float">
            <text:p>18121</text:p>
          </table:table-cell>
          <table:table-cell office:value-type="float" office:value="22838" calcext:value-type="float">
            <text:p>22838</text:p>
          </table:table-cell>
          <table:table-cell office:value-type="float" office:value="31196" calcext:value-type="float">
            <text:p>31196</text:p>
          </table:table-cell>
          <table:table-cell office:value-type="float" office:value="27118" calcext:value-type="float">
            <text:p>27118</text:p>
          </table:table-cell>
          <table:table-cell office:value-type="float" office:value="31127" calcext:value-type="float">
            <text:p>31127</text:p>
          </table:table-cell>
          <table:table-cell table:number-columns-repeated="6"/>
        </table:table-row>
        <table:table-row table:style-name="ro1">
          <table:table-cell office:value-type="float" office:value="19030" calcext:value-type="float">
            <text:p>19030</text:p>
          </table:table-cell>
          <table:table-cell office:value-type="float" office:value="24119" calcext:value-type="float">
            <text:p>24119</text:p>
          </table:table-cell>
          <table:table-cell office:value-type="float" office:value="32861" calcext:value-type="float">
            <text:p>32861</text:p>
          </table:table-cell>
          <table:table-cell office:value-type="float" office:value="28725" calcext:value-type="float">
            <text:p>28725</text:p>
          </table:table-cell>
          <table:table-cell office:value-type="float" office:value="32729" calcext:value-type="float">
            <text:p>32729</text:p>
          </table:table-cell>
          <table:table-cell table:number-columns-repeated="6"/>
        </table:table-row>
        <table:table-row table:style-name="ro1">
          <table:table-cell office:value-type="float" office:value="19962" calcext:value-type="float">
            <text:p>19962</text:p>
          </table:table-cell>
          <table:table-cell office:value-type="float" office:value="25422" calcext:value-type="float">
            <text:p>25422</text:p>
          </table:table-cell>
          <table:table-cell office:value-type="float" office:value="34548" calcext:value-type="float">
            <text:p>34548</text:p>
          </table:table-cell>
          <table:table-cell office:value-type="float" office:value="30356" calcext:value-type="float">
            <text:p>30356</text:p>
          </table:table-cell>
          <table:table-cell office:value-type="float" office:value="34351" calcext:value-type="float">
            <text:p>34351</text:p>
          </table:table-cell>
          <table:table-cell table:number-columns-repeated="6"/>
        </table:table-row>
        <table:table-row table:style-name="ro1">
          <table:table-cell office:value-type="float" office:value="20916" calcext:value-type="float">
            <text:p>20916</text:p>
          </table:table-cell>
          <table:table-cell office:value-type="float" office:value="26748" calcext:value-type="float">
            <text:p>26748</text:p>
          </table:table-cell>
          <table:table-cell office:value-type="float" office:value="36259" calcext:value-type="float">
            <text:p>36259</text:p>
          </table:table-cell>
          <table:table-cell office:value-type="float" office:value="32010" calcext:value-type="float">
            <text:p>32010</text:p>
          </table:table-cell>
          <table:table-cell office:value-type="float" office:value="35997" calcext:value-type="float">
            <text:p>35997</text:p>
          </table:table-cell>
          <table:table-cell table:number-columns-repeated="6"/>
        </table:table-row>
        <table:table-row table:style-name="ro1">
          <table:table-cell office:value-type="float" office:value="21906" calcext:value-type="float">
            <text:p>21906</text:p>
          </table:table-cell>
          <table:table-cell office:value-type="float" office:value="28095" calcext:value-type="float">
            <text:p>28095</text:p>
          </table:table-cell>
          <table:table-cell office:value-type="float" office:value="38004" calcext:value-type="float">
            <text:p>38004</text:p>
          </table:table-cell>
          <table:table-cell office:value-type="float" office:value="33685" calcext:value-type="float">
            <text:p>33685</text:p>
          </table:table-cell>
          <table:table-cell office:value-type="float" office:value="37664" calcext:value-type="float">
            <text:p>37664</text:p>
          </table:table-cell>
          <table:table-cell table:number-columns-repeated="6"/>
        </table:table-row>
        <table:table-row table:style-name="ro1">
          <table:table-cell office:value-type="float" office:value="22925" calcext:value-type="float">
            <text:p>22925</text:p>
          </table:table-cell>
          <table:table-cell office:value-type="float" office:value="29466" calcext:value-type="float">
            <text:p>29466</text:p>
          </table:table-cell>
          <table:table-cell office:value-type="float" office:value="39772" calcext:value-type="float">
            <text:p>39772</text:p>
          </table:table-cell>
          <table:table-cell office:value-type="float" office:value="35380" calcext:value-type="float">
            <text:p>35380</text:p>
          </table:table-cell>
          <table:table-cell office:value-type="float" office:value="39351" calcext:value-type="float">
            <text:p>39351</text:p>
          </table:table-cell>
          <table:table-cell table:number-columns-repeated="6"/>
        </table:table-row>
        <table:table-row table:style-name="ro1">
          <table:table-cell office:value-type="float" office:value="23969" calcext:value-type="float">
            <text:p>23969</text:p>
          </table:table-cell>
          <table:table-cell office:value-type="float" office:value="30872" calcext:value-type="float">
            <text:p>30872</text:p>
          </table:table-cell>
          <table:table-cell office:value-type="float" office:value="41566" calcext:value-type="float">
            <text:p>41566</text:p>
          </table:table-cell>
          <table:table-cell office:value-type="float" office:value="37099" calcext:value-type="float">
            <text:p>37099</text:p>
          </table:table-cell>
          <table:table-cell office:value-type="float" office:value="41057" calcext:value-type="float">
            <text:p>41057</text:p>
          </table:table-cell>
          <table:table-cell table:number-columns-repeated="6"/>
        </table:table-row>
        <table:table-row table:style-name="ro1">
          <table:table-cell office:value-type="float" office:value="25032" calcext:value-type="float">
            <text:p>25032</text:p>
          </table:table-cell>
          <table:table-cell office:value-type="float" office:value="32302" calcext:value-type="float">
            <text:p>32302</text:p>
          </table:table-cell>
          <table:table-cell office:value-type="float" office:value="43384" calcext:value-type="float">
            <text:p>43384</text:p>
          </table:table-cell>
          <table:table-cell office:value-type="float" office:value="38840" calcext:value-type="float">
            <text:p>38840</text:p>
          </table:table-cell>
          <table:table-cell office:value-type="float" office:value="42783" calcext:value-type="float">
            <text:p>42783</text:p>
          </table:table-cell>
          <table:table-cell table:number-columns-repeated="6"/>
        </table:table-row>
        <table:table-row table:style-name="ro1">
          <table:table-cell office:value-type="float" office:value="26171" calcext:value-type="float">
            <text:p>26171</text:p>
          </table:table-cell>
          <table:table-cell office:value-type="float" office:value="33786" calcext:value-type="float">
            <text:p>33786</text:p>
          </table:table-cell>
          <table:table-cell office:value-type="float" office:value="45226" calcext:value-type="float">
            <text:p>45226</text:p>
          </table:table-cell>
          <table:table-cell office:value-type="float" office:value="40614" calcext:value-type="float">
            <text:p>40614</text:p>
          </table:table-cell>
          <table:table-cell office:value-type="float" office:value="44530" calcext:value-type="float">
            <text:p>44530</text:p>
          </table:table-cell>
          <table:table-cell table:number-columns-repeated="6"/>
        </table:table-row>
        <table:table-row table:style-name="ro1">
          <table:table-cell office:value-type="float" office:value="27343" calcext:value-type="float">
            <text:p>27343</text:p>
          </table:table-cell>
          <table:table-cell office:value-type="float" office:value="35300" calcext:value-type="float">
            <text:p>35300</text:p>
          </table:table-cell>
          <table:table-cell office:value-type="float" office:value="47093" calcext:value-type="float">
            <text:p>47093</text:p>
          </table:table-cell>
          <table:table-cell office:value-type="float" office:value="42408" calcext:value-type="float">
            <text:p>42408</text:p>
          </table:table-cell>
          <table:table-cell office:value-type="float" office:value="46297" calcext:value-type="float">
            <text:p>46297</text:p>
          </table:table-cell>
          <table:table-cell table:number-columns-repeated="6"/>
        </table:table-row>
        <table:table-row table:style-name="ro1">
          <table:table-cell office:value-type="float" office:value="28543" calcext:value-type="float">
            <text:p>28543</text:p>
          </table:table-cell>
          <table:table-cell office:value-type="float" office:value="36841" calcext:value-type="float">
            <text:p>36841</text:p>
          </table:table-cell>
          <table:table-cell office:value-type="float" office:value="48981" calcext:value-type="float">
            <text:p>48981</text:p>
          </table:table-cell>
          <table:table-cell office:value-type="float" office:value="44223" calcext:value-type="float">
            <text:p>44223</text:p>
          </table:table-cell>
          <table:table-cell office:value-type="float" office:value="48087" calcext:value-type="float">
            <text:p>48087</text:p>
          </table:table-cell>
          <table:table-cell table:number-columns-repeated="6"/>
        </table:table-row>
        <table:table-row table:style-name="ro1">
          <table:table-cell office:value-type="float" office:value="29770" calcext:value-type="float">
            <text:p>29770</text:p>
          </table:table-cell>
          <table:table-cell office:value-type="float" office:value="38632" calcext:value-type="float">
            <text:p>38632</text:p>
          </table:table-cell>
          <table:table-cell office:value-type="float" office:value="50889" calcext:value-type="float">
            <text:p>50889</text:p>
          </table:table-cell>
          <table:table-cell office:value-type="float" office:value="46058" calcext:value-type="float">
            <text:p>46058</text:p>
          </table:table-cell>
          <table:table-cell office:value-type="float" office:value="49897" calcext:value-type="float">
            <text:p>49897</text:p>
          </table:table-cell>
          <table:table-cell table:number-columns-repeated="6"/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float" office:value="40551" calcext:value-type="float">
            <text:p>40551</text:p>
          </table:table-cell>
          <table:table-cell office:value-type="float" office:value="52817" calcext:value-type="float">
            <text:p>52817</text:p>
          </table:table-cell>
          <table:table-cell office:value-type="float" office:value="47918" calcext:value-type="float">
            <text:p>47918</text:p>
          </table:table-cell>
          <table:table-cell office:value-type="float" office:value="51729" calcext:value-type="float">
            <text:p>51729</text:p>
          </table:table-cell>
          <table:table-cell table:number-columns-repeated="6"/>
        </table:table-row>
      </table:table>
      <table:table table:name="p2pwc" table:style-name="ta1">
        <table:shapes>
          <draw:frame draw:z-index="0" draw:style-name="gr1" draw:text-style-name="P1" svg:width="946.6pt" svg:height="377.23pt" svg:x="48.33pt" svg:y="3pt">
            <loext:p draw:notify-on-update-of-ranges="p2pwc.A1:p2pwc.A1 p2pwc.A2:p2pwc.A51 p2pwc.B1:p2pwc.B1 p2pwc.B2:p2pwc.B51 p2pwc.C1:p2pwc.C1 p2pwc.C2:p2pwc.C51 p2pwc.D1:p2pwc.D1 p2pwc.D2:p2pwc.D51 p2pwc.E1:p2pwc.E1 p2pwc.E2:p2pwc.E51 p2pwc.F1:p2pwc.F1 p2pwc.F2:p2pwc.F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Peer 1</text:p>
          </table:table-cell>
          <table:table-cell office:value-type="string" calcext:value-type="string">
            <text:p>Peer 2</text:p>
          </table:table-cell>
          <table:table-cell office:value-type="string" calcext:value-type="string">
            <text:p>Peer 3</text:p>
          </table:table-cell>
          <table:table-cell office:value-type="string" calcext:value-type="string">
            <text:p>Peer 4</text:p>
          </table:table-cell>
          <table:table-cell office:value-type="string" calcext:value-type="string">
            <text:p>Peer 5</text:p>
          </table:table-cell>
          <table:table-cell office:value-type="string" calcext:value-type="string">
            <text:p>Peer 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263" calcext:value-type="float">
            <text:p>263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39" calcext:value-type="float">
            <text:p>339</text:p>
          </table:table-cell>
          <table:table-cell office:value-type="float" office:value="377" calcext:value-type="float">
            <text:p>377</text:p>
          </table:table-cell>
          <table:table-cell office:value-type="float" office:value="359" calcext:value-type="float">
            <text:p>359</text:p>
          </table:table-cell>
          <table:table-cell office:value-type="float" office:value="373" calcext:value-type="float">
            <text:p>373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62" calcext:value-type="float">
            <text:p>462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03" calcext:value-type="float">
            <text:p>603</text:p>
          </table:table-cell>
          <table:table-cell office:value-type="float" office:value="665" calcext:value-type="float">
            <text:p>665</text:p>
          </table:table-cell>
          <table:table-cell office:value-type="float" office:value="688" calcext:value-type="float">
            <text:p>688</text:p>
          </table:table-cell>
          <table:table-cell office:value-type="float" office:value="669" calcext:value-type="float">
            <text:p>669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63" calcext:value-type="float">
            <text:p>763</text:p>
          </table:table-cell>
          <table:table-cell office:value-type="float" office:value="839" calcext:value-type="float">
            <text:p>839</text:p>
          </table:table-cell>
          <table:table-cell office:value-type="float" office:value="882" calcext:value-type="float">
            <text:p>882</text:p>
          </table:table-cell>
          <table:table-cell office:value-type="float" office:value="845" calcext:value-type="float">
            <text:p>845</text:p>
          </table:table-cell>
          <table:table-cell office:value-type="float" office:value="1473" calcext:value-type="float">
            <text:p>1473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41" calcext:value-type="float">
            <text:p>941</text:p>
          </table:table-cell>
          <table:table-cell office:value-type="float" office:value="1034" calcext:value-type="float">
            <text:p>1034</text:p>
          </table:table-cell>
          <table:table-cell office:value-type="float" office:value="1099" calcext:value-type="float">
            <text:p>1099</text:p>
          </table:table-cell>
          <table:table-cell office:value-type="float" office:value="1042" calcext:value-type="float">
            <text:p>1042</text:p>
          </table:table-cell>
          <table:table-cell office:value-type="float" office:value="1752" calcext:value-type="float">
            <text:p>1752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40" calcext:value-type="float">
            <text:p>1140</text:p>
          </table:table-cell>
          <table:table-cell office:value-type="float" office:value="1255" calcext:value-type="float">
            <text:p>1255</text:p>
          </table:table-cell>
          <table:table-cell office:value-type="float" office:value="1336" calcext:value-type="float">
            <text:p>1336</text:p>
          </table:table-cell>
          <table:table-cell office:value-type="float" office:value="1257" calcext:value-type="float">
            <text:p>1257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367" calcext:value-type="float">
            <text:p>1367</text:p>
          </table:table-cell>
          <table:table-cell office:value-type="float" office:value="1506" calcext:value-type="float">
            <text:p>1506</text:p>
          </table:table-cell>
          <table:table-cell office:value-type="float" office:value="1607" calcext:value-type="float">
            <text:p>1607</text:p>
          </table:table-cell>
          <table:table-cell office:value-type="float" office:value="1548" calcext:value-type="float">
            <text:p>1548</text:p>
          </table:table-cell>
          <table:table-cell office:value-type="float" office:value="2366" calcext:value-type="float">
            <text:p>2366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614" calcext:value-type="float">
            <text:p>1614</text:p>
          </table:table-cell>
          <table:table-cell office:value-type="float" office:value="1778" calcext:value-type="float">
            <text:p>1778</text:p>
          </table:table-cell>
          <table:table-cell office:value-type="float" office:value="1902" calcext:value-type="float">
            <text:p>1902</text:p>
          </table:table-cell>
          <table:table-cell office:value-type="float" office:value="1858" calcext:value-type="float">
            <text:p>1858</text:p>
          </table:table-cell>
          <table:table-cell office:value-type="float" office:value="2716" calcext:value-type="float">
            <text:p>2716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882" calcext:value-type="float">
            <text:p>1882</text:p>
          </table:table-cell>
          <table:table-cell office:value-type="float" office:value="2067" calcext:value-type="float">
            <text:p>2067</text:p>
          </table:table-cell>
          <table:table-cell office:value-type="float" office:value="2216" calcext:value-type="float">
            <text:p>2216</text:p>
          </table:table-cell>
          <table:table-cell office:value-type="float" office:value="2207" calcext:value-type="float">
            <text:p>2207</text:p>
          </table:table-cell>
          <table:table-cell office:value-type="float" office:value="3088" calcext:value-type="float">
            <text:p>3088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170" calcext:value-type="float">
            <text:p>2170</text:p>
          </table:table-cell>
          <table:table-cell office:value-type="float" office:value="2379" calcext:value-type="float">
            <text:p>2379</text:p>
          </table:table-cell>
          <table:table-cell office:value-type="float" office:value="2548" calcext:value-type="float">
            <text:p>2548</text:p>
          </table:table-cell>
          <table:table-cell office:value-type="float" office:value="2575" calcext:value-type="float">
            <text:p>2575</text:p>
          </table:table-cell>
          <table:table-cell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475" calcext:value-type="float">
            <text:p>2475</text:p>
          </table:table-cell>
          <table:table-cell office:value-type="float" office:value="2710" calcext:value-type="float">
            <text:p>2710</text:p>
          </table:table-cell>
          <table:table-cell office:value-type="float" office:value="2900" calcext:value-type="float">
            <text:p>2900</text:p>
          </table:table-cell>
          <table:table-cell office:value-type="float" office:value="2965" calcext:value-type="float">
            <text:p>2965</text:p>
          </table:table-cell>
          <table:table-cell office:value-type="float" office:value="3914" calcext:value-type="float">
            <text:p>3914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2813" calcext:value-type="float">
            <text:p>2813</text:p>
          </table:table-cell>
          <table:table-cell office:value-type="float" office:value="3064" calcext:value-type="float">
            <text:p>3064</text:p>
          </table:table-cell>
          <table:table-cell office:value-type="float" office:value="3271" calcext:value-type="float">
            <text:p>3271</text:p>
          </table:table-cell>
          <table:table-cell office:value-type="float" office:value="3374" calcext:value-type="float">
            <text:p>3374</text:p>
          </table:table-cell>
          <table:table-cell office:value-type="float" office:value="4370" calcext:value-type="float">
            <text:p>4370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3171" calcext:value-type="float">
            <text:p>3171</text:p>
          </table:table-cell>
          <table:table-cell office:value-type="float" office:value="3439" calcext:value-type="float">
            <text:p>3439</text:p>
          </table:table-cell>
          <table:table-cell office:value-type="float" office:value="3661" calcext:value-type="float">
            <text:p>3661</text:p>
          </table:table-cell>
          <table:table-cell office:value-type="float" office:value="3803" calcext:value-type="float">
            <text:p>3803</text:p>
          </table:table-cell>
          <table:table-cell office:value-type="float" office:value="4848" calcext:value-type="float">
            <text:p>4848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552" calcext:value-type="float">
            <text:p>3552</text:p>
          </table:table-cell>
          <table:table-cell office:value-type="float" office:value="3836" calcext:value-type="float">
            <text:p>3836</text:p>
          </table:table-cell>
          <table:table-cell office:value-type="float" office:value="4069" calcext:value-type="float">
            <text:p>4069</text:p>
          </table:table-cell>
          <table:table-cell office:value-type="float" office:value="4251" calcext:value-type="float">
            <text:p>4251</text:p>
          </table:table-cell>
          <table:table-cell office:value-type="float" office:value="5360" calcext:value-type="float">
            <text:p>5360</text:p>
          </table:table-cell>
          <table:table-cell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3951" calcext:value-type="float">
            <text:p>3951</text:p>
          </table:table-cell>
          <table:table-cell office:value-type="float" office:value="4254" calcext:value-type="float">
            <text:p>4254</text:p>
          </table:table-cell>
          <table:table-cell office:value-type="float" office:value="4497" calcext:value-type="float">
            <text:p>4497</text:p>
          </table:table-cell>
          <table:table-cell office:value-type="float" office:value="4719" calcext:value-type="float">
            <text:p>4719</text:p>
          </table:table-cell>
          <table:table-cell office:value-type="float" office:value="5912" calcext:value-type="float">
            <text:p>5912</text:p>
          </table:table-cell>
          <table:table-cell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4370" calcext:value-type="float">
            <text:p>4370</text:p>
          </table:table-cell>
          <table:table-cell office:value-type="float" office:value="4692" calcext:value-type="float">
            <text:p>4692</text:p>
          </table:table-cell>
          <table:table-cell office:value-type="float" office:value="4944" calcext:value-type="float">
            <text:p>4944</text:p>
          </table:table-cell>
          <table:table-cell office:value-type="float" office:value="5243" calcext:value-type="float">
            <text:p>5243</text:p>
          </table:table-cell>
          <table:table-cell office:value-type="float" office:value="6516" calcext:value-type="float">
            <text:p>6516</text:p>
          </table:table-cell>
          <table:table-cell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4818" calcext:value-type="float">
            <text:p>4818</text:p>
          </table:table-cell>
          <table:table-cell office:value-type="float" office:value="5168" calcext:value-type="float">
            <text:p>5168</text:p>
          </table:table-cell>
          <table:table-cell office:value-type="float" office:value="5489" calcext:value-type="float">
            <text:p>5489</text:p>
          </table:table-cell>
          <table:table-cell office:value-type="float" office:value="5794" calcext:value-type="float">
            <text:p>5794</text:p>
          </table:table-cell>
          <table:table-cell office:value-type="float" office:value="7188" calcext:value-type="float">
            <text:p>7188</text:p>
          </table:table-cell>
          <table:table-cell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5285" calcext:value-type="float">
            <text:p>5285</text:p>
          </table:table-cell>
          <table:table-cell office:value-type="float" office:value="5662" calcext:value-type="float">
            <text:p>5662</text:p>
          </table:table-cell>
          <table:table-cell office:value-type="float" office:value="6062" calcext:value-type="float">
            <text:p>6062</text:p>
          </table:table-cell>
          <table:table-cell office:value-type="float" office:value="6373" calcext:value-type="float">
            <text:p>6373</text:p>
          </table:table-cell>
          <table:table-cell office:value-type="float" office:value="7915" calcext:value-type="float">
            <text:p>7915</text:p>
          </table:table-cell>
          <table:table-cell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5771" calcext:value-type="float">
            <text:p>5771</text:p>
          </table:table-cell>
          <table:table-cell office:value-type="float" office:value="6179" calcext:value-type="float">
            <text:p>6179</text:p>
          </table:table-cell>
          <table:table-cell office:value-type="float" office:value="6658" calcext:value-type="float">
            <text:p>6658</text:p>
          </table:table-cell>
          <table:table-cell office:value-type="float" office:value="6980" calcext:value-type="float">
            <text:p>6980</text:p>
          </table:table-cell>
          <table:table-cell office:value-type="float" office:value="8680" calcext:value-type="float">
            <text:p>8680</text:p>
          </table:table-cell>
          <table:table-cell/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6278" calcext:value-type="float">
            <text:p>6278</text:p>
          </table:table-cell>
          <table:table-cell office:value-type="float" office:value="6717" calcext:value-type="float">
            <text:p>6717</text:p>
          </table:table-cell>
          <table:table-cell office:value-type="float" office:value="7275" calcext:value-type="float">
            <text:p>7275</text:p>
          </table:table-cell>
          <table:table-cell office:value-type="float" office:value="7670" calcext:value-type="float">
            <text:p>7670</text:p>
          </table:table-cell>
          <table:table-cell office:value-type="float" office:value="9537" calcext:value-type="float">
            <text:p>9537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6809" calcext:value-type="float">
            <text:p>6809</text:p>
          </table:table-cell>
          <table:table-cell office:value-type="float" office:value="7277" calcext:value-type="float">
            <text:p>7277</text:p>
          </table:table-cell>
          <table:table-cell office:value-type="float" office:value="7935" calcext:value-type="float">
            <text:p>7935</text:p>
          </table:table-cell>
          <table:table-cell office:value-type="float" office:value="8440" calcext:value-type="float">
            <text:p>8440</text:p>
          </table:table-cell>
          <table:table-cell office:value-type="float" office:value="10420" calcext:value-type="float">
            <text:p>10420</text:p>
          </table:table-cell>
          <table:table-cell/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float" office:value="7365" calcext:value-type="float">
            <text:p>7365</text:p>
          </table:table-cell>
          <table:table-cell office:value-type="float" office:value="7866" calcext:value-type="float">
            <text:p>7866</text:p>
          </table:table-cell>
          <table:table-cell office:value-type="float" office:value="8633" calcext:value-type="float">
            <text:p>8633</text:p>
          </table:table-cell>
          <table:table-cell office:value-type="float" office:value="9232" calcext:value-type="float">
            <text:p>9232</text:p>
          </table:table-cell>
          <table:table-cell office:value-type="float" office:value="11325" calcext:value-type="float">
            <text:p>11325</text:p>
          </table:table-cell>
          <table:table-cell/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7949" calcext:value-type="float">
            <text:p>7949</text:p>
          </table:table-cell>
          <table:table-cell office:value-type="float" office:value="8486" calcext:value-type="float">
            <text:p>8486</text:p>
          </table:table-cell>
          <table:table-cell office:value-type="float" office:value="9369" calcext:value-type="float">
            <text:p>9369</text:p>
          </table:table-cell>
          <table:table-cell office:value-type="float" office:value="10046" calcext:value-type="float">
            <text:p>10046</text:p>
          </table:table-cell>
          <table:table-cell office:value-type="float" office:value="12252" calcext:value-type="float">
            <text:p>12252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8557" calcext:value-type="float">
            <text:p>8557</text:p>
          </table:table-cell>
          <table:table-cell office:value-type="float" office:value="9131" calcext:value-type="float">
            <text:p>9131</text:p>
          </table:table-cell>
          <table:table-cell office:value-type="float" office:value="10135" calcext:value-type="float">
            <text:p>10135</text:p>
          </table:table-cell>
          <table:table-cell office:value-type="float" office:value="10896" calcext:value-type="float">
            <text:p>10896</text:p>
          </table:table-cell>
          <table:table-cell office:value-type="float" office:value="13202" calcext:value-type="float">
            <text:p>13202</text:p>
          </table:table-cell>
          <table:table-cell/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float" office:value="9186" calcext:value-type="float">
            <text:p>9186</text:p>
          </table:table-cell>
          <table:table-cell office:value-type="float" office:value="9814" calcext:value-type="float">
            <text:p>9814</text:p>
          </table:table-cell>
          <table:table-cell office:value-type="float" office:value="10921" calcext:value-type="float">
            <text:p>10921</text:p>
          </table:table-cell>
          <table:table-cell office:value-type="float" office:value="11765" calcext:value-type="float">
            <text:p>11765</text:p>
          </table:table-cell>
          <table:table-cell office:value-type="float" office:value="14175" calcext:value-type="float">
            <text:p>14175</text:p>
          </table:table-cell>
          <table:table-cell/>
        </table:table-row>
        <table:table-row table:style-name="ro1">
          <table:table-cell office:value-type="float" office:value="9159" calcext:value-type="float">
            <text:p>9159</text:p>
          </table:table-cell>
          <table:table-cell office:value-type="float" office:value="9838" calcext:value-type="float">
            <text:p>9838</text:p>
          </table:table-cell>
          <table:table-cell office:value-type="float" office:value="10591" calcext:value-type="float">
            <text:p>10591</text:p>
          </table:table-cell>
          <table:table-cell office:value-type="float" office:value="11728" calcext:value-type="float">
            <text:p>11728</text:p>
          </table:table-cell>
          <table:table-cell office:value-type="float" office:value="12665" calcext:value-type="float">
            <text:p>12665</text:p>
          </table:table-cell>
          <table:table-cell office:value-type="float" office:value="15174" calcext:value-type="float">
            <text:p>15174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office:value-type="float" office:value="10530" calcext:value-type="float">
            <text:p>10530</text:p>
          </table:table-cell>
          <table:table-cell office:value-type="float" office:value="11393" calcext:value-type="float">
            <text:p>11393</text:p>
          </table:table-cell>
          <table:table-cell office:value-type="float" office:value="12560" calcext:value-type="float">
            <text:p>12560</text:p>
          </table:table-cell>
          <table:table-cell office:value-type="float" office:value="13589" calcext:value-type="float">
            <text:p>13589</text:p>
          </table:table-cell>
          <table:table-cell office:value-type="float" office:value="16194" calcext:value-type="float">
            <text:p>16194</text:p>
          </table:table-cell>
          <table:table-cell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float" office:value="11243" calcext:value-type="float">
            <text:p>11243</text:p>
          </table:table-cell>
          <table:table-cell office:value-type="float" office:value="12218" calcext:value-type="float">
            <text:p>12218</text:p>
          </table:table-cell>
          <table:table-cell office:value-type="float" office:value="13419" calcext:value-type="float">
            <text:p>13419</text:p>
          </table:table-cell>
          <table:table-cell office:value-type="float" office:value="14538" calcext:value-type="float">
            <text:p>14538</text:p>
          </table:table-cell>
          <table:table-cell office:value-type="float" office:value="17239" calcext:value-type="float">
            <text:p>17239</text:p>
          </table:table-cell>
          <table:table-cell/>
        </table:table-row>
        <table:table-row table:style-name="ro1">
          <table:table-cell office:value-type="float" office:value="11138" calcext:value-type="float">
            <text:p>11138</text:p>
          </table:table-cell>
          <table:table-cell office:value-type="float" office:value="11980" calcext:value-type="float">
            <text:p>11980</text:p>
          </table:table-cell>
          <table:table-cell office:value-type="float" office:value="13065" calcext:value-type="float">
            <text:p>13065</text:p>
          </table:table-cell>
          <table:table-cell office:value-type="float" office:value="14299" calcext:value-type="float">
            <text:p>14299</text:p>
          </table:table-cell>
          <table:table-cell office:value-type="float" office:value="15509" calcext:value-type="float">
            <text:p>15509</text:p>
          </table:table-cell>
          <table:table-cell office:value-type="float" office:value="18303" calcext:value-type="float">
            <text:p>18303</text:p>
          </table:table-cell>
          <table:table-cell/>
        </table:table-row>
        <table:table-row table:style-name="ro1">
          <table:table-cell office:value-type="float" office:value="11842" calcext:value-type="float">
            <text:p>11842</text:p>
          </table:table-cell>
          <table:table-cell office:value-type="float" office:value="12736" calcext:value-type="float">
            <text:p>12736</text:p>
          </table:table-cell>
          <table:table-cell office:value-type="float" office:value="13933" calcext:value-type="float">
            <text:p>13933</text:p>
          </table:table-cell>
          <table:table-cell office:value-type="float" office:value="15201" calcext:value-type="float">
            <text:p>15201</text:p>
          </table:table-cell>
          <table:table-cell office:value-type="float" office:value="16502" calcext:value-type="float">
            <text:p>16502</text:p>
          </table:table-cell>
          <table:table-cell office:value-type="float" office:value="19391" calcext:value-type="float">
            <text:p>19391</text:p>
          </table:table-cell>
          <table:table-cell/>
        </table:table-row>
        <table:table-row table:style-name="ro1">
          <table:table-cell office:value-type="float" office:value="12565" calcext:value-type="float">
            <text:p>12565</text:p>
          </table:table-cell>
          <table:table-cell office:value-type="float" office:value="13514" calcext:value-type="float">
            <text:p>13514</text:p>
          </table:table-cell>
          <table:table-cell office:value-type="float" office:value="14824" calcext:value-type="float">
            <text:p>14824</text:p>
          </table:table-cell>
          <table:table-cell office:value-type="float" office:value="16127" calcext:value-type="float">
            <text:p>16127</text:p>
          </table:table-cell>
          <table:table-cell office:value-type="float" office:value="17525" calcext:value-type="float">
            <text:p>17525</text:p>
          </table:table-cell>
          <table:table-cell office:value-type="float" office:value="20506" calcext:value-type="float">
            <text:p>20506</text:p>
          </table:table-cell>
          <table:table-cell/>
        </table:table-row>
        <table:table-row table:style-name="ro1">
          <table:table-cell office:value-type="float" office:value="13308" calcext:value-type="float">
            <text:p>13308</text:p>
          </table:table-cell>
          <table:table-cell office:value-type="float" office:value="14314" calcext:value-type="float">
            <text:p>14314</text:p>
          </table:table-cell>
          <table:table-cell office:value-type="float" office:value="15742" calcext:value-type="float">
            <text:p>15742</text:p>
          </table:table-cell>
          <table:table-cell office:value-type="float" office:value="17072" calcext:value-type="float">
            <text:p>17072</text:p>
          </table:table-cell>
          <table:table-cell office:value-type="float" office:value="18570" calcext:value-type="float">
            <text:p>18570</text:p>
          </table:table-cell>
          <table:table-cell office:value-type="float" office:value="21643" calcext:value-type="float">
            <text:p>21643</text:p>
          </table:table-cell>
          <table:table-cell/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float" office:value="15136" calcext:value-type="float">
            <text:p>15136</text:p>
          </table:table-cell>
          <table:table-cell office:value-type="float" office:value="16681" calcext:value-type="float">
            <text:p>16681</text:p>
          </table:table-cell>
          <table:table-cell office:value-type="float" office:value="18038" calcext:value-type="float">
            <text:p>18038</text:p>
          </table:table-cell>
          <table:table-cell office:value-type="float" office:value="19666" calcext:value-type="float">
            <text:p>19666</text:p>
          </table:table-cell>
          <table:table-cell office:value-type="float" office:value="22802" calcext:value-type="float">
            <text:p>22802</text:p>
          </table:table-cell>
          <table:table-cell/>
        </table:table-row>
        <table:table-row table:style-name="ro1">
          <table:table-cell office:value-type="float" office:value="14860" calcext:value-type="float">
            <text:p>14860</text:p>
          </table:table-cell>
          <table:table-cell office:value-type="float" office:value="15980" calcext:value-type="float">
            <text:p>15980</text:p>
          </table:table-cell>
          <table:table-cell office:value-type="float" office:value="17644" calcext:value-type="float">
            <text:p>17644</text:p>
          </table:table-cell>
          <table:table-cell office:value-type="float" office:value="19024" calcext:value-type="float">
            <text:p>19024</text:p>
          </table:table-cell>
          <table:table-cell office:value-type="float" office:value="20798" calcext:value-type="float">
            <text:p>20798</text:p>
          </table:table-cell>
          <table:table-cell office:value-type="float" office:value="24043" calcext:value-type="float">
            <text:p>24043</text:p>
          </table:table-cell>
          <table:table-cell/>
        </table:table-row>
        <table:table-row table:style-name="ro1">
          <table:table-cell office:value-type="float" office:value="15669" calcext:value-type="float">
            <text:p>15669</text:p>
          </table:table-cell>
          <table:table-cell office:value-type="float" office:value="16845" calcext:value-type="float">
            <text:p>16845</text:p>
          </table:table-cell>
          <table:table-cell office:value-type="float" office:value="18629" calcext:value-type="float">
            <text:p>18629</text:p>
          </table:table-cell>
          <table:table-cell office:value-type="float" office:value="20030" calcext:value-type="float">
            <text:p>20030</text:p>
          </table:table-cell>
          <table:table-cell office:value-type="float" office:value="21982" calcext:value-type="float">
            <text:p>21982</text:p>
          </table:table-cell>
          <table:table-cell office:value-type="float" office:value="25304" calcext:value-type="float">
            <text:p>25304</text:p>
          </table:table-cell>
          <table:table-cell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17731" calcext:value-type="float">
            <text:p>17731</text:p>
          </table:table-cell>
          <table:table-cell office:value-type="float" office:value="19643" calcext:value-type="float">
            <text:p>19643</text:p>
          </table:table-cell>
          <table:table-cell office:value-type="float" office:value="21057" calcext:value-type="float">
            <text:p>21057</text:p>
          </table:table-cell>
          <table:table-cell office:value-type="float" office:value="23218" calcext:value-type="float">
            <text:p>23218</text:p>
          </table:table-cell>
          <table:table-cell office:value-type="float" office:value="26586" calcext:value-type="float">
            <text:p>26586</text:p>
          </table:table-cell>
          <table:table-cell/>
        </table:table-row>
        <table:table-row table:style-name="ro1">
          <table:table-cell office:value-type="float" office:value="17382" calcext:value-type="float">
            <text:p>17382</text:p>
          </table:table-cell>
          <table:table-cell office:value-type="float" office:value="18692" calcext:value-type="float">
            <text:p>18692</text:p>
          </table:table-cell>
          <table:table-cell office:value-type="float" office:value="20681" calcext:value-type="float">
            <text:p>20681</text:p>
          </table:table-cell>
          <table:table-cell office:value-type="float" office:value="22113" calcext:value-type="float">
            <text:p>22113</text:p>
          </table:table-cell>
          <table:table-cell office:value-type="float" office:value="24481" calcext:value-type="float">
            <text:p>24481</text:p>
          </table:table-cell>
          <table:table-cell office:value-type="float" office:value="27889" calcext:value-type="float">
            <text:p>27889</text:p>
          </table:table-cell>
          <table:table-cell/>
        </table:table-row>
        <table:table-row table:style-name="ro1">
          <table:table-cell office:value-type="float" office:value="18288" calcext:value-type="float">
            <text:p>18288</text:p>
          </table:table-cell>
          <table:table-cell office:value-type="float" office:value="19680" calcext:value-type="float">
            <text:p>19680</text:p>
          </table:table-cell>
          <table:table-cell office:value-type="float" office:value="21744" calcext:value-type="float">
            <text:p>21744</text:p>
          </table:table-cell>
          <table:table-cell office:value-type="float" office:value="23191" calcext:value-type="float">
            <text:p>23191</text:p>
          </table:table-cell>
          <table:table-cell office:value-type="float" office:value="25771" calcext:value-type="float">
            <text:p>25771</text:p>
          </table:table-cell>
          <table:table-cell office:value-type="float" office:value="29216" calcext:value-type="float">
            <text:p>29216</text:p>
          </table:table-cell>
          <table:table-cell/>
        </table:table-row>
        <table:table-row table:style-name="ro1">
          <table:table-cell office:value-type="float" office:value="19215" calcext:value-type="float">
            <text:p>19215</text:p>
          </table:table-cell>
          <table:table-cell office:value-type="float" office:value="20691" calcext:value-type="float">
            <text:p>20691</text:p>
          </table:table-cell>
          <table:table-cell office:value-type="float" office:value="22830" calcext:value-type="float">
            <text:p>22830</text:p>
          </table:table-cell>
          <table:table-cell office:value-type="float" office:value="24305" calcext:value-type="float">
            <text:p>24305</text:p>
          </table:table-cell>
          <table:table-cell office:value-type="float" office:value="27144" calcext:value-type="float">
            <text:p>27144</text:p>
          </table:table-cell>
          <table:table-cell office:value-type="float" office:value="30564" calcext:value-type="float">
            <text:p>30564</text:p>
          </table:table-cell>
          <table:table-cell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float" office:value="21727" calcext:value-type="float">
            <text:p>21727</text:p>
          </table:table-cell>
          <table:table-cell office:value-type="float" office:value="23943" calcext:value-type="float">
            <text:p>23943</text:p>
          </table:table-cell>
          <table:table-cell office:value-type="float" office:value="25449" calcext:value-type="float">
            <text:p>25449</text:p>
          </table:table-cell>
          <table:table-cell office:value-type="float" office:value="28540" calcext:value-type="float">
            <text:p>28540</text:p>
          </table:table-cell>
          <table:table-cell office:value-type="float" office:value="31934" calcext:value-type="float">
            <text:p>31934</text:p>
          </table:table-cell>
          <table:table-cell/>
        </table:table-row>
        <table:table-row table:style-name="ro1">
          <table:table-cell office:value-type="float" office:value="21129" calcext:value-type="float">
            <text:p>21129</text:p>
          </table:table-cell>
          <table:table-cell office:value-type="float" office:value="22791" calcext:value-type="float">
            <text:p>22791</text:p>
          </table:table-cell>
          <table:table-cell office:value-type="float" office:value="25080" calcext:value-type="float">
            <text:p>25080</text:p>
          </table:table-cell>
          <table:table-cell office:value-type="float" office:value="26623" calcext:value-type="float">
            <text:p>26623</text:p>
          </table:table-cell>
          <table:table-cell office:value-type="float" office:value="29959" calcext:value-type="float">
            <text:p>29959</text:p>
          </table:table-cell>
          <table:table-cell office:value-type="float" office:value="33327" calcext:value-type="float">
            <text:p>33327</text:p>
          </table:table-cell>
          <table:table-cell/>
        </table:table-row>
        <table:table-row table:style-name="ro1">
          <table:table-cell office:value-type="float" office:value="22117" calcext:value-type="float">
            <text:p>22117</text:p>
          </table:table-cell>
          <table:table-cell office:value-type="float" office:value="23875" calcext:value-type="float">
            <text:p>23875</text:p>
          </table:table-cell>
          <table:table-cell office:value-type="float" office:value="26254" calcext:value-type="float">
            <text:p>26254</text:p>
          </table:table-cell>
          <table:table-cell office:value-type="float" office:value="27820" calcext:value-type="float">
            <text:p>27820</text:p>
          </table:table-cell>
          <table:table-cell office:value-type="float" office:value="31403" calcext:value-type="float">
            <text:p>31403</text:p>
          </table:table-cell>
          <table:table-cell office:value-type="float" office:value="34740" calcext:value-type="float">
            <text:p>34740</text:p>
          </table:table-cell>
          <table:table-cell/>
        </table:table-row>
        <table:table-row table:style-name="ro1">
          <table:table-cell office:value-type="float" office:value="23129" calcext:value-type="float">
            <text:p>23129</text:p>
          </table:table-cell>
          <table:table-cell office:value-type="float" office:value="24991" calcext:value-type="float">
            <text:p>24991</text:p>
          </table:table-cell>
          <table:table-cell office:value-type="float" office:value="27471" calcext:value-type="float">
            <text:p>27471</text:p>
          </table:table-cell>
          <table:table-cell office:value-type="float" office:value="29096" calcext:value-type="float">
            <text:p>29096</text:p>
          </table:table-cell>
          <table:table-cell office:value-type="float" office:value="32870" calcext:value-type="float">
            <text:p>32870</text:p>
          </table:table-cell>
          <table:table-cell office:value-type="float" office:value="36177" calcext:value-type="float">
            <text:p>36177</text:p>
          </table:table-cell>
          <table:table-cell/>
        </table:table-row>
        <table:table-row table:style-name="ro1">
          <table:table-cell office:value-type="float" office:value="24171" calcext:value-type="float">
            <text:p>24171</text:p>
          </table:table-cell>
          <table:table-cell office:value-type="float" office:value="26143" calcext:value-type="float">
            <text:p>26143</text:p>
          </table:table-cell>
          <table:table-cell office:value-type="float" office:value="28724" calcext:value-type="float">
            <text:p>28724</text:p>
          </table:table-cell>
          <table:table-cell office:value-type="float" office:value="30399" calcext:value-type="float">
            <text:p>30399</text:p>
          </table:table-cell>
          <table:table-cell office:value-type="float" office:value="34365" calcext:value-type="float">
            <text:p>34365</text:p>
          </table:table-cell>
          <table:table-cell office:value-type="float" office:value="37634" calcext:value-type="float">
            <text:p>37634</text:p>
          </table:table-cell>
          <table:table-cell/>
        </table:table-row>
        <table:table-row table:style-name="ro1">
          <table:table-cell office:value-type="float" office:value="25241" calcext:value-type="float">
            <text:p>25241</text:p>
          </table:table-cell>
          <table:table-cell office:value-type="float" office:value="27323" calcext:value-type="float">
            <text:p>27323</text:p>
          </table:table-cell>
          <table:table-cell office:value-type="float" office:value="30008" calcext:value-type="float">
            <text:p>30008</text:p>
          </table:table-cell>
          <table:table-cell office:value-type="float" office:value="31729" calcext:value-type="float">
            <text:p>31729</text:p>
          </table:table-cell>
          <table:table-cell office:value-type="float" office:value="35883" calcext:value-type="float">
            <text:p>35883</text:p>
          </table:table-cell>
          <table:table-cell office:value-type="float" office:value="39114" calcext:value-type="float">
            <text:p>39114</text:p>
          </table:table-cell>
          <table:table-cell/>
        </table:table-row>
        <table:table-row table:style-name="ro1">
          <table:table-cell office:value-type="float" office:value="26339" calcext:value-type="float">
            <text:p>26339</text:p>
          </table:table-cell>
          <table:table-cell office:value-type="float" office:value="28544" calcext:value-type="float">
            <text:p>28544</text:p>
          </table:table-cell>
          <table:table-cell office:value-type="float" office:value="31319" calcext:value-type="float">
            <text:p>31319</text:p>
          </table:table-cell>
          <table:table-cell office:value-type="float" office:value="33091" calcext:value-type="float">
            <text:p>33091</text:p>
          </table:table-cell>
          <table:table-cell office:value-type="float" office:value="37424" calcext:value-type="float">
            <text:p>37424</text:p>
          </table:table-cell>
          <table:table-cell office:value-type="float" office:value="40630" calcext:value-type="float">
            <text:p>40630</text:p>
          </table:table-cell>
          <table:table-cell/>
        </table:table-row>
      </table:table>
      <table:table table:name="p2pbc" table:style-name="ta1">
        <table:shapes>
          <draw:frame draw:z-index="0" draw:style-name="gr1" draw:text-style-name="P1" svg:width="824.97pt" svg:height="376.47pt" svg:x="-993.54pt" svg:y="3pt">
            <loext:p draw:notify-on-update-of-ranges="p2pbc.A1:p2pbc.A1 p2pbc.A2:p2pbc.A51 p2pbc.B1:p2pbc.B1 p2pbc.B2:p2pbc.B51 p2pbc.C1:p2pbc.C1 p2pbc.C2:p2pbc.C51 p2pbc.D1:p2pbc.D1 p2pbc.D2:p2pbc.D51 p2pbc.E1:p2pbc.E1 p2pbc.E2:p2pbc.E51 p2pbc.F1:p2pbc.F1 p2pbc.F2:p2pbc.F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790.72pt" svg:height="337.49pt" svg:x="103.72pt" svg:y="2.83pt">
            <loext:p draw:notify-on-update-of-ranges="p2pbc.A1:p2pbc.A1 p2pbc.A2:p2pbc.A51 p2pbc.B1:p2pbc.B1 p2pbc.B2:p2pbc.B51 p2pbc.C1:p2pbc.C1 p2pbc.C2:p2pbc.C51 p2pbc.D1:p2pbc.D1 p2pbc.D2:p2pbc.D51 p2pbc.E1:p2pbc.E1 p2pbc.E2:p2pbc.E51 p2pbc.F1:p2pbc.F1 p2pbc.F2:p2pbc.F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eer 1</text:p>
          </table:table-cell>
          <table:table-cell office:value-type="string" calcext:value-type="string">
            <text:p>Peer 2</text:p>
          </table:table-cell>
          <table:table-cell office:value-type="string" calcext:value-type="string">
            <text:p>Peer 3</text:p>
          </table:table-cell>
          <table:table-cell office:value-type="string" calcext:value-type="string">
            <text:p>Peer 4</text:p>
          </table:table-cell>
          <table:table-cell office:value-type="string" calcext:value-type="string">
            <text:p>Peer 5</text:p>
          </table:table-cell>
          <table:table-cell office:value-type="string" calcext:value-type="string">
            <text:p>Peer 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485" calcext:value-type="float">
            <text:p>485</text:p>
          </table:table-cell>
          <table:table-cell office:value-type="float" office:value="124" calcext:value-type="float">
            <text:p>12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1" calcext:value-type="float">
            <text:p>141</text:p>
          </table:table-cell>
          <table:table-cell office:value-type="float" office:value="202" calcext:value-type="float">
            <text:p>202</text:p>
          </table:table-cell>
          <table:table-cell office:value-type="float" office:value="971" calcext:value-type="float">
            <text:p>971</text:p>
          </table:table-cell>
          <table:table-cell office:value-type="float" office:value="224" calcext:value-type="float">
            <text:p>22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54" calcext:value-type="float">
            <text:p>254</text:p>
          </table:table-cell>
          <table:table-cell office:value-type="float" office:value="334" calcext:value-type="float">
            <text:p>334</text:p>
          </table:table-cell>
          <table:table-cell office:value-type="float" office:value="1492" calcext:value-type="float">
            <text:p>1492</text:p>
          </table:table-cell>
          <table:table-cell office:value-type="float" office:value="376" calcext:value-type="float">
            <text:p>376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2095" calcext:value-type="float">
            <text:p>2095</text:p>
          </table:table-cell>
          <table:table-cell office:value-type="float" office:value="554" calcext:value-type="float">
            <text:p>554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42" calcext:value-type="float">
            <text:p>542</text:p>
          </table:table-cell>
          <table:table-cell office:value-type="float" office:value="660" calcext:value-type="float">
            <text:p>660</text:p>
          </table:table-cell>
          <table:table-cell office:value-type="float" office:value="2722" calcext:value-type="float">
            <text:p>2722</text:p>
          </table:table-cell>
          <table:table-cell office:value-type="float" office:value="754" calcext:value-type="float">
            <text:p>754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714" calcext:value-type="float">
            <text:p>714</text:p>
          </table:table-cell>
          <table:table-cell office:value-type="float" office:value="855" calcext:value-type="float">
            <text:p>855</text:p>
          </table:table-cell>
          <table:table-cell office:value-type="float" office:value="3376" calcext:value-type="float">
            <text:p>3376</text:p>
          </table:table-cell>
          <table:table-cell office:value-type="float" office:value="982" calcext:value-type="float">
            <text:p>982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007" calcext:value-type="float">
            <text:p>1007</text:p>
          </table:table-cell>
          <table:table-cell office:value-type="float" office:value="1085" calcext:value-type="float">
            <text:p>1085</text:p>
          </table:table-cell>
          <table:table-cell office:value-type="float" office:value="4048" calcext:value-type="float">
            <text:p>4048</text:p>
          </table:table-cell>
          <table:table-cell office:value-type="float" office:value="1228" calcext:value-type="float">
            <text:p>1228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322" calcext:value-type="float">
            <text:p>1322</text:p>
          </table:table-cell>
          <table:table-cell office:value-type="float" office:value="1388" calcext:value-type="float">
            <text:p>1388</text:p>
          </table:table-cell>
          <table:table-cell office:value-type="float" office:value="4797" calcext:value-type="float">
            <text:p>4797</text:p>
          </table:table-cell>
          <table:table-cell office:value-type="float" office:value="1543" calcext:value-type="float">
            <text:p>1543</text:p>
          </table:table-cell>
          <table:table-cell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1658" calcext:value-type="float">
            <text:p>1658</text:p>
          </table:table-cell>
          <table:table-cell office:value-type="float" office:value="1711" calcext:value-type="float">
            <text:p>1711</text:p>
          </table:table-cell>
          <table:table-cell office:value-type="float" office:value="5713" calcext:value-type="float">
            <text:p>5713</text:p>
          </table:table-cell>
          <table:table-cell office:value-type="float" office:value="2026" calcext:value-type="float">
            <text:p>2026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2028" calcext:value-type="float">
            <text:p>2028</text:p>
          </table:table-cell>
          <table:table-cell office:value-type="float" office:value="2588" calcext:value-type="float">
            <text:p>2588</text:p>
          </table:table-cell>
          <table:table-cell office:value-type="float" office:value="6747" calcext:value-type="float">
            <text:p>6747</text:p>
          </table:table-cell>
          <table:table-cell office:value-type="float" office:value="2598" calcext:value-type="float">
            <text:p>2598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2415" calcext:value-type="float">
            <text:p>2415</text:p>
          </table:table-cell>
          <table:table-cell office:value-type="float" office:value="3599" calcext:value-type="float">
            <text:p>3599</text:p>
          </table:table-cell>
          <table:table-cell office:value-type="float" office:value="8567" calcext:value-type="float">
            <text:p>8567</text:p>
          </table:table-cell>
          <table:table-cell office:value-type="float" office:value="3489" calcext:value-type="float">
            <text:p>3489</text:p>
          </table:table-cell>
          <table:table-cell office:value-type="float" office:value="8043" calcext:value-type="float">
            <text:p>8043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2838" calcext:value-type="float">
            <text:p>2838</text:p>
          </table:table-cell>
          <table:table-cell office:value-type="float" office:value="4672" calcext:value-type="float">
            <text:p>4672</text:p>
          </table:table-cell>
          <table:table-cell office:value-type="float" office:value="10478" calcext:value-type="float">
            <text:p>10478</text:p>
          </table:table-cell>
          <table:table-cell office:value-type="float" office:value="4489" calcext:value-type="float">
            <text:p>4489</text:p>
          </table:table-cell>
          <table:table-cell office:value-type="float" office:value="9238" calcext:value-type="float">
            <text:p>9238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3287" calcext:value-type="float">
            <text:p>3287</text:p>
          </table:table-cell>
          <table:table-cell office:value-type="float" office:value="5767" calcext:value-type="float">
            <text:p>5767</text:p>
          </table:table-cell>
          <table:table-cell office:value-type="float" office:value="12409" calcext:value-type="float">
            <text:p>12409</text:p>
          </table:table-cell>
          <table:table-cell office:value-type="float" office:value="5514" calcext:value-type="float">
            <text:p>5514</text:p>
          </table:table-cell>
          <table:table-cell office:value-type="float" office:value="10469" calcext:value-type="float">
            <text:p>10469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3754" calcext:value-type="float">
            <text:p>3754</text:p>
          </table:table-cell>
          <table:table-cell office:value-type="float" office:value="6922" calcext:value-type="float">
            <text:p>6922</text:p>
          </table:table-cell>
          <table:table-cell office:value-type="float" office:value="14364" calcext:value-type="float">
            <text:p>14364</text:p>
          </table:table-cell>
          <table:table-cell office:value-type="float" office:value="6589" calcext:value-type="float">
            <text:p>6589</text:p>
          </table:table-cell>
          <table:table-cell office:value-type="float" office:value="11729" calcext:value-type="float">
            <text:p>11729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4282" calcext:value-type="float">
            <text:p>4282</text:p>
          </table:table-cell>
          <table:table-cell office:value-type="float" office:value="8105" calcext:value-type="float">
            <text:p>8105</text:p>
          </table:table-cell>
          <table:table-cell office:value-type="float" office:value="16340" calcext:value-type="float">
            <text:p>16340</text:p>
          </table:table-cell>
          <table:table-cell office:value-type="float" office:value="7687" calcext:value-type="float">
            <text:p>7687</text:p>
          </table:table-cell>
          <table:table-cell office:value-type="float" office:value="13016" calcext:value-type="float">
            <text:p>13016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float" office:value="4837" calcext:value-type="float">
            <text:p>4837</text:p>
          </table:table-cell>
          <table:table-cell office:value-type="float" office:value="9317" calcext:value-type="float">
            <text:p>9317</text:p>
          </table:table-cell>
          <table:table-cell office:value-type="float" office:value="18346" calcext:value-type="float">
            <text:p>18346</text:p>
          </table:table-cell>
          <table:table-cell office:value-type="float" office:value="8889" calcext:value-type="float">
            <text:p>8889</text:p>
          </table:table-cell>
          <table:table-cell office:value-type="float" office:value="14366" calcext:value-type="float">
            <text:p>14366</text:p>
          </table:table-cell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float" office:value="5422" calcext:value-type="float">
            <text:p>5422</text:p>
          </table:table-cell>
          <table:table-cell office:value-type="float" office:value="10563" calcext:value-type="float">
            <text:p>10563</text:p>
          </table:table-cell>
          <table:table-cell office:value-type="float" office:value="20385" calcext:value-type="float">
            <text:p>20385</text:p>
          </table:table-cell>
          <table:table-cell office:value-type="float" office:value="10159" calcext:value-type="float">
            <text:p>10159</text:p>
          </table:table-cell>
          <table:table-cell office:value-type="float" office:value="15783" calcext:value-type="float">
            <text:p>15783</text:p>
          </table:table-cell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float" office:value="6033" calcext:value-type="float">
            <text:p>6033</text:p>
          </table:table-cell>
          <table:table-cell office:value-type="float" office:value="11865" calcext:value-type="float">
            <text:p>11865</text:p>
          </table:table-cell>
          <table:table-cell office:value-type="float" office:value="22446" calcext:value-type="float">
            <text:p>22446</text:p>
          </table:table-cell>
          <table:table-cell office:value-type="float" office:value="11540" calcext:value-type="float">
            <text:p>11540</text:p>
          </table:table-cell>
          <table:table-cell office:value-type="float" office:value="17249" calcext:value-type="float">
            <text:p>17249</text:p>
          </table:table-cell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float" office:value="6670" calcext:value-type="float">
            <text:p>6670</text:p>
          </table:table-cell>
          <table:table-cell office:value-type="float" office:value="13333" calcext:value-type="float">
            <text:p>13333</text:p>
          </table:table-cell>
          <table:table-cell office:value-type="float" office:value="24529" calcext:value-type="float">
            <text:p>24529</text:p>
          </table:table-cell>
          <table:table-cell office:value-type="float" office:value="13013" calcext:value-type="float">
            <text:p>13013</text:p>
          </table:table-cell>
          <table:table-cell office:value-type="float" office:value="18743" calcext:value-type="float">
            <text:p>18743</text:p>
          </table:table-cell>
        </table:table-row>
        <table:table-row table:style-name="ro1">
          <table:table-cell office:value-type="float" office:value="10945" calcext:value-type="float">
            <text:p>10945</text:p>
          </table:table-cell>
          <table:table-cell office:value-type="float" office:value="7348" calcext:value-type="float">
            <text:p>7348</text:p>
          </table:table-cell>
          <table:table-cell office:value-type="float" office:value="14892" calcext:value-type="float">
            <text:p>14892</text:p>
          </table:table-cell>
          <table:table-cell office:value-type="float" office:value="26634" calcext:value-type="float">
            <text:p>26634</text:p>
          </table:table-cell>
          <table:table-cell office:value-type="float" office:value="14515" calcext:value-type="float">
            <text:p>14515</text:p>
          </table:table-cell>
          <table:table-cell office:value-type="float" office:value="20268" calcext:value-type="float">
            <text:p>20268</text:p>
          </table:table-cell>
        </table:table-row>
        <table:table-row table:style-name="ro1">
          <table:table-cell office:value-type="float" office:value="11823" calcext:value-type="float">
            <text:p>11823</text:p>
          </table:table-cell>
          <table:table-cell office:value-type="float" office:value="8103" calcext:value-type="float">
            <text:p>8103</text:p>
          </table:table-cell>
          <table:table-cell office:value-type="float" office:value="16488" calcext:value-type="float">
            <text:p>16488</text:p>
          </table:table-cell>
          <table:table-cell office:value-type="float" office:value="28766" calcext:value-type="float">
            <text:p>28766</text:p>
          </table:table-cell>
          <table:table-cell office:value-type="float" office:value="16067" calcext:value-type="float">
            <text:p>16067</text:p>
          </table:table-cell>
          <table:table-cell office:value-type="float" office:value="21842" calcext:value-type="float">
            <text:p>21842</text:p>
          </table:table-cell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float" office:value="8882" calcext:value-type="float">
            <text:p>8882</text:p>
          </table:table-cell>
          <table:table-cell office:value-type="float" office:value="18371" calcext:value-type="float">
            <text:p>18371</text:p>
          </table:table-cell>
          <table:table-cell office:value-type="float" office:value="30920" calcext:value-type="float">
            <text:p>30920</text:p>
          </table:table-cell>
          <table:table-cell office:value-type="float" office:value="17641" calcext:value-type="float">
            <text:p>17641</text:p>
          </table:table-cell>
          <table:table-cell office:value-type="float" office:value="23451" calcext:value-type="float">
            <text:p>23451</text:p>
          </table:table-cell>
        </table:table-row>
        <table:table-row table:style-name="ro1">
          <table:table-cell office:value-type="float" office:value="13649" calcext:value-type="float">
            <text:p>13649</text:p>
          </table:table-cell>
          <table:table-cell office:value-type="float" office:value="10344" calcext:value-type="float">
            <text:p>10344</text:p>
          </table:table-cell>
          <table:table-cell office:value-type="float" office:value="20382" calcext:value-type="float">
            <text:p>20382</text:p>
          </table:table-cell>
          <table:table-cell office:value-type="float" office:value="33100" calcext:value-type="float">
            <text:p>33100</text:p>
          </table:table-cell>
          <table:table-cell office:value-type="float" office:value="19246" calcext:value-type="float">
            <text:p>19246</text:p>
          </table:table-cell>
          <table:table-cell office:value-type="float" office:value="25139" calcext:value-type="float">
            <text:p>25139</text:p>
          </table:table-cell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float" office:value="11859" calcext:value-type="float">
            <text:p>11859</text:p>
          </table:table-cell>
          <table:table-cell office:value-type="float" office:value="22422" calcext:value-type="float">
            <text:p>22422</text:p>
          </table:table-cell>
          <table:table-cell office:value-type="float" office:value="35329" calcext:value-type="float">
            <text:p>35329</text:p>
          </table:table-cell>
          <table:table-cell office:value-type="float" office:value="20902" calcext:value-type="float">
            <text:p>20902</text:p>
          </table:table-cell>
          <table:table-cell office:value-type="float" office:value="26852" calcext:value-type="float">
            <text:p>26852</text:p>
          </table:table-cell>
        </table:table-row>
        <table:table-row table:style-name="ro1">
          <table:table-cell office:value-type="float" office:value="15649" calcext:value-type="float">
            <text:p>15649</text:p>
          </table:table-cell>
          <table:table-cell office:value-type="float" office:value="13396" calcext:value-type="float">
            <text:p>13396</text:p>
          </table:table-cell>
          <table:table-cell office:value-type="float" office:value="24494" calcext:value-type="float">
            <text:p>24494</text:p>
          </table:table-cell>
          <table:table-cell office:value-type="float" office:value="37606" calcext:value-type="float">
            <text:p>37606</text:p>
          </table:table-cell>
          <table:table-cell office:value-type="float" office:value="22585" calcext:value-type="float">
            <text:p>22585</text:p>
          </table:table-cell>
          <table:table-cell office:value-type="float" office:value="28594" calcext:value-type="float">
            <text:p>28594</text:p>
          </table:table-cell>
        </table:table-row>
        <table:table-row table:style-name="ro1">
          <table:table-cell office:value-type="float" office:value="16694" calcext:value-type="float">
            <text:p>16694</text:p>
          </table:table-cell>
          <table:table-cell office:value-type="float" office:value="14988" calcext:value-type="float">
            <text:p>14988</text:p>
          </table:table-cell>
          <table:table-cell office:value-type="float" office:value="26602" calcext:value-type="float">
            <text:p>26602</text:p>
          </table:table-cell>
          <table:table-cell office:value-type="float" office:value="39906" calcext:value-type="float">
            <text:p>39906</text:p>
          </table:table-cell>
          <table:table-cell office:value-type="float" office:value="24323" calcext:value-type="float">
            <text:p>24323</text:p>
          </table:table-cell>
          <table:table-cell office:value-type="float" office:value="30361" calcext:value-type="float">
            <text:p>30361</text:p>
          </table:table-cell>
        </table:table-row>
        <table:table-row table:style-name="ro1">
          <table:table-cell office:value-type="float" office:value="17765" calcext:value-type="float">
            <text:p>17765</text:p>
          </table:table-cell>
          <table:table-cell office:value-type="float" office:value="16627" calcext:value-type="float">
            <text:p>16627</text:p>
          </table:table-cell>
          <table:table-cell office:value-type="float" office:value="28762" calcext:value-type="float">
            <text:p>28762</text:p>
          </table:table-cell>
          <table:table-cell office:value-type="float" office:value="42232" calcext:value-type="float">
            <text:p>42232</text:p>
          </table:table-cell>
          <table:table-cell office:value-type="float" office:value="27126" calcext:value-type="float">
            <text:p>27126</text:p>
          </table:table-cell>
          <table:table-cell office:value-type="float" office:value="32163" calcext:value-type="float">
            <text:p>32163</text:p>
          </table:table-cell>
        </table:table-row>
        <table:table-row table:style-name="ro1">
          <table:table-cell office:value-type="float" office:value="18859" calcext:value-type="float">
            <text:p>18859</text:p>
          </table:table-cell>
          <table:table-cell office:value-type="float" office:value="18312" calcext:value-type="float">
            <text:p>18312</text:p>
          </table:table-cell>
          <table:table-cell office:value-type="float" office:value="31046" calcext:value-type="float">
            <text:p>31046</text:p>
          </table:table-cell>
          <table:table-cell office:value-type="float" office:value="44599" calcext:value-type="float">
            <text:p>44599</text:p>
          </table:table-cell>
          <table:table-cell office:value-type="float" office:value="29976" calcext:value-type="float">
            <text:p>29976</text:p>
          </table:table-cell>
          <table:table-cell office:value-type="float" office:value="33997" calcext:value-type="float">
            <text:p>33997</text:p>
          </table:table-cell>
        </table:table-row>
        <table:table-row table:style-name="ro1">
          <table:table-cell office:value-type="float" office:value="19997" calcext:value-type="float">
            <text:p>19997</text:p>
          </table:table-cell>
          <table:table-cell office:value-type="float" office:value="20065" calcext:value-type="float">
            <text:p>20065</text:p>
          </table:table-cell>
          <table:table-cell office:value-type="float" office:value="33457" calcext:value-type="float">
            <text:p>33457</text:p>
          </table:table-cell>
          <table:table-cell office:value-type="float" office:value="47048" calcext:value-type="float">
            <text:p>47048</text:p>
          </table:table-cell>
          <table:table-cell office:value-type="float" office:value="32845" calcext:value-type="float">
            <text:p>32845</text:p>
          </table:table-cell>
          <table:table-cell office:value-type="float" office:value="35855" calcext:value-type="float">
            <text:p>35855</text:p>
          </table:table-cell>
        </table:table-row>
        <table:table-row table:style-name="ro1">
          <table:table-cell office:value-type="float" office:value="21208" calcext:value-type="float">
            <text:p>21208</text:p>
          </table:table-cell>
          <table:table-cell office:value-type="float" office:value="21984" calcext:value-type="float">
            <text:p>21984</text:p>
          </table:table-cell>
          <table:table-cell office:value-type="float" office:value="35918" calcext:value-type="float">
            <text:p>35918</text:p>
          </table:table-cell>
          <table:table-cell office:value-type="float" office:value="49535" calcext:value-type="float">
            <text:p>49535</text:p>
          </table:table-cell>
          <table:table-cell office:value-type="float" office:value="35734" calcext:value-type="float">
            <text:p>35734</text:p>
          </table:table-cell>
          <table:table-cell office:value-type="float" office:value="37747" calcext:value-type="float">
            <text:p>37747</text:p>
          </table:table-cell>
        </table:table-row>
        <table:table-row table:style-name="ro1">
          <table:table-cell office:value-type="float" office:value="22445" calcext:value-type="float">
            <text:p>22445</text:p>
          </table:table-cell>
          <table:table-cell office:value-type="float" office:value="23994" calcext:value-type="float">
            <text:p>23994</text:p>
          </table:table-cell>
          <table:table-cell office:value-type="float" office:value="38437" calcext:value-type="float">
            <text:p>38437</text:p>
          </table:table-cell>
          <table:table-cell office:value-type="float" office:value="52069" calcext:value-type="float">
            <text:p>52069</text:p>
          </table:table-cell>
          <table:table-cell office:value-type="float" office:value="38643" calcext:value-type="float">
            <text:p>38643</text:p>
          </table:table-cell>
          <table:table-cell office:value-type="float" office:value="39665" calcext:value-type="float">
            <text:p>39665</text:p>
          </table:table-cell>
        </table:table-row>
        <table:table-row table:style-name="ro1">
          <table:table-cell office:value-type="float" office:value="23858" calcext:value-type="float">
            <text:p>23858</text:p>
          </table:table-cell>
          <table:table-cell office:value-type="float" office:value="26112" calcext:value-type="float">
            <text:p>26112</text:p>
          </table:table-cell>
          <table:table-cell office:value-type="float" office:value="40988" calcext:value-type="float">
            <text:p>40988</text:p>
          </table:table-cell>
          <table:table-cell office:value-type="float" office:value="54632" calcext:value-type="float">
            <text:p>54632</text:p>
          </table:table-cell>
          <table:table-cell office:value-type="float" office:value="41571" calcext:value-type="float">
            <text:p>41571</text:p>
          </table:table-cell>
          <table:table-cell office:value-type="float" office:value="41603" calcext:value-type="float">
            <text:p>41603</text:p>
          </table:table-cell>
        </table:table-row>
        <table:table-row table:style-name="ro1">
          <table:table-cell office:value-type="float" office:value="25777" calcext:value-type="float">
            <text:p>25777</text:p>
          </table:table-cell>
          <table:table-cell office:value-type="float" office:value="28454" calcext:value-type="float">
            <text:p>28454</text:p>
          </table:table-cell>
          <table:table-cell office:value-type="float" office:value="43569" calcext:value-type="float">
            <text:p>43569</text:p>
          </table:table-cell>
          <table:table-cell office:value-type="float" office:value="57244" calcext:value-type="float">
            <text:p>57244</text:p>
          </table:table-cell>
          <table:table-cell office:value-type="float" office:value="44519" calcext:value-type="float">
            <text:p>44519</text:p>
          </table:table-cell>
          <table:table-cell office:value-type="float" office:value="43562" calcext:value-type="float">
            <text:p>43562</text:p>
          </table:table-cell>
        </table:table-row>
        <table:table-row table:style-name="ro1">
          <table:table-cell office:value-type="float" office:value="28797" calcext:value-type="float">
            <text:p>28797</text:p>
          </table:table-cell>
          <table:table-cell office:value-type="float" office:value="30892" calcext:value-type="float">
            <text:p>30892</text:p>
          </table:table-cell>
          <table:table-cell office:value-type="float" office:value="46173" calcext:value-type="float">
            <text:p>46173</text:p>
          </table:table-cell>
          <table:table-cell office:value-type="float" office:value="59898" calcext:value-type="float">
            <text:p>59898</text:p>
          </table:table-cell>
          <table:table-cell office:value-type="float" office:value="47486" calcext:value-type="float">
            <text:p>47486</text:p>
          </table:table-cell>
          <table:table-cell office:value-type="float" office:value="45544" calcext:value-type="float">
            <text:p>45544</text:p>
          </table:table-cell>
        </table:table-row>
        <table:table-row table:style-name="ro1">
          <table:table-cell office:value-type="float" office:value="31861" calcext:value-type="float">
            <text:p>31861</text:p>
          </table:table-cell>
          <table:table-cell office:value-type="float" office:value="33357" calcext:value-type="float">
            <text:p>33357</text:p>
          </table:table-cell>
          <table:table-cell office:value-type="float" office:value="48806" calcext:value-type="float">
            <text:p>48806</text:p>
          </table:table-cell>
          <table:table-cell office:value-type="float" office:value="62589" calcext:value-type="float">
            <text:p>62589</text:p>
          </table:table-cell>
          <table:table-cell office:value-type="float" office:value="50474" calcext:value-type="float">
            <text:p>50474</text:p>
          </table:table-cell>
          <table:table-cell office:value-type="float" office:value="47549" calcext:value-type="float">
            <text:p>47549</text:p>
          </table:table-cell>
        </table:table-row>
        <table:table-row table:style-name="ro1">
          <table:table-cell office:value-type="float" office:value="34981" calcext:value-type="float">
            <text:p>34981</text:p>
          </table:table-cell>
          <table:table-cell office:value-type="float" office:value="35871" calcext:value-type="float">
            <text:p>35871</text:p>
          </table:table-cell>
          <table:table-cell office:value-type="float" office:value="51469" calcext:value-type="float">
            <text:p>51469</text:p>
          </table:table-cell>
          <table:table-cell office:value-type="float" office:value="65305" calcext:value-type="float">
            <text:p>65305</text:p>
          </table:table-cell>
          <table:table-cell office:value-type="float" office:value="53481" calcext:value-type="float">
            <text:p>53481</text:p>
          </table:table-cell>
          <table:table-cell office:value-type="float" office:value="49581" calcext:value-type="float">
            <text:p>49581</text:p>
          </table:table-cell>
        </table:table-row>
        <table:table-row table:style-name="ro1">
          <table:table-cell office:value-type="float" office:value="38166" calcext:value-type="float">
            <text:p>38166</text:p>
          </table:table-cell>
          <table:table-cell office:value-type="float" office:value="38421" calcext:value-type="float">
            <text:p>38421</text:p>
          </table:table-cell>
          <table:table-cell office:value-type="float" office:value="54173" calcext:value-type="float">
            <text:p>54173</text:p>
          </table:table-cell>
          <table:table-cell office:value-type="float" office:value="68044" calcext:value-type="float">
            <text:p>68044</text:p>
          </table:table-cell>
          <table:table-cell office:value-type="float" office:value="56509" calcext:value-type="float">
            <text:p>56509</text:p>
          </table:table-cell>
          <table:table-cell office:value-type="float" office:value="51632" calcext:value-type="float">
            <text:p>51632</text:p>
          </table:table-cell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float" office:value="41011" calcext:value-type="float">
            <text:p>41011</text:p>
          </table:table-cell>
          <table:table-cell office:value-type="float" office:value="56918" calcext:value-type="float">
            <text:p>56918</text:p>
          </table:table-cell>
          <table:table-cell office:value-type="float" office:value="70806" calcext:value-type="float">
            <text:p>70806</text:p>
          </table:table-cell>
          <table:table-cell office:value-type="float" office:value="59557" calcext:value-type="float">
            <text:p>59557</text:p>
          </table:table-cell>
          <table:table-cell office:value-type="float" office:value="53706" calcext:value-type="float">
            <text:p>53706</text:p>
          </table:table-cell>
        </table:table-row>
        <table:table-row table:style-name="ro1">
          <table:table-cell office:value-type="float" office:value="44741" calcext:value-type="float">
            <text:p>44741</text:p>
          </table:table-cell>
          <table:table-cell office:value-type="float" office:value="43663" calcext:value-type="float">
            <text:p>43663</text:p>
          </table:table-cell>
          <table:table-cell office:value-type="float" office:value="59701" calcext:value-type="float">
            <text:p>59701</text:p>
          </table:table-cell>
          <table:table-cell office:value-type="float" office:value="73590" calcext:value-type="float">
            <text:p>73590</text:p>
          </table:table-cell>
          <table:table-cell office:value-type="float" office:value="62625" calcext:value-type="float">
            <text:p>62625</text:p>
          </table:table-cell>
          <table:table-cell office:value-type="float" office:value="55804" calcext:value-type="float">
            <text:p>55804</text:p>
          </table:table-cell>
        </table:table-row>
        <table:table-row table:style-name="ro1">
          <table:table-cell office:value-type="float" office:value="48130" calcext:value-type="float">
            <text:p>48130</text:p>
          </table:table-cell>
          <table:table-cell office:value-type="float" office:value="46355" calcext:value-type="float">
            <text:p>46355</text:p>
          </table:table-cell>
          <table:table-cell office:value-type="float" office:value="62515" calcext:value-type="float">
            <text:p>62515</text:p>
          </table:table-cell>
          <table:table-cell office:value-type="float" office:value="76394" calcext:value-type="float">
            <text:p>76394</text:p>
          </table:table-cell>
          <table:table-cell office:value-type="float" office:value="65713" calcext:value-type="float">
            <text:p>65713</text:p>
          </table:table-cell>
          <table:table-cell office:value-type="float" office:value="57922" calcext:value-type="float">
            <text:p>57922</text:p>
          </table:table-cell>
        </table:table-row>
        <table:table-row table:style-name="ro1">
          <table:table-cell office:value-type="float" office:value="51552" calcext:value-type="float">
            <text:p>51552</text:p>
          </table:table-cell>
          <table:table-cell office:value-type="float" office:value="49165" calcext:value-type="float">
            <text:p>49165</text:p>
          </table:table-cell>
          <table:table-cell office:value-type="float" office:value="65434" calcext:value-type="float">
            <text:p>65434</text:p>
          </table:table-cell>
          <table:table-cell office:value-type="float" office:value="79223" calcext:value-type="float">
            <text:p>79223</text:p>
          </table:table-cell>
          <table:table-cell office:value-type="float" office:value="68821" calcext:value-type="float">
            <text:p>68821</text:p>
          </table:table-cell>
          <table:table-cell office:value-type="float" office:value="60061" calcext:value-type="float">
            <text:p>60061</text:p>
          </table:table-cell>
        </table:table-row>
        <table:table-row table:style-name="ro1">
          <table:table-cell office:value-type="float" office:value="55008" calcext:value-type="float">
            <text:p>55008</text:p>
          </table:table-cell>
          <table:table-cell office:value-type="float" office:value="52077" calcext:value-type="float">
            <text:p>52077</text:p>
          </table:table-cell>
          <table:table-cell office:value-type="float" office:value="68437" calcext:value-type="float">
            <text:p>68437</text:p>
          </table:table-cell>
          <table:table-cell office:value-type="float" office:value="82075" calcext:value-type="float">
            <text:p>82075</text:p>
          </table:table-cell>
          <table:table-cell office:value-type="float" office:value="71997" calcext:value-type="float">
            <text:p>71997</text:p>
          </table:table-cell>
          <table:table-cell office:value-type="float" office:value="62224" calcext:value-type="float">
            <text:p>62224</text:p>
          </table:table-cell>
        </table:table-row>
        <table:table-row table:style-name="ro1">
          <table:table-cell office:value-type="float" office:value="58503" calcext:value-type="float">
            <text:p>58503</text:p>
          </table:table-cell>
          <table:table-cell office:value-type="float" office:value="56054" calcext:value-type="float">
            <text:p>56054</text:p>
          </table:table-cell>
          <table:table-cell office:value-type="float" office:value="71465" calcext:value-type="float">
            <text:p>71465</text:p>
          </table:table-cell>
          <table:table-cell office:value-type="float" office:value="84950" calcext:value-type="float">
            <text:p>84950</text:p>
          </table:table-cell>
          <table:table-cell office:value-type="float" office:value="75196" calcext:value-type="float">
            <text:p>75196</text:p>
          </table:table-cell>
          <table:table-cell office:value-type="float" office:value="64418" calcext:value-type="float">
            <text:p>64418</text:p>
          </table:table-cell>
        </table:table-row>
        <table:table-row table:style-name="ro1">
          <table:table-cell office:value-type="float" office:value="62028" calcext:value-type="float">
            <text:p>62028</text:p>
          </table:table-cell>
          <table:table-cell office:value-type="float" office:value="60127" calcext:value-type="float">
            <text:p>60127</text:p>
          </table:table-cell>
          <table:table-cell office:value-type="float" office:value="74518" calcext:value-type="float">
            <text:p>74518</text:p>
          </table:table-cell>
          <table:table-cell office:value-type="float" office:value="87853" calcext:value-type="float">
            <text:p>87853</text:p>
          </table:table-cell>
          <table:table-cell office:value-type="float" office:value="78415" calcext:value-type="float">
            <text:p>78415</text:p>
          </table:table-cell>
          <table:table-cell office:value-type="float" office:value="66717" calcext:value-type="float">
            <text:p>66717</text:p>
          </table:table-cell>
        </table:table-row>
        <table:table-row table:style-name="ro1">
          <table:table-cell office:value-type="float" office:value="65582" calcext:value-type="float">
            <text:p>65582</text:p>
          </table:table-cell>
          <table:table-cell office:value-type="float" office:value="64231" calcext:value-type="float">
            <text:p>64231</text:p>
          </table:table-cell>
          <table:table-cell office:value-type="float" office:value="77601" calcext:value-type="float">
            <text:p>77601</text:p>
          </table:table-cell>
          <table:table-cell office:value-type="float" office:value="90778" calcext:value-type="float">
            <text:p>90778</text:p>
          </table:table-cell>
          <table:table-cell office:value-type="float" office:value="81655" calcext:value-type="float">
            <text:p>81655</text:p>
          </table:table-cell>
          <table:table-cell office:value-type="float" office:value="69036" calcext:value-type="float">
            <text:p>69036</text:p>
          </table:table-cell>
        </table:table-row>
        <table:table-row table:style-name="ro1">
          <table:table-cell office:value-type="float" office:value="69179" calcext:value-type="float">
            <text:p>69179</text:p>
          </table:table-cell>
          <table:table-cell office:value-type="float" office:value="68359" calcext:value-type="float">
            <text:p>68359</text:p>
          </table:table-cell>
          <table:table-cell office:value-type="float" office:value="80714" calcext:value-type="float">
            <text:p>80714</text:p>
          </table:table-cell>
          <table:table-cell office:value-type="float" office:value="93733" calcext:value-type="float">
            <text:p>93733</text:p>
          </table:table-cell>
          <table:table-cell office:value-type="float" office:value="84916" calcext:value-type="float">
            <text:p>84916</text:p>
          </table:table-cell>
          <table:table-cell office:value-type="float" office:value="71379" calcext:value-type="float">
            <text:p>71379</text:p>
          </table:table-cell>
        </table:table-row>
        <table:table-row table:style-name="ro1">
          <table:table-cell office:value-type="float" office:value="72832" calcext:value-type="float">
            <text:p>72832</text:p>
          </table:table-cell>
          <table:table-cell office:value-type="float" office:value="72511" calcext:value-type="float">
            <text:p>72511</text:p>
          </table:table-cell>
          <table:table-cell office:value-type="float" office:value="83880" calcext:value-type="float">
            <text:p>83880</text:p>
          </table:table-cell>
          <table:table-cell office:value-type="float" office:value="96729" calcext:value-type="float">
            <text:p>96729</text:p>
          </table:table-cell>
          <table:table-cell office:value-type="float" office:value="88197" calcext:value-type="float">
            <text:p>88197</text:p>
          </table:table-cell>
          <table:table-cell office:value-type="float" office:value="73748" calcext:value-type="float">
            <text:p>73748</text:p>
          </table:table-cell>
        </table:table-row>
        <table:table-row table:style-name="ro1">
          <table:table-cell office:value-type="float" office:value="76520" calcext:value-type="float">
            <text:p>76520</text:p>
          </table:table-cell>
          <table:table-cell office:value-type="float" office:value="76685" calcext:value-type="float">
            <text:p>76685</text:p>
          </table:table-cell>
          <table:table-cell office:value-type="float" office:value="87082" calcext:value-type="float">
            <text:p>87082</text:p>
          </table:table-cell>
          <table:table-cell office:value-type="float" office:value="99758" calcext:value-type="float">
            <text:p>99758</text:p>
          </table:table-cell>
          <table:table-cell office:value-type="float" office:value="91500" calcext:value-type="float">
            <text:p>91500</text:p>
          </table:table-cell>
          <table:table-cell office:value-type="float" office:value="76145" calcext:value-type="float">
            <text:p>76145</text:p>
          </table:table-cell>
        </table:table-row>
        <table:table-row table:style-name="ro1">
          <table:table-cell office:value-type="float" office:value="80340" calcext:value-type="float">
            <text:p>80340</text:p>
          </table:table-cell>
          <table:table-cell office:value-type="float" office:value="80974" calcext:value-type="float">
            <text:p>80974</text:p>
          </table:table-cell>
          <table:table-cell office:value-type="float" office:value="90316" calcext:value-type="float">
            <text:p>90316</text:p>
          </table:table-cell>
          <table:table-cell office:value-type="float" office:value="102820" calcext:value-type="float">
            <text:p>102820</text:p>
          </table:table-cell>
          <table:table-cell office:value-type="float" office:value="94823" calcext:value-type="float">
            <text:p>94823</text:p>
          </table:table-cell>
          <table:table-cell office:value-type="float" office:value="78564" calcext:value-type="float">
            <text:p>785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1:56:43.423276414</meta:creation-date>
    <dc:date>2017-10-25T22:00:47.378256591</dc:date>
    <meta:editing-duration>PT4M4S</meta:editing-duration>
    <meta:editing-cycles>1</meta:editing-cycles>
    <meta:document-statistic meta:table-count="3" meta:cell-count="867" meta:object-count="4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71cm" svg:height="13.362cm" xlink:href=".." xlink:type="simple" chart:class="chart:line" chart:style-name="ch1">
        <chart:title svg:x="13.533cm" svg:y="0.403cm" chart:style-name="ch2">
          <text:p>Centralized File Distribution</text:p>
        </chart:title>
        <chart:legend chart:legend-position="end" svg:x="30.361cm" svg:y="5.386cm" style:legend-expansion="high" chart:style-name="ch3"/>
        <chart:plot-area chart:style-name="ch4" table:cell-range-address="cs.A1:cs.E51" chart:data-source-has-labels="row" svg:x="1.665cm" svg:y="1.449cm" svg:width="28.042cm" svg:height="10.665cm">
          <chartooo:coordinate-region svg:x="2.842cm" svg:y="1.649cm" svg:width="26.678cm" svg:height="9.818cm"/>
          <chart:axis chart:dimension="x" chart:name="primary-x" chart:style-name="ch5">
            <chart:title svg:x="14.822cm" svg:y="12.381cm" chart:style-name="ch6">
              <text:p>RFC Count</text:p>
            </chart:title>
          </chart:axis>
          <chart:axis chart:dimension="y" chart:name="primary-y" chart:style-name="ch5">
            <chart:title svg:x="0.451cm" svg:y="9.074cm" chart:style-name="ch7">
              <text:p>Cumulative Time (milliseconds)</text:p>
            </chart:title>
            <chart:grid chart:style-name="ch8" chart:class="major"/>
          </chart:axis>
          <chart:series chart:style-name="ch9" chart:values-cell-range-address="cs.A2:cs.A51" chart:label-cell-address="cs.A1:cs.A1" chart:class="chart:line">
            <chart:data-point chart:repeated="50"/>
          </chart:series>
          <chart:series chart:style-name="ch10" chart:values-cell-range-address="cs.B2:cs.B51" chart:label-cell-address="cs.B1:cs.B1" chart:class="chart:line">
            <chart:data-point chart:repeated="50"/>
          </chart:series>
          <chart:series chart:style-name="ch11" chart:values-cell-range-address="cs.C2:cs.C51" chart:label-cell-address="cs.C1:cs.C1" chart:class="chart:line">
            <chart:data-point chart:repeated="50"/>
          </chart:series>
          <chart:series chart:style-name="ch12" chart:values-cell-range-address="cs.D2:cs.D51" chart:label-cell-address="cs.D1:cs.D1" chart:class="chart:line">
            <chart:data-point chart:repeated="50"/>
          </chart:series>
          <chart:series chart:style-name="ch13" chart:values-cell-range-address="cs.E2:cs.E51" chart:label-cell-address="cs.E1:cs.E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er 2</text:p>
                <draw:g>
                  <svg:desc>cs.A1:cs.A1</svg:desc>
                </draw:g>
              </table:table-cell>
              <table:table-cell office:value-type="string">
                <text:p>Peer 3</text:p>
                <draw:g>
                  <svg:desc>cs.B1:cs.B1</svg:desc>
                </draw:g>
              </table:table-cell>
              <table:table-cell office:value-type="string">
                <text:p>Peer 4</text:p>
                <draw:g>
                  <svg:desc>cs.C1:cs.C1</svg:desc>
                </draw:g>
              </table:table-cell>
              <table:table-cell office:value-type="string">
                <text:p>Peer 5</text:p>
                <draw:g>
                  <svg:desc>cs.D1:cs.D1</svg:desc>
                </draw:g>
              </table:table-cell>
              <table:table-cell office:value-type="string">
                <text:p>Peer 6</text:p>
                <draw:g>
                  <svg:desc>cs.E1:c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">
                <text:p>61</text:p>
                <draw:g>
                  <svg:desc>cs.A2:cs.A51</svg:desc>
                </draw:g>
              </table:table-cell>
              <table:table-cell office:value-type="float" office:value="66">
                <text:p>66</text:p>
                <draw:g>
                  <svg:desc>cs.B2:cs.B51</svg:desc>
                </draw:g>
              </table:table-cell>
              <table:table-cell office:value-type="float" office:value="62">
                <text:p>62</text:p>
                <draw:g>
                  <svg:desc>cs.C2:cs.C51</svg:desc>
                </draw:g>
              </table:table-cell>
              <table:table-cell office:value-type="float" office:value="157">
                <text:p>157</text:p>
                <draw:g>
                  <svg:desc>cs.D2:cs.D51</svg:desc>
                </draw:g>
              </table:table-cell>
              <table:table-cell office:value-type="float" office:value="173">
                <text:p>173</text:p>
                <draw:g>
                  <svg:desc>cs.E2:cs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151">
                <text:p>151</text:p>
              </table:table-cell>
              <table:table-cell office:value-type="float" office:value="217">
                <text:p>217</text:p>
              </table:table-cell>
              <table:table-cell office:value-type="float" office:value="355">
                <text:p>35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7">
                <text:p>237</text:p>
              </table:table-cell>
              <table:table-cell office:value-type="float" office:value="274">
                <text:p>274</text:p>
              </table:table-cell>
              <table:table-cell office:value-type="float" office:value="390">
                <text:p>390</text:p>
              </table:table-cell>
              <table:table-cell office:value-type="float" office:value="586">
                <text:p>58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">
                <text:p>351</text:p>
              </table:table-cell>
              <table:table-cell office:value-type="float" office:value="425">
                <text:p>425</text:p>
              </table:table-cell>
              <table:table-cell office:value-type="float" office:value="604">
                <text:p>604</text:p>
              </table:table-cell>
              <table:table-cell office:value-type="float" office:value="833">
                <text:p>83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2">
                <text:p>482</text:p>
              </table:table-cell>
              <table:table-cell office:value-type="float" office:value="597">
                <text:p>597</text:p>
              </table:table-cell>
              <table:table-cell office:value-type="float" office:value="850">
                <text:p>850</text:p>
              </table:table-cell>
              <table:table-cell office:value-type="float" office:value="1097">
                <text:p>1097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8">
                <text:p>648</text:p>
              </table:table-cell>
              <table:table-cell office:value-type="float" office:value="786">
                <text:p>786</text:p>
              </table:table-cell>
              <table:table-cell office:value-type="float" office:value="1115">
                <text:p>1115</text:p>
              </table:table-cell>
              <table:table-cell office:value-type="float" office:value="1378">
                <text:p>1378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">
                <text:p>847</text:p>
              </table:table-cell>
              <table:table-cell office:value-type="float" office:value="992">
                <text:p>992</text:p>
              </table:table-cell>
              <table:table-cell office:value-type="float" office:value="1474">
                <text:p>1474</text:p>
              </table:table-cell>
              <table:table-cell office:value-type="float" office:value="1675">
                <text:p>1675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5">
                <text:p>1065</text:p>
              </table:table-cell>
              <table:table-cell office:value-type="float" office:value="1216">
                <text:p>1216</text:p>
              </table:table-cell>
              <table:table-cell office:value-type="float" office:value="1902">
                <text:p>1902</text:p>
              </table:table-cell>
              <table:table-cell office:value-type="float" office:value="1988">
                <text:p>1988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6">
                <text:p>1306</text:p>
              </table:table-cell>
              <table:table-cell office:value-type="float" office:value="1457">
                <text:p>1457</text:p>
              </table:table-cell>
              <table:table-cell office:value-type="float" office:value="2376">
                <text:p>2376</text:p>
              </table:table-cell>
              <table:table-cell office:value-type="float" office:value="2338">
                <text:p>2338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4">
                <text:p>1564</text:p>
              </table:table-cell>
              <table:table-cell office:value-type="float" office:value="1715">
                <text:p>1715</text:p>
              </table:table-cell>
              <table:table-cell office:value-type="float" office:value="2976">
                <text:p>2976</text:p>
              </table:table-cell>
              <table:table-cell office:value-type="float" office:value="2708">
                <text:p>270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0">
                <text:p>1840</text:p>
              </table:table-cell>
              <table:table-cell office:value-type="float" office:value="2009">
                <text:p>2009</text:p>
              </table:table-cell>
              <table:table-cell office:value-type="float" office:value="3628">
                <text:p>3628</text:p>
              </table:table-cell>
              <table:table-cell office:value-type="float" office:value="3095">
                <text:p>3095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3">
                <text:p>2163</text:p>
              </table:table-cell>
              <table:table-cell office:value-type="float" office:value="2325">
                <text:p>2325</text:p>
              </table:table-cell>
              <table:table-cell office:value-type="float" office:value="4300">
                <text:p>4300</text:p>
              </table:table-cell>
              <table:table-cell office:value-type="float" office:value="3502">
                <text:p>3502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5">
                <text:p>2505</text:p>
              </table:table-cell>
              <table:table-cell office:value-type="float" office:value="2660">
                <text:p>2660</text:p>
              </table:table-cell>
              <table:table-cell office:value-type="float" office:value="4991">
                <text:p>4991</text:p>
              </table:table-cell>
              <table:table-cell office:value-type="float" office:value="3926">
                <text:p>3926</text:p>
              </table:table-cell>
              <table:table-cell office:value-type="float" office:value="4714">
                <text:p>4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4">
                <text:p>2864</text:p>
              </table:table-cell>
              <table:table-cell office:value-type="float" office:value="3015">
                <text:p>3015</text:p>
              </table:table-cell>
              <table:table-cell office:value-type="float" office:value="5699">
                <text:p>5699</text:p>
              </table:table-cell>
              <table:table-cell office:value-type="float" office:value="4404">
                <text:p>4404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41">
                <text:p>3241</text:p>
              </table:table-cell>
              <table:table-cell office:value-type="float" office:value="3388">
                <text:p>3388</text:p>
              </table:table-cell>
              <table:table-cell office:value-type="float" office:value="6423">
                <text:p>6423</text:p>
              </table:table-cell>
              <table:table-cell office:value-type="float" office:value="4907">
                <text:p>4907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8">
                <text:p>3638</text:p>
              </table:table-cell>
              <table:table-cell office:value-type="float" office:value="3780">
                <text:p>3780</text:p>
              </table:table-cell>
              <table:table-cell office:value-type="float" office:value="7182">
                <text:p>7182</text:p>
              </table:table-cell>
              <table:table-cell office:value-type="float" office:value="5459">
                <text:p>5459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72">
                <text:p>4072</text:p>
              </table:table-cell>
              <table:table-cell office:value-type="float" office:value="4192">
                <text:p>4192</text:p>
              </table:table-cell>
              <table:table-cell office:value-type="float" office:value="7964">
                <text:p>7964</text:p>
              </table:table-cell>
              <table:table-cell office:value-type="float" office:value="6038">
                <text:p>6038</text:p>
              </table:table-cell>
              <table:table-cell office:value-type="float" office:value="7441">
                <text:p>7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24">
                <text:p>4524</text:p>
              </table:table-cell>
              <table:table-cell office:value-type="float" office:value="4653">
                <text:p>4653</text:p>
              </table:table-cell>
              <table:table-cell office:value-type="float" office:value="8767">
                <text:p>8767</text:p>
              </table:table-cell>
              <table:table-cell office:value-type="float" office:value="6635">
                <text:p>6635</text:p>
              </table:table-cell>
              <table:table-cell office:value-type="float" office:value="8185">
                <text:p>8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94">
                <text:p>4994</text:p>
              </table:table-cell>
              <table:table-cell office:value-type="float" office:value="5137">
                <text:p>5137</text:p>
              </table:table-cell>
              <table:table-cell office:value-type="float" office:value="9596">
                <text:p>9596</text:p>
              </table:table-cell>
              <table:table-cell office:value-type="float" office:value="7254">
                <text:p>7254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82">
                <text:p>5482</text:p>
              </table:table-cell>
              <table:table-cell office:value-type="float" office:value="5648">
                <text:p>5648</text:p>
              </table:table-cell>
              <table:table-cell office:value-type="float" office:value="10445">
                <text:p>10445</text:p>
              </table:table-cell>
              <table:table-cell office:value-type="float" office:value="7913">
                <text:p>7913</text:p>
              </table:table-cell>
              <table:table-cell office:value-type="float" office:value="9761">
                <text:p>9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87">
                <text:p>5987</text:p>
              </table:table-cell>
              <table:table-cell office:value-type="float" office:value="6178">
                <text:p>6178</text:p>
              </table:table-cell>
              <table:table-cell office:value-type="float" office:value="11314">
                <text:p>11314</text:p>
              </table:table-cell>
              <table:table-cell office:value-type="float" office:value="8612">
                <text:p>8612</text:p>
              </table:table-cell>
              <table:table-cell office:value-type="float" office:value="10580">
                <text:p>105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11">
                <text:p>6511</text:p>
              </table:table-cell>
              <table:table-cell office:value-type="float" office:value="6790">
                <text:p>6790</text:p>
              </table:table-cell>
              <table:table-cell office:value-type="float" office:value="12203">
                <text:p>12203</text:p>
              </table:table-cell>
              <table:table-cell office:value-type="float" office:value="9335">
                <text:p>9335</text:p>
              </table:table-cell>
              <table:table-cell office:value-type="float" office:value="11421">
                <text:p>11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65">
                <text:p>7065</text:p>
              </table:table-cell>
              <table:table-cell office:value-type="float" office:value="7460">
                <text:p>7460</text:p>
              </table:table-cell>
              <table:table-cell office:value-type="float" office:value="13112">
                <text:p>13112</text:p>
              </table:table-cell>
              <table:table-cell office:value-type="float" office:value="10077">
                <text:p>10077</text:p>
              </table:table-cell>
              <table:table-cell office:value-type="float" office:value="12283">
                <text:p>12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41">
                <text:p>7641</text:p>
              </table:table-cell>
              <table:table-cell office:value-type="float" office:value="8159">
                <text:p>8159</text:p>
              </table:table-cell>
              <table:table-cell office:value-type="float" office:value="14066">
                <text:p>14066</text:p>
              </table:table-cell>
              <table:table-cell office:value-type="float" office:value="10848">
                <text:p>10848</text:p>
              </table:table-cell>
              <table:table-cell office:value-type="float" office:value="13163">
                <text:p>13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37">
                <text:p>8237</text:p>
              </table:table-cell>
              <table:table-cell office:value-type="float" office:value="8887">
                <text:p>8887</text:p>
              </table:table-cell>
              <table:table-cell office:value-type="float" office:value="15071">
                <text:p>15071</text:p>
              </table:table-cell>
              <table:table-cell office:value-type="float" office:value="11640">
                <text:p>11640</text:p>
              </table:table-cell>
              <table:table-cell office:value-type="float" office:value="14063">
                <text:p>14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5">
                <text:p>8855</text:p>
              </table:table-cell>
              <table:table-cell office:value-type="float" office:value="9634">
                <text:p>9634</text:p>
              </table:table-cell>
              <table:table-cell office:value-type="float" office:value="16110">
                <text:p>16110</text:p>
              </table:table-cell>
              <table:table-cell office:value-type="float" office:value="12456">
                <text:p>12456</text:p>
              </table:table-cell>
              <table:table-cell office:value-type="float" office:value="14983">
                <text:p>149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08">
                <text:p>9508</text:p>
              </table:table-cell>
              <table:table-cell office:value-type="float" office:value="10470">
                <text:p>10470</text:p>
              </table:table-cell>
              <table:table-cell office:value-type="float" office:value="17174">
                <text:p>17174</text:p>
              </table:table-cell>
              <table:table-cell office:value-type="float" office:value="13297">
                <text:p>13297</text:p>
              </table:table-cell>
              <table:table-cell office:value-type="float" office:value="15923">
                <text:p>15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88">
                <text:p>10188</text:p>
              </table:table-cell>
              <table:table-cell office:value-type="float" office:value="11375">
                <text:p>11375</text:p>
              </table:table-cell>
              <table:table-cell office:value-type="float" office:value="18262">
                <text:p>18262</text:p>
              </table:table-cell>
              <table:table-cell office:value-type="float" office:value="14159">
                <text:p>14159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89">
                <text:p>10889</text:p>
              </table:table-cell>
              <table:table-cell office:value-type="float" office:value="12327">
                <text:p>12327</text:p>
              </table:table-cell>
              <table:table-cell office:value-type="float" office:value="19378">
                <text:p>19378</text:p>
              </table:table-cell>
              <table:table-cell office:value-type="float" office:value="15149">
                <text:p>15149</text:p>
              </table:table-cell>
              <table:table-cell office:value-type="float" office:value="17926">
                <text:p>17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11">
                <text:p>11611</text:p>
              </table:table-cell>
              <table:table-cell office:value-type="float" office:value="13397">
                <text:p>13397</text:p>
              </table:table-cell>
              <table:table-cell office:value-type="float" office:value="20517">
                <text:p>20517</text:p>
              </table:table-cell>
              <table:table-cell office:value-type="float" office:value="16161">
                <text:p>16161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50">
                <text:p>12350</text:p>
              </table:table-cell>
              <table:table-cell office:value-type="float" office:value="14498">
                <text:p>14498</text:p>
              </table:table-cell>
              <table:table-cell office:value-type="float" office:value="21679">
                <text:p>21679</text:p>
              </table:table-cell>
              <table:table-cell office:value-type="float" office:value="17201">
                <text:p>17201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11">
                <text:p>13111</text:p>
              </table:table-cell>
              <table:table-cell office:value-type="float" office:value="15624">
                <text:p>15624</text:p>
              </table:table-cell>
              <table:table-cell office:value-type="float" office:value="22862">
                <text:p>22862</text:p>
              </table:table-cell>
              <table:table-cell office:value-type="float" office:value="18264">
                <text:p>18264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891">
                <text:p>13891</text:p>
              </table:table-cell>
              <table:table-cell office:value-type="float" office:value="16772">
                <text:p>16772</text:p>
              </table:table-cell>
              <table:table-cell office:value-type="float" office:value="24066">
                <text:p>24066</text:p>
              </table:table-cell>
              <table:table-cell office:value-type="float" office:value="19417">
                <text:p>19417</text:p>
              </table:table-cell>
              <table:table-cell office:value-type="float" office:value="23421">
                <text:p>23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94">
                <text:p>14694</text:p>
              </table:table-cell>
              <table:table-cell office:value-type="float" office:value="17941">
                <text:p>17941</text:p>
              </table:table-cell>
              <table:table-cell office:value-type="float" office:value="25292">
                <text:p>25292</text:p>
              </table:table-cell>
              <table:table-cell office:value-type="float" office:value="20912">
                <text:p>20912</text:p>
              </table:table-cell>
              <table:table-cell office:value-type="float" office:value="24922">
                <text:p>24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18">
                <text:p>15518</text:p>
              </table:table-cell>
              <table:table-cell office:value-type="float" office:value="19132">
                <text:p>19132</text:p>
              </table:table-cell>
              <table:table-cell office:value-type="float" office:value="26592">
                <text:p>26592</text:p>
              </table:table-cell>
              <table:table-cell office:value-type="float" office:value="22427">
                <text:p>22427</text:p>
              </table:table-cell>
              <table:table-cell office:value-type="float" office:value="26444">
                <text:p>26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365">
                <text:p>16365</text:p>
              </table:table-cell>
              <table:table-cell office:value-type="float" office:value="20345">
                <text:p>20345</text:p>
              </table:table-cell>
              <table:table-cell office:value-type="float" office:value="27931">
                <text:p>27931</text:p>
              </table:table-cell>
              <table:table-cell office:value-type="float" office:value="23970">
                <text:p>23970</text:p>
              </table:table-cell>
              <table:table-cell office:value-type="float" office:value="27985">
                <text:p>27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232">
                <text:p>17232</text:p>
              </table:table-cell>
              <table:table-cell office:value-type="float" office:value="21581">
                <text:p>21581</text:p>
              </table:table-cell>
              <table:table-cell office:value-type="float" office:value="29552">
                <text:p>29552</text:p>
              </table:table-cell>
              <table:table-cell office:value-type="float" office:value="25534">
                <text:p>25534</text:p>
              </table:table-cell>
              <table:table-cell office:value-type="float" office:value="29546">
                <text:p>29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121">
                <text:p>18121</text:p>
              </table:table-cell>
              <table:table-cell office:value-type="float" office:value="22838">
                <text:p>22838</text:p>
              </table:table-cell>
              <table:table-cell office:value-type="float" office:value="31196">
                <text:p>31196</text:p>
              </table:table-cell>
              <table:table-cell office:value-type="float" office:value="27118">
                <text:p>27118</text:p>
              </table:table-cell>
              <table:table-cell office:value-type="float" office:value="31127">
                <text:p>311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30">
                <text:p>19030</text:p>
              </table:table-cell>
              <table:table-cell office:value-type="float" office:value="24119">
                <text:p>24119</text:p>
              </table:table-cell>
              <table:table-cell office:value-type="float" office:value="32861">
                <text:p>32861</text:p>
              </table:table-cell>
              <table:table-cell office:value-type="float" office:value="28725">
                <text:p>28725</text:p>
              </table:table-cell>
              <table:table-cell office:value-type="float" office:value="32729">
                <text:p>32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62">
                <text:p>19962</text:p>
              </table:table-cell>
              <table:table-cell office:value-type="float" office:value="25422">
                <text:p>25422</text:p>
              </table:table-cell>
              <table:table-cell office:value-type="float" office:value="34548">
                <text:p>34548</text:p>
              </table:table-cell>
              <table:table-cell office:value-type="float" office:value="30356">
                <text:p>30356</text:p>
              </table:table-cell>
              <table:table-cell office:value-type="float" office:value="34351">
                <text:p>34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916">
                <text:p>20916</text:p>
              </table:table-cell>
              <table:table-cell office:value-type="float" office:value="26748">
                <text:p>26748</text:p>
              </table:table-cell>
              <table:table-cell office:value-type="float" office:value="36259">
                <text:p>36259</text:p>
              </table:table-cell>
              <table:table-cell office:value-type="float" office:value="32010">
                <text:p>32010</text:p>
              </table:table-cell>
              <table:table-cell office:value-type="float" office:value="35997">
                <text:p>35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906">
                <text:p>21906</text:p>
              </table:table-cell>
              <table:table-cell office:value-type="float" office:value="28095">
                <text:p>28095</text:p>
              </table:table-cell>
              <table:table-cell office:value-type="float" office:value="38004">
                <text:p>38004</text:p>
              </table:table-cell>
              <table:table-cell office:value-type="float" office:value="33685">
                <text:p>33685</text:p>
              </table:table-cell>
              <table:table-cell office:value-type="float" office:value="37664">
                <text:p>376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925">
                <text:p>22925</text:p>
              </table:table-cell>
              <table:table-cell office:value-type="float" office:value="29466">
                <text:p>29466</text:p>
              </table:table-cell>
              <table:table-cell office:value-type="float" office:value="39772">
                <text:p>39772</text:p>
              </table:table-cell>
              <table:table-cell office:value-type="float" office:value="35380">
                <text:p>35380</text:p>
              </table:table-cell>
              <table:table-cell office:value-type="float" office:value="39351">
                <text:p>39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69">
                <text:p>23969</text:p>
              </table:table-cell>
              <table:table-cell office:value-type="float" office:value="30872">
                <text:p>30872</text:p>
              </table:table-cell>
              <table:table-cell office:value-type="float" office:value="41566">
                <text:p>41566</text:p>
              </table:table-cell>
              <table:table-cell office:value-type="float" office:value="37099">
                <text:p>37099</text:p>
              </table:table-cell>
              <table:table-cell office:value-type="float" office:value="41057">
                <text:p>41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32">
                <text:p>25032</text:p>
              </table:table-cell>
              <table:table-cell office:value-type="float" office:value="32302">
                <text:p>32302</text:p>
              </table:table-cell>
              <table:table-cell office:value-type="float" office:value="43384">
                <text:p>43384</text:p>
              </table:table-cell>
              <table:table-cell office:value-type="float" office:value="38840">
                <text:p>38840</text:p>
              </table:table-cell>
              <table:table-cell office:value-type="float" office:value="42783">
                <text:p>427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171">
                <text:p>26171</text:p>
              </table:table-cell>
              <table:table-cell office:value-type="float" office:value="33786">
                <text:p>33786</text:p>
              </table:table-cell>
              <table:table-cell office:value-type="float" office:value="45226">
                <text:p>45226</text:p>
              </table:table-cell>
              <table:table-cell office:value-type="float" office:value="40614">
                <text:p>40614</text:p>
              </table:table-cell>
              <table:table-cell office:value-type="float" office:value="44530">
                <text:p>445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343">
                <text:p>27343</text:p>
              </table:table-cell>
              <table:table-cell office:value-type="float" office:value="35300">
                <text:p>35300</text:p>
              </table:table-cell>
              <table:table-cell office:value-type="float" office:value="47093">
                <text:p>47093</text:p>
              </table:table-cell>
              <table:table-cell office:value-type="float" office:value="42408">
                <text:p>42408</text:p>
              </table:table-cell>
              <table:table-cell office:value-type="float" office:value="46297">
                <text:p>46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543">
                <text:p>28543</text:p>
              </table:table-cell>
              <table:table-cell office:value-type="float" office:value="36841">
                <text:p>36841</text:p>
              </table:table-cell>
              <table:table-cell office:value-type="float" office:value="48981">
                <text:p>48981</text:p>
              </table:table-cell>
              <table:table-cell office:value-type="float" office:value="44223">
                <text:p>44223</text:p>
              </table:table-cell>
              <table:table-cell office:value-type="float" office:value="48087">
                <text:p>480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770">
                <text:p>29770</text:p>
              </table:table-cell>
              <table:table-cell office:value-type="float" office:value="38632">
                <text:p>38632</text:p>
              </table:table-cell>
              <table:table-cell office:value-type="float" office:value="50889">
                <text:p>50889</text:p>
              </table:table-cell>
              <table:table-cell office:value-type="float" office:value="46058">
                <text:p>46058</text:p>
              </table:table-cell>
              <table:table-cell office:value-type="float" office:value="49897">
                <text:p>49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21">
                <text:p>31021</text:p>
              </table:table-cell>
              <table:table-cell office:value-type="float" office:value="40551">
                <text:p>40551</text:p>
              </table:table-cell>
              <table:table-cell office:value-type="float" office:value="52817">
                <text:p>52817</text:p>
              </table:table-cell>
              <table:table-cell office:value-type="float" office:value="47918">
                <text:p>47918</text:p>
              </table:table-cell>
              <table:table-cell office:value-type="float" office:value="51729">
                <text:p>51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3.395cm" svg:height="13.309cm" xlink:href=".." xlink:type="simple" chart:class="chart:line" chart:style-name="ch1">
        <chart:title svg:x="13.756cm" svg:y="0.402cm" chart:style-name="ch2">
          <text:p>Peer to Peer File Distribution</text:p>
        </chart:title>
        <chart:legend chart:legend-position="bottom" svg:x="10.28cm" svg:y="12.525cm" style:legend-expansion="wide" chart:style-name="ch3"/>
        <chart:plot-area chart:style-name="ch4" table:cell-range-address="p2pwc.A1:p2pwc.F51" chart:data-source-has-labels="row" svg:x="1.678cm" svg:y="1.447cm" svg:width="31.05cm" svg:height="9.832cm">
          <chartooo:coordinate-region svg:x="2.855cm" svg:y="1.647cm" svg:width="29.687cm" svg:height="8.985cm"/>
          <chart:axis chart:dimension="x" chart:name="primary-x" chart:style-name="ch5">
            <chart:title svg:x="16.378cm" svg:y="11.545cm" chart:style-name="ch6">
              <text:p>RFC count</text:p>
            </chart:title>
            <chart:grid chart:style-name="ch7" chart:class="major"/>
          </chart:axis>
          <chart:axis chart:dimension="y" chart:name="primary-y" chart:style-name="ch5">
            <chart:title svg:x="0.451cm" svg:y="8.63cm" chart:style-name="ch8">
              <text:p>Cumulative time (mililseconds)</text:p>
            </chart:title>
            <chart:grid chart:style-name="ch9" chart:class="major"/>
          </chart:axis>
          <chart:series chart:style-name="ch10" chart:values-cell-range-address="p2pwc.A2:p2pwc.A51" chart:label-cell-address="p2pwc.A1:p2pwc.A1" chart:class="chart:line">
            <chart:data-point chart:repeated="50"/>
          </chart:series>
          <chart:series chart:style-name="ch11" chart:values-cell-range-address="p2pwc.B2:p2pwc.B51" chart:label-cell-address="p2pwc.B1:p2pwc.B1" chart:class="chart:line">
            <chart:data-point chart:repeated="50"/>
          </chart:series>
          <chart:series chart:style-name="ch12" chart:values-cell-range-address="p2pwc.C2:p2pwc.C51" chart:label-cell-address="p2pwc.C1:p2pwc.C1" chart:class="chart:line">
            <chart:data-point chart:repeated="50"/>
          </chart:series>
          <chart:series chart:style-name="ch13" chart:values-cell-range-address="p2pwc.D2:p2pwc.D51" chart:label-cell-address="p2pwc.D1:p2pwc.D1" chart:class="chart:line">
            <chart:data-point chart:repeated="50"/>
          </chart:series>
          <chart:series chart:style-name="ch14" chart:values-cell-range-address="p2pwc.E2:p2pwc.E51" chart:label-cell-address="p2pwc.E1:p2pwc.E1" chart:class="chart:line">
            <chart:data-point chart:repeated="50"/>
          </chart:series>
          <chart:series chart:style-name="ch15" chart:values-cell-range-address="p2pwc.F2:p2pwc.F51" chart:label-cell-address="p2pwc.F1:p2pwc.F1" chart:class="chart:line">
            <chart:data-point chart:repeated="5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er 1</text:p>
                <draw:g>
                  <svg:desc>p2pwc.A1:p2pwc.A1</svg:desc>
                </draw:g>
              </table:table-cell>
              <table:table-cell office:value-type="string">
                <text:p>Peer 2</text:p>
                <draw:g>
                  <svg:desc>p2pwc.B1:p2pwc.B1</svg:desc>
                </draw:g>
              </table:table-cell>
              <table:table-cell office:value-type="string">
                <text:p>Peer 3</text:p>
                <draw:g>
                  <svg:desc>p2pwc.C1:p2pwc.C1</svg:desc>
                </draw:g>
              </table:table-cell>
              <table:table-cell office:value-type="string">
                <text:p>Peer 4</text:p>
                <draw:g>
                  <svg:desc>p2pwc.D1:p2pwc.D1</svg:desc>
                </draw:g>
              </table:table-cell>
              <table:table-cell office:value-type="string">
                <text:p>Peer 5</text:p>
                <draw:g>
                  <svg:desc>p2pwc.E1:p2pwc.E1</svg:desc>
                </draw:g>
              </table:table-cell>
              <table:table-cell office:value-type="string">
                <text:p>Peer 6</text:p>
                <draw:g>
                  <svg:desc>p2pwc.F1:p2pw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p2pwc.A2:p2pwc.A51</svg:desc>
                </draw:g>
              </table:table-cell>
              <table:table-cell office:value-type="float" office:value="30">
                <text:p>30</text:p>
                <draw:g>
                  <svg:desc>p2pwc.B2:p2pwc.B51</svg:desc>
                </draw:g>
              </table:table-cell>
              <table:table-cell office:value-type="float" office:value="33">
                <text:p>33</text:p>
                <draw:g>
                  <svg:desc>p2pwc.C2:p2pwc.C51</svg:desc>
                </draw:g>
              </table:table-cell>
              <table:table-cell office:value-type="float" office:value="30">
                <text:p>30</text:p>
                <draw:g>
                  <svg:desc>p2pwc.D2:p2pwc.D51</svg:desc>
                </draw:g>
              </table:table-cell>
              <table:table-cell office:value-type="float" office:value="35">
                <text:p>35</text:p>
                <draw:g>
                  <svg:desc>p2pwc.E2:p2pwc.E51</svg:desc>
                </draw:g>
              </table:table-cell>
              <table:table-cell office:value-type="float" office:value="112">
                <text:p>112</text:p>
                <draw:g>
                  <svg:desc>p2pwc.F2:p2pwc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91">
                <text:p>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67">
                <text:p>167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">
                <text:p>214</text:p>
              </table:table-cell>
              <table:table-cell office:value-type="float" office:value="233">
                <text:p>233</text:p>
              </table:table-cell>
              <table:table-cell office:value-type="float" office:value="263">
                <text:p>263</text:p>
              </table:table-cell>
              <table:table-cell office:value-type="float" office:value="235">
                <text:p>235</text:p>
              </table:table-cell>
              <table:table-cell office:value-type="float" office:value="261">
                <text:p>26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339">
                <text:p>339</text:p>
              </table:table-cell>
              <table:table-cell office:value-type="float" office:value="377">
                <text:p>377</text:p>
              </table:table-cell>
              <table:table-cell office:value-type="float" office:value="359">
                <text:p>359</text:p>
              </table:table-cell>
              <table:table-cell office:value-type="float" office:value="373">
                <text:p>37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8">
                <text:p>428</text:p>
              </table:table-cell>
              <table:table-cell office:value-type="float" office:value="462">
                <text:p>462</text:p>
              </table:table-cell>
              <table:table-cell office:value-type="float" office:value="512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511">
                <text:p>51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3">
                <text:p>563</text:p>
              </table:table-cell>
              <table:table-cell office:value-type="float" office:value="603">
                <text:p>603</text:p>
              </table:table-cell>
              <table:table-cell office:value-type="float" office:value="665">
                <text:p>665</text:p>
              </table:table-cell>
              <table:table-cell office:value-type="float" office:value="688">
                <text:p>688</text:p>
              </table:table-cell>
              <table:table-cell office:value-type="float" office:value="669">
                <text:p>66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5">
                <text:p>715</text:p>
              </table:table-cell>
              <table:table-cell office:value-type="float" office:value="763">
                <text:p>763</text:p>
              </table:table-cell>
              <table:table-cell office:value-type="float" office:value="839">
                <text:p>839</text:p>
              </table:table-cell>
              <table:table-cell office:value-type="float" office:value="882">
                <text:p>882</text:p>
              </table:table-cell>
              <table:table-cell office:value-type="float" office:value="845">
                <text:p>84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5">
                <text:p>885</text:p>
              </table:table-cell>
              <table:table-cell office:value-type="float" office:value="941">
                <text:p>941</text:p>
              </table:table-cell>
              <table:table-cell office:value-type="float" office:value="1034">
                <text:p>1034</text:p>
              </table:table-cell>
              <table:table-cell office:value-type="float" office:value="1099">
                <text:p>1099</text:p>
              </table:table-cell>
              <table:table-cell office:value-type="float" office:value="1042">
                <text:p>1042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5">
                <text:p>1075</text:p>
              </table:table-cell>
              <table:table-cell office:value-type="float" office:value="1140">
                <text:p>1140</text:p>
              </table:table-cell>
              <table:table-cell office:value-type="float" office:value="1255">
                <text:p>1255</text:p>
              </table:table-cell>
              <table:table-cell office:value-type="float" office:value="1336">
                <text:p>1336</text:p>
              </table:table-cell>
              <table:table-cell office:value-type="float" office:value="1257">
                <text:p>125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5">
                <text:p>1295</text:p>
              </table:table-cell>
              <table:table-cell office:value-type="float" office:value="1367">
                <text:p>1367</text:p>
              </table:table-cell>
              <table:table-cell office:value-type="float" office:value="1506">
                <text:p>1506</text:p>
              </table:table-cell>
              <table:table-cell office:value-type="float" office:value="1607">
                <text:p>1607</text:p>
              </table:table-cell>
              <table:table-cell office:value-type="float" office:value="1548">
                <text:p>1548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3">
                <text:p>1533</text:p>
              </table:table-cell>
              <table:table-cell office:value-type="float" office:value="1614">
                <text:p>1614</text:p>
              </table:table-cell>
              <table:table-cell office:value-type="float" office:value="1778">
                <text:p>1778</text:p>
              </table:table-cell>
              <table:table-cell office:value-type="float" office:value="1902">
                <text:p>1902</text:p>
              </table:table-cell>
              <table:table-cell office:value-type="float" office:value="1858">
                <text:p>1858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9">
                <text:p>1789</text:p>
              </table:table-cell>
              <table:table-cell office:value-type="float" office:value="1882">
                <text:p>1882</text:p>
              </table:table-cell>
              <table:table-cell office:value-type="float" office:value="2067">
                <text:p>2067</text:p>
              </table:table-cell>
              <table:table-cell office:value-type="float" office:value="2216">
                <text:p>2216</text:p>
              </table:table-cell>
              <table:table-cell office:value-type="float" office:value="2207">
                <text:p>2207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63">
                <text:p>2063</text:p>
              </table:table-cell>
              <table:table-cell office:value-type="float" office:value="2170">
                <text:p>2170</text:p>
              </table:table-cell>
              <table:table-cell office:value-type="float" office:value="2379">
                <text:p>2379</text:p>
              </table:table-cell>
              <table:table-cell office:value-type="float" office:value="2548">
                <text:p>2548</text:p>
              </table:table-cell>
              <table:table-cell office:value-type="float" office:value="2575">
                <text:p>2575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55">
                <text:p>2355</text:p>
              </table:table-cell>
              <table:table-cell office:value-type="float" office:value="2475">
                <text:p>2475</text:p>
              </table:table-cell>
              <table:table-cell office:value-type="float" office:value="2710">
                <text:p>2710</text:p>
              </table:table-cell>
              <table:table-cell office:value-type="float" office:value="2900">
                <text:p>2900</text:p>
              </table:table-cell>
              <table:table-cell office:value-type="float" office:value="2965">
                <text:p>2965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65">
                <text:p>2665</text:p>
              </table:table-cell>
              <table:table-cell office:value-type="float" office:value="2813">
                <text:p>2813</text:p>
              </table:table-cell>
              <table:table-cell office:value-type="float" office:value="3064">
                <text:p>3064</text:p>
              </table:table-cell>
              <table:table-cell office:value-type="float" office:value="3271">
                <text:p>3271</text:p>
              </table:table-cell>
              <table:table-cell office:value-type="float" office:value="3374">
                <text:p>3374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4">
                <text:p>2994</text:p>
              </table:table-cell>
              <table:table-cell office:value-type="float" office:value="3171">
                <text:p>3171</text:p>
              </table:table-cell>
              <table:table-cell office:value-type="float" office:value="3439">
                <text:p>3439</text:p>
              </table:table-cell>
              <table:table-cell office:value-type="float" office:value="3661">
                <text:p>3661</text:p>
              </table:table-cell>
              <table:table-cell office:value-type="float" office:value="3803">
                <text:p>3803</text:p>
              </table:table-cell>
              <table:table-cell office:value-type="float" office:value="4848">
                <text:p>4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42">
                <text:p>3342</text:p>
              </table:table-cell>
              <table:table-cell office:value-type="float" office:value="3552">
                <text:p>3552</text:p>
              </table:table-cell>
              <table:table-cell office:value-type="float" office:value="3836">
                <text:p>3836</text:p>
              </table:table-cell>
              <table:table-cell office:value-type="float" office:value="4069">
                <text:p>4069</text:p>
              </table:table-cell>
              <table:table-cell office:value-type="float" office:value="4251">
                <text:p>4251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08">
                <text:p>3708</text:p>
              </table:table-cell>
              <table:table-cell office:value-type="float" office:value="3951">
                <text:p>3951</text:p>
              </table:table-cell>
              <table:table-cell office:value-type="float" office:value="4254">
                <text:p>4254</text:p>
              </table:table-cell>
              <table:table-cell office:value-type="float" office:value="4497">
                <text:p>4497</text:p>
              </table:table-cell>
              <table:table-cell office:value-type="float" office:value="4719">
                <text:p>4719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92">
                <text:p>4092</text:p>
              </table:table-cell>
              <table:table-cell office:value-type="float" office:value="4370">
                <text:p>4370</text:p>
              </table:table-cell>
              <table:table-cell office:value-type="float" office:value="4692">
                <text:p>4692</text:p>
              </table:table-cell>
              <table:table-cell office:value-type="float" office:value="4944">
                <text:p>4944</text:p>
              </table:table-cell>
              <table:table-cell office:value-type="float" office:value="5243">
                <text:p>5243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7">
                <text:p>4507</text:p>
              </table:table-cell>
              <table:table-cell office:value-type="float" office:value="4818">
                <text:p>4818</text:p>
              </table:table-cell>
              <table:table-cell office:value-type="float" office:value="5168">
                <text:p>5168</text:p>
              </table:table-cell>
              <table:table-cell office:value-type="float" office:value="5489">
                <text:p>5489</text:p>
              </table:table-cell>
              <table:table-cell office:value-type="float" office:value="5794">
                <text:p>5794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41">
                <text:p>4941</text:p>
              </table:table-cell>
              <table:table-cell office:value-type="float" office:value="5285">
                <text:p>5285</text:p>
              </table:table-cell>
              <table:table-cell office:value-type="float" office:value="5662">
                <text:p>5662</text:p>
              </table:table-cell>
              <table:table-cell office:value-type="float" office:value="6062">
                <text:p>6062</text:p>
              </table:table-cell>
              <table:table-cell office:value-type="float" office:value="6373">
                <text:p>6373</text:p>
              </table:table-cell>
              <table:table-cell office:value-type="float" office:value="7915">
                <text:p>7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94">
                <text:p>5394</text:p>
              </table:table-cell>
              <table:table-cell office:value-type="float" office:value="5771">
                <text:p>5771</text:p>
              </table:table-cell>
              <table:table-cell office:value-type="float" office:value="6179">
                <text:p>6179</text:p>
              </table:table-cell>
              <table:table-cell office:value-type="float" office:value="6658">
                <text:p>6658</text:p>
              </table:table-cell>
              <table:table-cell office:value-type="float" office:value="6980">
                <text:p>6980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67">
                <text:p>5867</text:p>
              </table:table-cell>
              <table:table-cell office:value-type="float" office:value="6278">
                <text:p>6278</text:p>
              </table:table-cell>
              <table:table-cell office:value-type="float" office:value="6717">
                <text:p>6717</text:p>
              </table:table-cell>
              <table:table-cell office:value-type="float" office:value="7275">
                <text:p>7275</text:p>
              </table:table-cell>
              <table:table-cell office:value-type="float" office:value="7670">
                <text:p>7670</text:p>
              </table:table-cell>
              <table:table-cell office:value-type="float" office:value="9537">
                <text:p>9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59">
                <text:p>6359</text:p>
              </table:table-cell>
              <table:table-cell office:value-type="float" office:value="6809">
                <text:p>6809</text:p>
              </table:table-cell>
              <table:table-cell office:value-type="float" office:value="7277">
                <text:p>7277</text:p>
              </table:table-cell>
              <table:table-cell office:value-type="float" office:value="7935">
                <text:p>7935</text:p>
              </table:table-cell>
              <table:table-cell office:value-type="float" office:value="8440">
                <text:p>8440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77">
                <text:p>6877</text:p>
              </table:table-cell>
              <table:table-cell office:value-type="float" office:value="7365">
                <text:p>7365</text:p>
              </table:table-cell>
              <table:table-cell office:value-type="float" office:value="7866">
                <text:p>7866</text:p>
              </table:table-cell>
              <table:table-cell office:value-type="float" office:value="8633">
                <text:p>8633</text:p>
              </table:table-cell>
              <table:table-cell office:value-type="float" office:value="9232">
                <text:p>9232</text:p>
              </table:table-cell>
              <table:table-cell office:value-type="float" office:value="11325">
                <text:p>11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15">
                <text:p>7415</text:p>
              </table:table-cell>
              <table:table-cell office:value-type="float" office:value="7949">
                <text:p>7949</text:p>
              </table:table-cell>
              <table:table-cell office:value-type="float" office:value="8486">
                <text:p>8486</text:p>
              </table:table-cell>
              <table:table-cell office:value-type="float" office:value="9369">
                <text:p>9369</text:p>
              </table:table-cell>
              <table:table-cell office:value-type="float" office:value="10046">
                <text:p>10046</text:p>
              </table:table-cell>
              <table:table-cell office:value-type="float" office:value="12252">
                <text:p>12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76">
                <text:p>7976</text:p>
              </table:table-cell>
              <table:table-cell office:value-type="float" office:value="8557">
                <text:p>8557</text:p>
              </table:table-cell>
              <table:table-cell office:value-type="float" office:value="9131">
                <text:p>9131</text:p>
              </table:table-cell>
              <table:table-cell office:value-type="float" office:value="10135">
                <text:p>10135</text:p>
              </table:table-cell>
              <table:table-cell office:value-type="float" office:value="10896">
                <text:p>10896</text:p>
              </table:table-cell>
              <table:table-cell office:value-type="float" office:value="13202">
                <text:p>13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57">
                <text:p>8557</text:p>
              </table:table-cell>
              <table:table-cell office:value-type="float" office:value="9186">
                <text:p>9186</text:p>
              </table:table-cell>
              <table:table-cell office:value-type="float" office:value="9814">
                <text:p>9814</text:p>
              </table:table-cell>
              <table:table-cell office:value-type="float" office:value="10921">
                <text:p>10921</text:p>
              </table:table-cell>
              <table:table-cell office:value-type="float" office:value="11765">
                <text:p>11765</text:p>
              </table:table-cell>
              <table:table-cell office:value-type="float" office:value="14175">
                <text:p>14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59">
                <text:p>9159</text:p>
              </table:table-cell>
              <table:table-cell office:value-type="float" office:value="9838">
                <text:p>9838</text:p>
              </table:table-cell>
              <table:table-cell office:value-type="float" office:value="10591">
                <text:p>10591</text:p>
              </table:table-cell>
              <table:table-cell office:value-type="float" office:value="11728">
                <text:p>11728</text:p>
              </table:table-cell>
              <table:table-cell office:value-type="float" office:value="12665">
                <text:p>12665</text:p>
              </table:table-cell>
              <table:table-cell office:value-type="float" office:value="15174">
                <text:p>151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97">
                <text:p>9797</text:p>
              </table:table-cell>
              <table:table-cell office:value-type="float" office:value="10530">
                <text:p>10530</text:p>
              </table:table-cell>
              <table:table-cell office:value-type="float" office:value="11393">
                <text:p>11393</text:p>
              </table:table-cell>
              <table:table-cell office:value-type="float" office:value="12560">
                <text:p>12560</text:p>
              </table:table-cell>
              <table:table-cell office:value-type="float" office:value="13589">
                <text:p>13589</text:p>
              </table:table-cell>
              <table:table-cell office:value-type="float" office:value="16194">
                <text:p>16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57">
                <text:p>10457</text:p>
              </table:table-cell>
              <table:table-cell office:value-type="float" office:value="11243">
                <text:p>11243</text:p>
              </table:table-cell>
              <table:table-cell office:value-type="float" office:value="12218">
                <text:p>12218</text:p>
              </table:table-cell>
              <table:table-cell office:value-type="float" office:value="13419">
                <text:p>13419</text:p>
              </table:table-cell>
              <table:table-cell office:value-type="float" office:value="14538">
                <text:p>14538</text:p>
              </table:table-cell>
              <table:table-cell office:value-type="float" office:value="17239">
                <text:p>17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138">
                <text:p>11138</text:p>
              </table:table-cell>
              <table:table-cell office:value-type="float" office:value="11980">
                <text:p>11980</text:p>
              </table:table-cell>
              <table:table-cell office:value-type="float" office:value="13065">
                <text:p>13065</text:p>
              </table:table-cell>
              <table:table-cell office:value-type="float" office:value="14299">
                <text:p>14299</text:p>
              </table:table-cell>
              <table:table-cell office:value-type="float" office:value="15509">
                <text:p>15509</text:p>
              </table:table-cell>
              <table:table-cell office:value-type="float" office:value="18303">
                <text:p>18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842">
                <text:p>11842</text:p>
              </table:table-cell>
              <table:table-cell office:value-type="float" office:value="12736">
                <text:p>12736</text:p>
              </table:table-cell>
              <table:table-cell office:value-type="float" office:value="13933">
                <text:p>13933</text:p>
              </table:table-cell>
              <table:table-cell office:value-type="float" office:value="15201">
                <text:p>15201</text:p>
              </table:table-cell>
              <table:table-cell office:value-type="float" office:value="16502">
                <text:p>16502</text:p>
              </table:table-cell>
              <table:table-cell office:value-type="float" office:value="19391">
                <text:p>19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65">
                <text:p>12565</text:p>
              </table:table-cell>
              <table:table-cell office:value-type="float" office:value="13514">
                <text:p>13514</text:p>
              </table:table-cell>
              <table:table-cell office:value-type="float" office:value="14824">
                <text:p>14824</text:p>
              </table:table-cell>
              <table:table-cell office:value-type="float" office:value="16127">
                <text:p>16127</text:p>
              </table:table-cell>
              <table:table-cell office:value-type="float" office:value="17525">
                <text:p>17525</text:p>
              </table:table-cell>
              <table:table-cell office:value-type="float" office:value="20506">
                <text:p>20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08">
                <text:p>13308</text:p>
              </table:table-cell>
              <table:table-cell office:value-type="float" office:value="14314">
                <text:p>14314</text:p>
              </table:table-cell>
              <table:table-cell office:value-type="float" office:value="15742">
                <text:p>15742</text:p>
              </table:table-cell>
              <table:table-cell office:value-type="float" office:value="17072">
                <text:p>17072</text:p>
              </table:table-cell>
              <table:table-cell office:value-type="float" office:value="18570">
                <text:p>18570</text:p>
              </table:table-cell>
              <table:table-cell office:value-type="float" office:value="21643">
                <text:p>21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72">
                <text:p>14072</text:p>
              </table:table-cell>
              <table:table-cell office:value-type="float" office:value="15136">
                <text:p>15136</text:p>
              </table:table-cell>
              <table:table-cell office:value-type="float" office:value="16681">
                <text:p>16681</text:p>
              </table:table-cell>
              <table:table-cell office:value-type="float" office:value="18038">
                <text:p>18038</text:p>
              </table:table-cell>
              <table:table-cell office:value-type="float" office:value="19666">
                <text:p>19666</text:p>
              </table:table-cell>
              <table:table-cell office:value-type="float" office:value="22802">
                <text:p>22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60">
                <text:p>14860</text:p>
              </table:table-cell>
              <table:table-cell office:value-type="float" office:value="15980">
                <text:p>15980</text:p>
              </table:table-cell>
              <table:table-cell office:value-type="float" office:value="17644">
                <text:p>17644</text:p>
              </table:table-cell>
              <table:table-cell office:value-type="float" office:value="19024">
                <text:p>19024</text:p>
              </table:table-cell>
              <table:table-cell office:value-type="float" office:value="20798">
                <text:p>20798</text:p>
              </table:table-cell>
              <table:table-cell office:value-type="float" office:value="24043">
                <text:p>24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69">
                <text:p>15669</text:p>
              </table:table-cell>
              <table:table-cell office:value-type="float" office:value="16845">
                <text:p>16845</text:p>
              </table:table-cell>
              <table:table-cell office:value-type="float" office:value="18629">
                <text:p>18629</text:p>
              </table:table-cell>
              <table:table-cell office:value-type="float" office:value="20030">
                <text:p>20030</text:p>
              </table:table-cell>
              <table:table-cell office:value-type="float" office:value="21982">
                <text:p>21982</text:p>
              </table:table-cell>
              <table:table-cell office:value-type="float" office:value="25304">
                <text:p>25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00">
                <text:p>16500</text:p>
              </table:table-cell>
              <table:table-cell office:value-type="float" office:value="17731">
                <text:p>17731</text:p>
              </table:table-cell>
              <table:table-cell office:value-type="float" office:value="19643">
                <text:p>19643</text:p>
              </table:table-cell>
              <table:table-cell office:value-type="float" office:value="21057">
                <text:p>21057</text:p>
              </table:table-cell>
              <table:table-cell office:value-type="float" office:value="23218">
                <text:p>23218</text:p>
              </table:table-cell>
              <table:table-cell office:value-type="float" office:value="26586">
                <text:p>26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382">
                <text:p>17382</text:p>
              </table:table-cell>
              <table:table-cell office:value-type="float" office:value="18692">
                <text:p>18692</text:p>
              </table:table-cell>
              <table:table-cell office:value-type="float" office:value="20681">
                <text:p>20681</text:p>
              </table:table-cell>
              <table:table-cell office:value-type="float" office:value="22113">
                <text:p>22113</text:p>
              </table:table-cell>
              <table:table-cell office:value-type="float" office:value="24481">
                <text:p>24481</text:p>
              </table:table-cell>
              <table:table-cell office:value-type="float" office:value="27889">
                <text:p>27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288">
                <text:p>18288</text:p>
              </table:table-cell>
              <table:table-cell office:value-type="float" office:value="19680">
                <text:p>19680</text:p>
              </table:table-cell>
              <table:table-cell office:value-type="float" office:value="21744">
                <text:p>21744</text:p>
              </table:table-cell>
              <table:table-cell office:value-type="float" office:value="23191">
                <text:p>23191</text:p>
              </table:table-cell>
              <table:table-cell office:value-type="float" office:value="25771">
                <text:p>25771</text:p>
              </table:table-cell>
              <table:table-cell office:value-type="float" office:value="29216">
                <text:p>29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15">
                <text:p>19215</text:p>
              </table:table-cell>
              <table:table-cell office:value-type="float" office:value="20691">
                <text:p>20691</text:p>
              </table:table-cell>
              <table:table-cell office:value-type="float" office:value="22830">
                <text:p>22830</text:p>
              </table:table-cell>
              <table:table-cell office:value-type="float" office:value="24305">
                <text:p>24305</text:p>
              </table:table-cell>
              <table:table-cell office:value-type="float" office:value="27144">
                <text:p>27144</text:p>
              </table:table-cell>
              <table:table-cell office:value-type="float" office:value="30564">
                <text:p>30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62">
                <text:p>20162</text:p>
              </table:table-cell>
              <table:table-cell office:value-type="float" office:value="21727">
                <text:p>21727</text:p>
              </table:table-cell>
              <table:table-cell office:value-type="float" office:value="23943">
                <text:p>23943</text:p>
              </table:table-cell>
              <table:table-cell office:value-type="float" office:value="25449">
                <text:p>25449</text:p>
              </table:table-cell>
              <table:table-cell office:value-type="float" office:value="28540">
                <text:p>28540</text:p>
              </table:table-cell>
              <table:table-cell office:value-type="float" office:value="31934">
                <text:p>319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129">
                <text:p>21129</text:p>
              </table:table-cell>
              <table:table-cell office:value-type="float" office:value="22791">
                <text:p>22791</text:p>
              </table:table-cell>
              <table:table-cell office:value-type="float" office:value="25080">
                <text:p>25080</text:p>
              </table:table-cell>
              <table:table-cell office:value-type="float" office:value="26623">
                <text:p>26623</text:p>
              </table:table-cell>
              <table:table-cell office:value-type="float" office:value="29959">
                <text:p>29959</text:p>
              </table:table-cell>
              <table:table-cell office:value-type="float" office:value="33327">
                <text:p>33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117">
                <text:p>22117</text:p>
              </table:table-cell>
              <table:table-cell office:value-type="float" office:value="23875">
                <text:p>23875</text:p>
              </table:table-cell>
              <table:table-cell office:value-type="float" office:value="26254">
                <text:p>26254</text:p>
              </table:table-cell>
              <table:table-cell office:value-type="float" office:value="27820">
                <text:p>27820</text:p>
              </table:table-cell>
              <table:table-cell office:value-type="float" office:value="31403">
                <text:p>31403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129">
                <text:p>23129</text:p>
              </table:table-cell>
              <table:table-cell office:value-type="float" office:value="24991">
                <text:p>24991</text:p>
              </table:table-cell>
              <table:table-cell office:value-type="float" office:value="27471">
                <text:p>27471</text:p>
              </table:table-cell>
              <table:table-cell office:value-type="float" office:value="29096">
                <text:p>29096</text:p>
              </table:table-cell>
              <table:table-cell office:value-type="float" office:value="32870">
                <text:p>32870</text:p>
              </table:table-cell>
              <table:table-cell office:value-type="float" office:value="36177">
                <text:p>36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171">
                <text:p>24171</text:p>
              </table:table-cell>
              <table:table-cell office:value-type="float" office:value="26143">
                <text:p>26143</text:p>
              </table:table-cell>
              <table:table-cell office:value-type="float" office:value="28724">
                <text:p>28724</text:p>
              </table:table-cell>
              <table:table-cell office:value-type="float" office:value="30399">
                <text:p>30399</text:p>
              </table:table-cell>
              <table:table-cell office:value-type="float" office:value="34365">
                <text:p>34365</text:p>
              </table:table-cell>
              <table:table-cell office:value-type="float" office:value="37634">
                <text:p>376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241">
                <text:p>25241</text:p>
              </table:table-cell>
              <table:table-cell office:value-type="float" office:value="27323">
                <text:p>27323</text:p>
              </table:table-cell>
              <table:table-cell office:value-type="float" office:value="30008">
                <text:p>30008</text:p>
              </table:table-cell>
              <table:table-cell office:value-type="float" office:value="31729">
                <text:p>31729</text:p>
              </table:table-cell>
              <table:table-cell office:value-type="float" office:value="35883">
                <text:p>35883</text:p>
              </table:table-cell>
              <table:table-cell office:value-type="float" office:value="39114">
                <text:p>39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339">
                <text:p>26339</text:p>
              </table:table-cell>
              <table:table-cell office:value-type="float" office:value="28544">
                <text:p>28544</text:p>
              </table:table-cell>
              <table:table-cell office:value-type="float" office:value="31319">
                <text:p>31319</text:p>
              </table:table-cell>
              <table:table-cell office:value-type="float" office:value="33091">
                <text:p>33091</text:p>
              </table:table-cell>
              <table:table-cell office:value-type="float" office:value="37424">
                <text:p>37424</text:p>
              </table:table-cell>
              <table:table-cell office:value-type="float" office:value="40630">
                <text:p>406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104cm" svg:height="13.282cm" xlink:href=".." xlink:type="simple" chart:class="chart:line" chart:style-name="ch1">
        <chart:title svg:x="11.611cm" svg:y="0.401cm" chart:style-name="ch2">
          <text:p>Peer to Peer File Distribution</text:p>
        </chart:title>
        <chart:legend chart:legend-position="end" svg:x="26.754cm" svg:y="5.097cm" style:legend-expansion="high" chart:style-name="ch3"/>
        <chart:plot-area chart:style-name="ch4" table:cell-range-address="p2pbc.A1:p2pbc.F51" chart:data-source-has-labels="row" svg:x="1.593cm" svg:y="1.445cm" svg:width="24.58cm" svg:height="10.591cm">
          <chartooo:coordinate-region svg:x="2.77cm" svg:y="1.644cm" svg:width="23.032cm" svg:height="9.745cm"/>
          <chart:axis chart:dimension="x" chart:name="primary-x" chart:style-name="ch5">
            <chart:title svg:x="13.019cm" svg:y="12.301cm" chart:style-name="ch6">
              <text:p>RFC Count</text:p>
            </chart:title>
          </chart:axis>
          <chart:axis chart:dimension="y" chart:name="primary-y" chart:style-name="ch5">
            <chart:title svg:x="0.451cm" svg:y="9.033cm" chart:style-name="ch7">
              <text:p>Cumulative Time (milliseconds)</text:p>
            </chart:title>
            <chart:grid chart:style-name="ch8" chart:class="major"/>
          </chart:axis>
          <chart:series chart:style-name="ch9" chart:values-cell-range-address="p2pbc.A2:p2pbc.A51" chart:label-cell-address="p2pbc.A1:p2pbc.A1" chart:class="chart:line">
            <chart:data-point chart:repeated="50"/>
          </chart:series>
          <chart:series chart:style-name="ch10" chart:values-cell-range-address="p2pbc.B2:p2pbc.B51" chart:label-cell-address="p2pbc.B1:p2pbc.B1" chart:class="chart:line">
            <chart:data-point chart:repeated="50"/>
          </chart:series>
          <chart:series chart:style-name="ch11" chart:values-cell-range-address="p2pbc.C2:p2pbc.C51" chart:label-cell-address="p2pbc.C1:p2pbc.C1" chart:class="chart:line">
            <chart:data-point chart:repeated="50"/>
          </chart:series>
          <chart:series chart:style-name="ch12" chart:values-cell-range-address="p2pbc.D2:p2pbc.D51" chart:label-cell-address="p2pbc.D1:p2pbc.D1" chart:class="chart:line">
            <chart:data-point chart:repeated="50"/>
          </chart:series>
          <chart:series chart:style-name="ch13" chart:values-cell-range-address="p2pbc.E2:p2pbc.E51" chart:label-cell-address="p2pbc.E1:p2pbc.E1" chart:class="chart:line">
            <chart:data-point chart:repeated="50"/>
          </chart:series>
          <chart:series chart:style-name="ch14" chart:values-cell-range-address="p2pbc.F2:p2pbc.F51" chart:label-cell-address="p2pbc.F1:p2pbc.F1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er 1</text:p>
                <draw:g>
                  <svg:desc>p2pbc.A1:p2pbc.A1</svg:desc>
                </draw:g>
              </table:table-cell>
              <table:table-cell office:value-type="string">
                <text:p>Peer 2</text:p>
                <draw:g>
                  <svg:desc>p2pbc.B1:p2pbc.B1</svg:desc>
                </draw:g>
              </table:table-cell>
              <table:table-cell office:value-type="string">
                <text:p>Peer 3</text:p>
                <draw:g>
                  <svg:desc>p2pbc.C1:p2pbc.C1</svg:desc>
                </draw:g>
              </table:table-cell>
              <table:table-cell office:value-type="string">
                <text:p>Peer 4</text:p>
                <draw:g>
                  <svg:desc>p2pbc.D1:p2pbc.D1</svg:desc>
                </draw:g>
              </table:table-cell>
              <table:table-cell office:value-type="string">
                <text:p>Peer 5</text:p>
                <draw:g>
                  <svg:desc>p2pbc.E1:p2pbc.E1</svg:desc>
                </draw:g>
              </table:table-cell>
              <table:table-cell office:value-type="string">
                <text:p>Peer 6</text:p>
                <draw:g>
                  <svg:desc>p2pbc.F1:p2pb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2pbc.A2:p2pbc.A51</svg:desc>
                </draw:g>
              </table:table-cell>
              <table:table-cell office:value-type="float" office:value="28">
                <text:p>28</text:p>
                <draw:g>
                  <svg:desc>p2pbc.B2:p2pbc.B51</svg:desc>
                </draw:g>
              </table:table-cell>
              <table:table-cell office:value-type="float" office:value="25">
                <text:p>25</text:p>
                <draw:g>
                  <svg:desc>p2pbc.C2:p2pbc.C51</svg:desc>
                </draw:g>
              </table:table-cell>
              <table:table-cell office:value-type="float" office:value="27">
                <text:p>27</text:p>
                <draw:g>
                  <svg:desc>p2pbc.D2:p2pbc.D51</svg:desc>
                </draw:g>
              </table:table-cell>
              <table:table-cell office:value-type="float" office:value="51">
                <text:p>51</text:p>
                <draw:g>
                  <svg:desc>p2pbc.E2:p2pbc.E51</svg:desc>
                </draw:g>
              </table:table-cell>
              <table:table-cell office:value-type="float" office:value="78">
                <text:p>78</text:p>
                <draw:g>
                  <svg:desc>p2pbc.F2:p2pbc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">
                <text:p>310</text:p>
              </table:table-cell>
              <table:table-cell office:value-type="float" office:value="73">
                <text:p>73</text:p>
              </table:table-cell>
              <table:table-cell office:value-type="float" office:value="101">
                <text:p>101</text:p>
              </table:table-cell>
              <table:table-cell office:value-type="float" office:value="485">
                <text:p>485</text:p>
              </table:table-cell>
              <table:table-cell office:value-type="float" office:value="124">
                <text:p>12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1">
                <text:p>621</text:p>
              </table:table-cell>
              <table:table-cell office:value-type="float" office:value="141">
                <text:p>141</text:p>
              </table:table-cell>
              <table:table-cell office:value-type="float" office:value="202">
                <text:p>202</text:p>
              </table:table-cell>
              <table:table-cell office:value-type="float" office:value="971">
                <text:p>971</text:p>
              </table:table-cell>
              <table:table-cell office:value-type="float" office:value="224">
                <text:p>22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8">
                <text:p>958</text:p>
              </table:table-cell>
              <table:table-cell office:value-type="float" office:value="254">
                <text:p>254</text:p>
              </table:table-cell>
              <table:table-cell office:value-type="float" office:value="334">
                <text:p>334</text:p>
              </table:table-cell>
              <table:table-cell office:value-type="float" office:value="1492">
                <text:p>1492</text:p>
              </table:table-cell>
              <table:table-cell office:value-type="float" office:value="376">
                <text:p>37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5">
                <text:p>1315</text:p>
              </table:table-cell>
              <table:table-cell office:value-type="float" office:value="389">
                <text:p>389</text:p>
              </table:table-cell>
              <table:table-cell office:value-type="float" office:value="484">
                <text:p>484</text:p>
              </table:table-cell>
              <table:table-cell office:value-type="float" office:value="2095">
                <text:p>2095</text:p>
              </table:table-cell>
              <table:table-cell office:value-type="float" office:value="554">
                <text:p>554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0">
                <text:p>1690</text:p>
              </table:table-cell>
              <table:table-cell office:value-type="float" office:value="542">
                <text:p>542</text:p>
              </table:table-cell>
              <table:table-cell office:value-type="float" office:value="660">
                <text:p>660</text:p>
              </table:table-cell>
              <table:table-cell office:value-type="float" office:value="2722">
                <text:p>2722</text:p>
              </table:table-cell>
              <table:table-cell office:value-type="float" office:value="754">
                <text:p>75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2">
                <text:p>2112</text:p>
              </table:table-cell>
              <table:table-cell office:value-type="float" office:value="714">
                <text:p>714</text:p>
              </table:table-cell>
              <table:table-cell office:value-type="float" office:value="855">
                <text:p>855</text:p>
              </table:table-cell>
              <table:table-cell office:value-type="float" office:value="3376">
                <text:p>3376</text:p>
              </table:table-cell>
              <table:table-cell office:value-type="float" office:value="982">
                <text:p>982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2">
                <text:p>2552</text:p>
              </table:table-cell>
              <table:table-cell office:value-type="float" office:value="1007">
                <text:p>1007</text:p>
              </table:table-cell>
              <table:table-cell office:value-type="float" office:value="1085">
                <text:p>1085</text:p>
              </table:table-cell>
              <table:table-cell office:value-type="float" office:value="4048">
                <text:p>4048</text:p>
              </table:table-cell>
              <table:table-cell office:value-type="float" office:value="1228">
                <text:p>122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12">
                <text:p>3012</text:p>
              </table:table-cell>
              <table:table-cell office:value-type="float" office:value="1322">
                <text:p>1322</text:p>
              </table:table-cell>
              <table:table-cell office:value-type="float" office:value="1388">
                <text:p>1388</text:p>
              </table:table-cell>
              <table:table-cell office:value-type="float" office:value="4797">
                <text:p>4797</text:p>
              </table:table-cell>
              <table:table-cell office:value-type="float" office:value="1543">
                <text:p>1543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4">
                <text:p>3494</text:p>
              </table:table-cell>
              <table:table-cell office:value-type="float" office:value="1658">
                <text:p>1658</text:p>
              </table:table-cell>
              <table:table-cell office:value-type="float" office:value="1711">
                <text:p>1711</text:p>
              </table:table-cell>
              <table:table-cell office:value-type="float" office:value="5713">
                <text:p>5713</text:p>
              </table:table-cell>
              <table:table-cell office:value-type="float" office:value="2026">
                <text:p>2026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3">
                <text:p>4003</text:p>
              </table:table-cell>
              <table:table-cell office:value-type="float" office:value="2028">
                <text:p>2028</text:p>
              </table:table-cell>
              <table:table-cell office:value-type="float" office:value="2588">
                <text:p>2588</text:p>
              </table:table-cell>
              <table:table-cell office:value-type="float" office:value="6747">
                <text:p>6747</text:p>
              </table:table-cell>
              <table:table-cell office:value-type="float" office:value="2598">
                <text:p>2598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31">
                <text:p>4531</text:p>
              </table:table-cell>
              <table:table-cell office:value-type="float" office:value="2415">
                <text:p>2415</text:p>
              </table:table-cell>
              <table:table-cell office:value-type="float" office:value="3599">
                <text:p>3599</text:p>
              </table:table-cell>
              <table:table-cell office:value-type="float" office:value="8567">
                <text:p>8567</text:p>
              </table:table-cell>
              <table:table-cell office:value-type="float" office:value="3489">
                <text:p>3489</text:p>
              </table:table-cell>
              <table:table-cell office:value-type="float" office:value="8043">
                <text:p>8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01">
                <text:p>5101</text:p>
              </table:table-cell>
              <table:table-cell office:value-type="float" office:value="2838">
                <text:p>2838</text:p>
              </table:table-cell>
              <table:table-cell office:value-type="float" office:value="4672">
                <text:p>4672</text:p>
              </table:table-cell>
              <table:table-cell office:value-type="float" office:value="10478">
                <text:p>10478</text:p>
              </table:table-cell>
              <table:table-cell office:value-type="float" office:value="4489">
                <text:p>4489</text:p>
              </table:table-cell>
              <table:table-cell office:value-type="float" office:value="9238">
                <text:p>9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7">
                <text:p>5697</text:p>
              </table:table-cell>
              <table:table-cell office:value-type="float" office:value="3287">
                <text:p>3287</text:p>
              </table:table-cell>
              <table:table-cell office:value-type="float" office:value="5767">
                <text:p>5767</text:p>
              </table:table-cell>
              <table:table-cell office:value-type="float" office:value="12409">
                <text:p>12409</text:p>
              </table:table-cell>
              <table:table-cell office:value-type="float" office:value="5514">
                <text:p>5514</text:p>
              </table:table-cell>
              <table:table-cell office:value-type="float" office:value="10469">
                <text:p>10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10">
                <text:p>6310</text:p>
              </table:table-cell>
              <table:table-cell office:value-type="float" office:value="3754">
                <text:p>3754</text:p>
              </table:table-cell>
              <table:table-cell office:value-type="float" office:value="6922">
                <text:p>6922</text:p>
              </table:table-cell>
              <table:table-cell office:value-type="float" office:value="14364">
                <text:p>14364</text:p>
              </table:table-cell>
              <table:table-cell office:value-type="float" office:value="6589">
                <text:p>6589</text:p>
              </table:table-cell>
              <table:table-cell office:value-type="float" office:value="11729">
                <text:p>11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47">
                <text:p>6947</text:p>
              </table:table-cell>
              <table:table-cell office:value-type="float" office:value="4282">
                <text:p>4282</text:p>
              </table:table-cell>
              <table:table-cell office:value-type="float" office:value="8105">
                <text:p>8105</text:p>
              </table:table-cell>
              <table:table-cell office:value-type="float" office:value="16340">
                <text:p>16340</text:p>
              </table:table-cell>
              <table:table-cell office:value-type="float" office:value="7687">
                <text:p>7687</text:p>
              </table:table-cell>
              <table:table-cell office:value-type="float" office:value="13016">
                <text:p>13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97">
                <text:p>7697</text:p>
              </table:table-cell>
              <table:table-cell office:value-type="float" office:value="4837">
                <text:p>4837</text:p>
              </table:table-cell>
              <table:table-cell office:value-type="float" office:value="9317">
                <text:p>9317</text:p>
              </table:table-cell>
              <table:table-cell office:value-type="float" office:value="18346">
                <text:p>18346</text:p>
              </table:table-cell>
              <table:table-cell office:value-type="float" office:value="8889">
                <text:p>8889</text:p>
              </table:table-cell>
              <table:table-cell office:value-type="float" office:value="14366">
                <text:p>14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71">
                <text:p>8471</text:p>
              </table:table-cell>
              <table:table-cell office:value-type="float" office:value="5422">
                <text:p>5422</text:p>
              </table:table-cell>
              <table:table-cell office:value-type="float" office:value="10563">
                <text:p>10563</text:p>
              </table:table-cell>
              <table:table-cell office:value-type="float" office:value="20385">
                <text:p>20385</text:p>
              </table:table-cell>
              <table:table-cell office:value-type="float" office:value="10159">
                <text:p>10159</text:p>
              </table:table-cell>
              <table:table-cell office:value-type="float" office:value="15783">
                <text:p>15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72">
                <text:p>9272</text:p>
              </table:table-cell>
              <table:table-cell office:value-type="float" office:value="6033">
                <text:p>6033</text:p>
              </table:table-cell>
              <table:table-cell office:value-type="float" office:value="11865">
                <text:p>11865</text:p>
              </table:table-cell>
              <table:table-cell office:value-type="float" office:value="22446">
                <text:p>22446</text:p>
              </table:table-cell>
              <table:table-cell office:value-type="float" office:value="11540">
                <text:p>11540</text:p>
              </table:table-cell>
              <table:table-cell office:value-type="float" office:value="17249">
                <text:p>17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2">
                <text:p>10092</text:p>
              </table:table-cell>
              <table:table-cell office:value-type="float" office:value="6670">
                <text:p>6670</text:p>
              </table:table-cell>
              <table:table-cell office:value-type="float" office:value="13333">
                <text:p>13333</text:p>
              </table:table-cell>
              <table:table-cell office:value-type="float" office:value="24529">
                <text:p>24529</text:p>
              </table:table-cell>
              <table:table-cell office:value-type="float" office:value="13013">
                <text:p>13013</text:p>
              </table:table-cell>
              <table:table-cell office:value-type="float" office:value="18743">
                <text:p>18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45">
                <text:p>10945</text:p>
              </table:table-cell>
              <table:table-cell office:value-type="float" office:value="7348">
                <text:p>7348</text:p>
              </table:table-cell>
              <table:table-cell office:value-type="float" office:value="14892">
                <text:p>14892</text:p>
              </table:table-cell>
              <table:table-cell office:value-type="float" office:value="26634">
                <text:p>26634</text:p>
              </table:table-cell>
              <table:table-cell office:value-type="float" office:value="14515">
                <text:p>14515</text:p>
              </table:table-cell>
              <table:table-cell office:value-type="float" office:value="20268">
                <text:p>20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23">
                <text:p>11823</text:p>
              </table:table-cell>
              <table:table-cell office:value-type="float" office:value="8103">
                <text:p>8103</text:p>
              </table:table-cell>
              <table:table-cell office:value-type="float" office:value="16488">
                <text:p>16488</text:p>
              </table:table-cell>
              <table:table-cell office:value-type="float" office:value="28766">
                <text:p>28766</text:p>
              </table:table-cell>
              <table:table-cell office:value-type="float" office:value="16067">
                <text:p>16067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25">
                <text:p>12725</text:p>
              </table:table-cell>
              <table:table-cell office:value-type="float" office:value="8882">
                <text:p>8882</text:p>
              </table:table-cell>
              <table:table-cell office:value-type="float" office:value="18371">
                <text:p>18371</text:p>
              </table:table-cell>
              <table:table-cell office:value-type="float" office:value="30920">
                <text:p>30920</text:p>
              </table:table-cell>
              <table:table-cell office:value-type="float" office:value="17641">
                <text:p>17641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49">
                <text:p>13649</text:p>
              </table:table-cell>
              <table:table-cell office:value-type="float" office:value="10344">
                <text:p>10344</text:p>
              </table:table-cell>
              <table:table-cell office:value-type="float" office:value="20382">
                <text:p>20382</text:p>
              </table:table-cell>
              <table:table-cell office:value-type="float" office:value="33100">
                <text:p>33100</text:p>
              </table:table-cell>
              <table:table-cell office:value-type="float" office:value="19246">
                <text:p>19246</text:p>
              </table:table-cell>
              <table:table-cell office:value-type="float" office:value="25139">
                <text:p>25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33">
                <text:p>14633</text:p>
              </table:table-cell>
              <table:table-cell office:value-type="float" office:value="11859">
                <text:p>11859</text:p>
              </table:table-cell>
              <table:table-cell office:value-type="float" office:value="22422">
                <text:p>22422</text:p>
              </table:table-cell>
              <table:table-cell office:value-type="float" office:value="35329">
                <text:p>35329</text:p>
              </table:table-cell>
              <table:table-cell office:value-type="float" office:value="20902">
                <text:p>20902</text:p>
              </table:table-cell>
              <table:table-cell office:value-type="float" office:value="26852">
                <text:p>26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49">
                <text:p>15649</text:p>
              </table:table-cell>
              <table:table-cell office:value-type="float" office:value="13396">
                <text:p>13396</text:p>
              </table:table-cell>
              <table:table-cell office:value-type="float" office:value="24494">
                <text:p>24494</text:p>
              </table:table-cell>
              <table:table-cell office:value-type="float" office:value="37606">
                <text:p>37606</text:p>
              </table:table-cell>
              <table:table-cell office:value-type="float" office:value="22585">
                <text:p>22585</text:p>
              </table:table-cell>
              <table:table-cell office:value-type="float" office:value="28594">
                <text:p>28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94">
                <text:p>16694</text:p>
              </table:table-cell>
              <table:table-cell office:value-type="float" office:value="14988">
                <text:p>14988</text:p>
              </table:table-cell>
              <table:table-cell office:value-type="float" office:value="26602">
                <text:p>26602</text:p>
              </table:table-cell>
              <table:table-cell office:value-type="float" office:value="39906">
                <text:p>39906</text:p>
              </table:table-cell>
              <table:table-cell office:value-type="float" office:value="24323">
                <text:p>24323</text:p>
              </table:table-cell>
              <table:table-cell office:value-type="float" office:value="30361">
                <text:p>30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65">
                <text:p>17765</text:p>
              </table:table-cell>
              <table:table-cell office:value-type="float" office:value="16627">
                <text:p>16627</text:p>
              </table:table-cell>
              <table:table-cell office:value-type="float" office:value="28762">
                <text:p>28762</text:p>
              </table:table-cell>
              <table:table-cell office:value-type="float" office:value="42232">
                <text:p>42232</text:p>
              </table:table-cell>
              <table:table-cell office:value-type="float" office:value="27126">
                <text:p>27126</text:p>
              </table:table-cell>
              <table:table-cell office:value-type="float" office:value="32163">
                <text:p>32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59">
                <text:p>18859</text:p>
              </table:table-cell>
              <table:table-cell office:value-type="float" office:value="18312">
                <text:p>18312</text:p>
              </table:table-cell>
              <table:table-cell office:value-type="float" office:value="31046">
                <text:p>31046</text:p>
              </table:table-cell>
              <table:table-cell office:value-type="float" office:value="44599">
                <text:p>44599</text:p>
              </table:table-cell>
              <table:table-cell office:value-type="float" office:value="29976">
                <text:p>29976</text:p>
              </table:table-cell>
              <table:table-cell office:value-type="float" office:value="33997">
                <text:p>33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97">
                <text:p>19997</text:p>
              </table:table-cell>
              <table:table-cell office:value-type="float" office:value="20065">
                <text:p>20065</text:p>
              </table:table-cell>
              <table:table-cell office:value-type="float" office:value="33457">
                <text:p>33457</text:p>
              </table:table-cell>
              <table:table-cell office:value-type="float" office:value="47048">
                <text:p>47048</text:p>
              </table:table-cell>
              <table:table-cell office:value-type="float" office:value="32845">
                <text:p>32845</text:p>
              </table:table-cell>
              <table:table-cell office:value-type="float" office:value="35855">
                <text:p>35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208">
                <text:p>21208</text:p>
              </table:table-cell>
              <table:table-cell office:value-type="float" office:value="21984">
                <text:p>21984</text:p>
              </table:table-cell>
              <table:table-cell office:value-type="float" office:value="35918">
                <text:p>35918</text:p>
              </table:table-cell>
              <table:table-cell office:value-type="float" office:value="49535">
                <text:p>49535</text:p>
              </table:table-cell>
              <table:table-cell office:value-type="float" office:value="35734">
                <text:p>35734</text:p>
              </table:table-cell>
              <table:table-cell office:value-type="float" office:value="37747">
                <text:p>37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445">
                <text:p>22445</text:p>
              </table:table-cell>
              <table:table-cell office:value-type="float" office:value="23994">
                <text:p>23994</text:p>
              </table:table-cell>
              <table:table-cell office:value-type="float" office:value="38437">
                <text:p>38437</text:p>
              </table:table-cell>
              <table:table-cell office:value-type="float" office:value="52069">
                <text:p>52069</text:p>
              </table:table-cell>
              <table:table-cell office:value-type="float" office:value="38643">
                <text:p>38643</text:p>
              </table:table-cell>
              <table:table-cell office:value-type="float" office:value="39665">
                <text:p>39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858">
                <text:p>23858</text:p>
              </table:table-cell>
              <table:table-cell office:value-type="float" office:value="26112">
                <text:p>26112</text:p>
              </table:table-cell>
              <table:table-cell office:value-type="float" office:value="40988">
                <text:p>40988</text:p>
              </table:table-cell>
              <table:table-cell office:value-type="float" office:value="54632">
                <text:p>54632</text:p>
              </table:table-cell>
              <table:table-cell office:value-type="float" office:value="41571">
                <text:p>41571</text:p>
              </table:table-cell>
              <table:table-cell office:value-type="float" office:value="41603">
                <text:p>41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777">
                <text:p>25777</text:p>
              </table:table-cell>
              <table:table-cell office:value-type="float" office:value="28454">
                <text:p>28454</text:p>
              </table:table-cell>
              <table:table-cell office:value-type="float" office:value="43569">
                <text:p>43569</text:p>
              </table:table-cell>
              <table:table-cell office:value-type="float" office:value="57244">
                <text:p>57244</text:p>
              </table:table-cell>
              <table:table-cell office:value-type="float" office:value="44519">
                <text:p>44519</text:p>
              </table:table-cell>
              <table:table-cell office:value-type="float" office:value="43562">
                <text:p>43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97">
                <text:p>28797</text:p>
              </table:table-cell>
              <table:table-cell office:value-type="float" office:value="30892">
                <text:p>30892</text:p>
              </table:table-cell>
              <table:table-cell office:value-type="float" office:value="46173">
                <text:p>46173</text:p>
              </table:table-cell>
              <table:table-cell office:value-type="float" office:value="59898">
                <text:p>59898</text:p>
              </table:table-cell>
              <table:table-cell office:value-type="float" office:value="47486">
                <text:p>47486</text:p>
              </table:table-cell>
              <table:table-cell office:value-type="float" office:value="45544">
                <text:p>45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61">
                <text:p>31861</text:p>
              </table:table-cell>
              <table:table-cell office:value-type="float" office:value="33357">
                <text:p>33357</text:p>
              </table:table-cell>
              <table:table-cell office:value-type="float" office:value="48806">
                <text:p>48806</text:p>
              </table:table-cell>
              <table:table-cell office:value-type="float" office:value="62589">
                <text:p>62589</text:p>
              </table:table-cell>
              <table:table-cell office:value-type="float" office:value="50474">
                <text:p>50474</text:p>
              </table:table-cell>
              <table:table-cell office:value-type="float" office:value="47549">
                <text:p>47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81">
                <text:p>34981</text:p>
              </table:table-cell>
              <table:table-cell office:value-type="float" office:value="35871">
                <text:p>35871</text:p>
              </table:table-cell>
              <table:table-cell office:value-type="float" office:value="51469">
                <text:p>51469</text:p>
              </table:table-cell>
              <table:table-cell office:value-type="float" office:value="65305">
                <text:p>65305</text:p>
              </table:table-cell>
              <table:table-cell office:value-type="float" office:value="53481">
                <text:p>53481</text:p>
              </table:table-cell>
              <table:table-cell office:value-type="float" office:value="49581">
                <text:p>495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166">
                <text:p>38166</text:p>
              </table:table-cell>
              <table:table-cell office:value-type="float" office:value="38421">
                <text:p>38421</text:p>
              </table:table-cell>
              <table:table-cell office:value-type="float" office:value="54173">
                <text:p>54173</text:p>
              </table:table-cell>
              <table:table-cell office:value-type="float" office:value="68044">
                <text:p>68044</text:p>
              </table:table-cell>
              <table:table-cell office:value-type="float" office:value="56509">
                <text:p>56509</text:p>
              </table:table-cell>
              <table:table-cell office:value-type="float" office:value="51632">
                <text:p>51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399">
                <text:p>41399</text:p>
              </table:table-cell>
              <table:table-cell office:value-type="float" office:value="41011">
                <text:p>41011</text:p>
              </table:table-cell>
              <table:table-cell office:value-type="float" office:value="56918">
                <text:p>56918</text:p>
              </table:table-cell>
              <table:table-cell office:value-type="float" office:value="70806">
                <text:p>70806</text:p>
              </table:table-cell>
              <table:table-cell office:value-type="float" office:value="59557">
                <text:p>59557</text:p>
              </table:table-cell>
              <table:table-cell office:value-type="float" office:value="53706">
                <text:p>53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741">
                <text:p>44741</text:p>
              </table:table-cell>
              <table:table-cell office:value-type="float" office:value="43663">
                <text:p>43663</text:p>
              </table:table-cell>
              <table:table-cell office:value-type="float" office:value="59701">
                <text:p>59701</text:p>
              </table:table-cell>
              <table:table-cell office:value-type="float" office:value="73590">
                <text:p>73590</text:p>
              </table:table-cell>
              <table:table-cell office:value-type="float" office:value="62625">
                <text:p>62625</text:p>
              </table:table-cell>
              <table:table-cell office:value-type="float" office:value="55804">
                <text:p>55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30">
                <text:p>48130</text:p>
              </table:table-cell>
              <table:table-cell office:value-type="float" office:value="46355">
                <text:p>46355</text:p>
              </table:table-cell>
              <table:table-cell office:value-type="float" office:value="62515">
                <text:p>62515</text:p>
              </table:table-cell>
              <table:table-cell office:value-type="float" office:value="76394">
                <text:p>76394</text:p>
              </table:table-cell>
              <table:table-cell office:value-type="float" office:value="65713">
                <text:p>65713</text:p>
              </table:table-cell>
              <table:table-cell office:value-type="float" office:value="57922">
                <text:p>579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552">
                <text:p>51552</text:p>
              </table:table-cell>
              <table:table-cell office:value-type="float" office:value="49165">
                <text:p>49165</text:p>
              </table:table-cell>
              <table:table-cell office:value-type="float" office:value="65434">
                <text:p>65434</text:p>
              </table:table-cell>
              <table:table-cell office:value-type="float" office:value="79223">
                <text:p>79223</text:p>
              </table:table-cell>
              <table:table-cell office:value-type="float" office:value="68821">
                <text:p>68821</text:p>
              </table:table-cell>
              <table:table-cell office:value-type="float" office:value="60061">
                <text:p>60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008">
                <text:p>55008</text:p>
              </table:table-cell>
              <table:table-cell office:value-type="float" office:value="52077">
                <text:p>52077</text:p>
              </table:table-cell>
              <table:table-cell office:value-type="float" office:value="68437">
                <text:p>68437</text:p>
              </table:table-cell>
              <table:table-cell office:value-type="float" office:value="82075">
                <text:p>82075</text:p>
              </table:table-cell>
              <table:table-cell office:value-type="float" office:value="71997">
                <text:p>71997</text:p>
              </table:table-cell>
              <table:table-cell office:value-type="float" office:value="62224">
                <text:p>62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503">
                <text:p>58503</text:p>
              </table:table-cell>
              <table:table-cell office:value-type="float" office:value="56054">
                <text:p>56054</text:p>
              </table:table-cell>
              <table:table-cell office:value-type="float" office:value="71465">
                <text:p>71465</text:p>
              </table:table-cell>
              <table:table-cell office:value-type="float" office:value="84950">
                <text:p>84950</text:p>
              </table:table-cell>
              <table:table-cell office:value-type="float" office:value="75196">
                <text:p>75196</text:p>
              </table:table-cell>
              <table:table-cell office:value-type="float" office:value="64418">
                <text:p>64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028">
                <text:p>62028</text:p>
              </table:table-cell>
              <table:table-cell office:value-type="float" office:value="60127">
                <text:p>60127</text:p>
              </table:table-cell>
              <table:table-cell office:value-type="float" office:value="74518">
                <text:p>74518</text:p>
              </table:table-cell>
              <table:table-cell office:value-type="float" office:value="87853">
                <text:p>87853</text:p>
              </table:table-cell>
              <table:table-cell office:value-type="float" office:value="78415">
                <text:p>78415</text:p>
              </table:table-cell>
              <table:table-cell office:value-type="float" office:value="66717">
                <text:p>66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582">
                <text:p>65582</text:p>
              </table:table-cell>
              <table:table-cell office:value-type="float" office:value="64231">
                <text:p>64231</text:p>
              </table:table-cell>
              <table:table-cell office:value-type="float" office:value="77601">
                <text:p>77601</text:p>
              </table:table-cell>
              <table:table-cell office:value-type="float" office:value="90778">
                <text:p>90778</text:p>
              </table:table-cell>
              <table:table-cell office:value-type="float" office:value="81655">
                <text:p>81655</text:p>
              </table:table-cell>
              <table:table-cell office:value-type="float" office:value="69036">
                <text:p>69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179">
                <text:p>69179</text:p>
              </table:table-cell>
              <table:table-cell office:value-type="float" office:value="68359">
                <text:p>68359</text:p>
              </table:table-cell>
              <table:table-cell office:value-type="float" office:value="80714">
                <text:p>80714</text:p>
              </table:table-cell>
              <table:table-cell office:value-type="float" office:value="93733">
                <text:p>93733</text:p>
              </table:table-cell>
              <table:table-cell office:value-type="float" office:value="84916">
                <text:p>84916</text:p>
              </table:table-cell>
              <table:table-cell office:value-type="float" office:value="71379">
                <text:p>713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32">
                <text:p>72832</text:p>
              </table:table-cell>
              <table:table-cell office:value-type="float" office:value="72511">
                <text:p>72511</text:p>
              </table:table-cell>
              <table:table-cell office:value-type="float" office:value="83880">
                <text:p>83880</text:p>
              </table:table-cell>
              <table:table-cell office:value-type="float" office:value="96729">
                <text:p>96729</text:p>
              </table:table-cell>
              <table:table-cell office:value-type="float" office:value="88197">
                <text:p>88197</text:p>
              </table:table-cell>
              <table:table-cell office:value-type="float" office:value="73748">
                <text:p>737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20">
                <text:p>76520</text:p>
              </table:table-cell>
              <table:table-cell office:value-type="float" office:value="76685">
                <text:p>76685</text:p>
              </table:table-cell>
              <table:table-cell office:value-type="float" office:value="87082">
                <text:p>87082</text:p>
              </table:table-cell>
              <table:table-cell office:value-type="float" office:value="99758">
                <text:p>99758</text:p>
              </table:table-cell>
              <table:table-cell office:value-type="float" office:value="91500">
                <text:p>91500</text:p>
              </table:table-cell>
              <table:table-cell office:value-type="float" office:value="76145">
                <text:p>76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340">
                <text:p>80340</text:p>
              </table:table-cell>
              <table:table-cell office:value-type="float" office:value="80974">
                <text:p>80974</text:p>
              </table:table-cell>
              <table:table-cell office:value-type="float" office:value="90316">
                <text:p>90316</text:p>
              </table:table-cell>
              <table:table-cell office:value-type="float" office:value="102820">
                <text:p>102820</text:p>
              </table:table-cell>
              <table:table-cell office:value-type="float" office:value="94823">
                <text:p>94823</text:p>
              </table:table-cell>
              <table:table-cell office:value-type="float" office:value="78564">
                <text:p>785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896cm" svg:height="11.907cm" xlink:href=".." xlink:type="simple" chart:class="chart:line" chart:style-name="ch1">
        <chart:title svg:x="11.007cm" svg:y="0.374cm" chart:style-name="ch2">
          <text:p>Peer to Peer File Distribution</text:p>
        </chart:title>
        <chart:legend chart:legend-position="end" svg:x="25.546cm" svg:y="4.409cm" style:legend-expansion="high" chart:style-name="ch3"/>
        <chart:plot-area chart:style-name="ch4" table:cell-range-address="p2pbc.A1:p2pbc.F51" chart:data-source-has-labels="row" svg:x="1.568cm" svg:y="1.391cm" svg:width="23.422cm" svg:height="9.297cm">
          <chartooo:coordinate-region svg:x="2.745cm" svg:y="1.591cm" svg:width="21.873cm" svg:height="8.45cm"/>
          <chart:axis chart:dimension="x" chart:name="primary-x" chart:style-name="ch5">
            <chart:title svg:x="12.415cm" svg:y="10.926cm" chart:style-name="ch6">
              <text:p>RFC Count</text:p>
            </chart:title>
          </chart:axis>
          <chart:axis chart:dimension="y" chart:name="primary-y" chart:style-name="ch5">
            <chart:title svg:x="0.451cm" svg:y="7.618cm" chart:style-name="ch7">
              <text:p>Cumulative time (ms)</text:p>
            </chart:title>
            <chart:grid chart:style-name="ch8" chart:class="major"/>
          </chart:axis>
          <chart:series chart:style-name="ch9" chart:values-cell-range-address="p2pbc.A2:p2pbc.A51" chart:label-cell-address="p2pbc.A1:p2pbc.A1" chart:class="chart:line">
            <chart:data-point chart:repeated="50"/>
          </chart:series>
          <chart:series chart:style-name="ch10" chart:values-cell-range-address="p2pbc.B2:p2pbc.B51" chart:label-cell-address="p2pbc.B1:p2pbc.B1" chart:class="chart:line">
            <chart:data-point chart:repeated="50"/>
          </chart:series>
          <chart:series chart:style-name="ch11" chart:values-cell-range-address="p2pbc.C2:p2pbc.C51" chart:label-cell-address="p2pbc.C1:p2pbc.C1" chart:class="chart:line">
            <chart:data-point chart:repeated="50"/>
          </chart:series>
          <chart:series chart:style-name="ch12" chart:values-cell-range-address="p2pbc.D2:p2pbc.D51" chart:label-cell-address="p2pbc.D1:p2pbc.D1" chart:class="chart:line">
            <chart:data-point chart:repeated="50"/>
          </chart:series>
          <chart:series chart:style-name="ch13" chart:values-cell-range-address="p2pbc.E2:p2pbc.E51" chart:label-cell-address="p2pbc.E1:p2pbc.E1" chart:class="chart:line">
            <chart:data-point chart:repeated="50"/>
          </chart:series>
          <chart:series chart:style-name="ch14" chart:values-cell-range-address="p2pbc.F2:p2pbc.F51" chart:label-cell-address="p2pbc.F1:p2pbc.F1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er 1</text:p>
                <draw:g>
                  <svg:desc>p2pbc.A1:p2pbc.A1</svg:desc>
                </draw:g>
              </table:table-cell>
              <table:table-cell office:value-type="string">
                <text:p>Peer 2</text:p>
                <draw:g>
                  <svg:desc>p2pbc.B1:p2pbc.B1</svg:desc>
                </draw:g>
              </table:table-cell>
              <table:table-cell office:value-type="string">
                <text:p>Peer 3</text:p>
                <draw:g>
                  <svg:desc>p2pbc.C1:p2pbc.C1</svg:desc>
                </draw:g>
              </table:table-cell>
              <table:table-cell office:value-type="string">
                <text:p>Peer 4</text:p>
                <draw:g>
                  <svg:desc>p2pbc.D1:p2pbc.D1</svg:desc>
                </draw:g>
              </table:table-cell>
              <table:table-cell office:value-type="string">
                <text:p>Peer 5</text:p>
                <draw:g>
                  <svg:desc>p2pbc.E1:p2pbc.E1</svg:desc>
                </draw:g>
              </table:table-cell>
              <table:table-cell office:value-type="string">
                <text:p>Peer 6</text:p>
                <draw:g>
                  <svg:desc>p2pbc.F1:p2pbc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p2pbc.A2:p2pbc.A51</svg:desc>
                </draw:g>
              </table:table-cell>
              <table:table-cell office:value-type="float" office:value="28">
                <text:p>28</text:p>
                <draw:g>
                  <svg:desc>p2pbc.B2:p2pbc.B51</svg:desc>
                </draw:g>
              </table:table-cell>
              <table:table-cell office:value-type="float" office:value="25">
                <text:p>25</text:p>
                <draw:g>
                  <svg:desc>p2pbc.C2:p2pbc.C51</svg:desc>
                </draw:g>
              </table:table-cell>
              <table:table-cell office:value-type="float" office:value="27">
                <text:p>27</text:p>
                <draw:g>
                  <svg:desc>p2pbc.D2:p2pbc.D51</svg:desc>
                </draw:g>
              </table:table-cell>
              <table:table-cell office:value-type="float" office:value="51">
                <text:p>51</text:p>
                <draw:g>
                  <svg:desc>p2pbc.E2:p2pbc.E51</svg:desc>
                </draw:g>
              </table:table-cell>
              <table:table-cell office:value-type="float" office:value="78">
                <text:p>78</text:p>
                <draw:g>
                  <svg:desc>p2pbc.F2:p2pbc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">
                <text:p>310</text:p>
              </table:table-cell>
              <table:table-cell office:value-type="float" office:value="73">
                <text:p>73</text:p>
              </table:table-cell>
              <table:table-cell office:value-type="float" office:value="101">
                <text:p>101</text:p>
              </table:table-cell>
              <table:table-cell office:value-type="float" office:value="485">
                <text:p>485</text:p>
              </table:table-cell>
              <table:table-cell office:value-type="float" office:value="124">
                <text:p>12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1">
                <text:p>621</text:p>
              </table:table-cell>
              <table:table-cell office:value-type="float" office:value="141">
                <text:p>141</text:p>
              </table:table-cell>
              <table:table-cell office:value-type="float" office:value="202">
                <text:p>202</text:p>
              </table:table-cell>
              <table:table-cell office:value-type="float" office:value="971">
                <text:p>971</text:p>
              </table:table-cell>
              <table:table-cell office:value-type="float" office:value="224">
                <text:p>22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8">
                <text:p>958</text:p>
              </table:table-cell>
              <table:table-cell office:value-type="float" office:value="254">
                <text:p>254</text:p>
              </table:table-cell>
              <table:table-cell office:value-type="float" office:value="334">
                <text:p>334</text:p>
              </table:table-cell>
              <table:table-cell office:value-type="float" office:value="1492">
                <text:p>1492</text:p>
              </table:table-cell>
              <table:table-cell office:value-type="float" office:value="376">
                <text:p>37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5">
                <text:p>1315</text:p>
              </table:table-cell>
              <table:table-cell office:value-type="float" office:value="389">
                <text:p>389</text:p>
              </table:table-cell>
              <table:table-cell office:value-type="float" office:value="484">
                <text:p>484</text:p>
              </table:table-cell>
              <table:table-cell office:value-type="float" office:value="2095">
                <text:p>2095</text:p>
              </table:table-cell>
              <table:table-cell office:value-type="float" office:value="554">
                <text:p>554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0">
                <text:p>1690</text:p>
              </table:table-cell>
              <table:table-cell office:value-type="float" office:value="542">
                <text:p>542</text:p>
              </table:table-cell>
              <table:table-cell office:value-type="float" office:value="660">
                <text:p>660</text:p>
              </table:table-cell>
              <table:table-cell office:value-type="float" office:value="2722">
                <text:p>2722</text:p>
              </table:table-cell>
              <table:table-cell office:value-type="float" office:value="754">
                <text:p>75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12">
                <text:p>2112</text:p>
              </table:table-cell>
              <table:table-cell office:value-type="float" office:value="714">
                <text:p>714</text:p>
              </table:table-cell>
              <table:table-cell office:value-type="float" office:value="855">
                <text:p>855</text:p>
              </table:table-cell>
              <table:table-cell office:value-type="float" office:value="3376">
                <text:p>3376</text:p>
              </table:table-cell>
              <table:table-cell office:value-type="float" office:value="982">
                <text:p>982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2">
                <text:p>2552</text:p>
              </table:table-cell>
              <table:table-cell office:value-type="float" office:value="1007">
                <text:p>1007</text:p>
              </table:table-cell>
              <table:table-cell office:value-type="float" office:value="1085">
                <text:p>1085</text:p>
              </table:table-cell>
              <table:table-cell office:value-type="float" office:value="4048">
                <text:p>4048</text:p>
              </table:table-cell>
              <table:table-cell office:value-type="float" office:value="1228">
                <text:p>1228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12">
                <text:p>3012</text:p>
              </table:table-cell>
              <table:table-cell office:value-type="float" office:value="1322">
                <text:p>1322</text:p>
              </table:table-cell>
              <table:table-cell office:value-type="float" office:value="1388">
                <text:p>1388</text:p>
              </table:table-cell>
              <table:table-cell office:value-type="float" office:value="4797">
                <text:p>4797</text:p>
              </table:table-cell>
              <table:table-cell office:value-type="float" office:value="1543">
                <text:p>1543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4">
                <text:p>3494</text:p>
              </table:table-cell>
              <table:table-cell office:value-type="float" office:value="1658">
                <text:p>1658</text:p>
              </table:table-cell>
              <table:table-cell office:value-type="float" office:value="1711">
                <text:p>1711</text:p>
              </table:table-cell>
              <table:table-cell office:value-type="float" office:value="5713">
                <text:p>5713</text:p>
              </table:table-cell>
              <table:table-cell office:value-type="float" office:value="2026">
                <text:p>2026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3">
                <text:p>4003</text:p>
              </table:table-cell>
              <table:table-cell office:value-type="float" office:value="2028">
                <text:p>2028</text:p>
              </table:table-cell>
              <table:table-cell office:value-type="float" office:value="2588">
                <text:p>2588</text:p>
              </table:table-cell>
              <table:table-cell office:value-type="float" office:value="6747">
                <text:p>6747</text:p>
              </table:table-cell>
              <table:table-cell office:value-type="float" office:value="2598">
                <text:p>2598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31">
                <text:p>4531</text:p>
              </table:table-cell>
              <table:table-cell office:value-type="float" office:value="2415">
                <text:p>2415</text:p>
              </table:table-cell>
              <table:table-cell office:value-type="float" office:value="3599">
                <text:p>3599</text:p>
              </table:table-cell>
              <table:table-cell office:value-type="float" office:value="8567">
                <text:p>8567</text:p>
              </table:table-cell>
              <table:table-cell office:value-type="float" office:value="3489">
                <text:p>3489</text:p>
              </table:table-cell>
              <table:table-cell office:value-type="float" office:value="8043">
                <text:p>8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01">
                <text:p>5101</text:p>
              </table:table-cell>
              <table:table-cell office:value-type="float" office:value="2838">
                <text:p>2838</text:p>
              </table:table-cell>
              <table:table-cell office:value-type="float" office:value="4672">
                <text:p>4672</text:p>
              </table:table-cell>
              <table:table-cell office:value-type="float" office:value="10478">
                <text:p>10478</text:p>
              </table:table-cell>
              <table:table-cell office:value-type="float" office:value="4489">
                <text:p>4489</text:p>
              </table:table-cell>
              <table:table-cell office:value-type="float" office:value="9238">
                <text:p>9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97">
                <text:p>5697</text:p>
              </table:table-cell>
              <table:table-cell office:value-type="float" office:value="3287">
                <text:p>3287</text:p>
              </table:table-cell>
              <table:table-cell office:value-type="float" office:value="5767">
                <text:p>5767</text:p>
              </table:table-cell>
              <table:table-cell office:value-type="float" office:value="12409">
                <text:p>12409</text:p>
              </table:table-cell>
              <table:table-cell office:value-type="float" office:value="5514">
                <text:p>5514</text:p>
              </table:table-cell>
              <table:table-cell office:value-type="float" office:value="10469">
                <text:p>10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10">
                <text:p>6310</text:p>
              </table:table-cell>
              <table:table-cell office:value-type="float" office:value="3754">
                <text:p>3754</text:p>
              </table:table-cell>
              <table:table-cell office:value-type="float" office:value="6922">
                <text:p>6922</text:p>
              </table:table-cell>
              <table:table-cell office:value-type="float" office:value="14364">
                <text:p>14364</text:p>
              </table:table-cell>
              <table:table-cell office:value-type="float" office:value="6589">
                <text:p>6589</text:p>
              </table:table-cell>
              <table:table-cell office:value-type="float" office:value="11729">
                <text:p>11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47">
                <text:p>6947</text:p>
              </table:table-cell>
              <table:table-cell office:value-type="float" office:value="4282">
                <text:p>4282</text:p>
              </table:table-cell>
              <table:table-cell office:value-type="float" office:value="8105">
                <text:p>8105</text:p>
              </table:table-cell>
              <table:table-cell office:value-type="float" office:value="16340">
                <text:p>16340</text:p>
              </table:table-cell>
              <table:table-cell office:value-type="float" office:value="7687">
                <text:p>7687</text:p>
              </table:table-cell>
              <table:table-cell office:value-type="float" office:value="13016">
                <text:p>13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97">
                <text:p>7697</text:p>
              </table:table-cell>
              <table:table-cell office:value-type="float" office:value="4837">
                <text:p>4837</text:p>
              </table:table-cell>
              <table:table-cell office:value-type="float" office:value="9317">
                <text:p>9317</text:p>
              </table:table-cell>
              <table:table-cell office:value-type="float" office:value="18346">
                <text:p>18346</text:p>
              </table:table-cell>
              <table:table-cell office:value-type="float" office:value="8889">
                <text:p>8889</text:p>
              </table:table-cell>
              <table:table-cell office:value-type="float" office:value="14366">
                <text:p>14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71">
                <text:p>8471</text:p>
              </table:table-cell>
              <table:table-cell office:value-type="float" office:value="5422">
                <text:p>5422</text:p>
              </table:table-cell>
              <table:table-cell office:value-type="float" office:value="10563">
                <text:p>10563</text:p>
              </table:table-cell>
              <table:table-cell office:value-type="float" office:value="20385">
                <text:p>20385</text:p>
              </table:table-cell>
              <table:table-cell office:value-type="float" office:value="10159">
                <text:p>10159</text:p>
              </table:table-cell>
              <table:table-cell office:value-type="float" office:value="15783">
                <text:p>15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72">
                <text:p>9272</text:p>
              </table:table-cell>
              <table:table-cell office:value-type="float" office:value="6033">
                <text:p>6033</text:p>
              </table:table-cell>
              <table:table-cell office:value-type="float" office:value="11865">
                <text:p>11865</text:p>
              </table:table-cell>
              <table:table-cell office:value-type="float" office:value="22446">
                <text:p>22446</text:p>
              </table:table-cell>
              <table:table-cell office:value-type="float" office:value="11540">
                <text:p>11540</text:p>
              </table:table-cell>
              <table:table-cell office:value-type="float" office:value="17249">
                <text:p>17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2">
                <text:p>10092</text:p>
              </table:table-cell>
              <table:table-cell office:value-type="float" office:value="6670">
                <text:p>6670</text:p>
              </table:table-cell>
              <table:table-cell office:value-type="float" office:value="13333">
                <text:p>13333</text:p>
              </table:table-cell>
              <table:table-cell office:value-type="float" office:value="24529">
                <text:p>24529</text:p>
              </table:table-cell>
              <table:table-cell office:value-type="float" office:value="13013">
                <text:p>13013</text:p>
              </table:table-cell>
              <table:table-cell office:value-type="float" office:value="18743">
                <text:p>187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45">
                <text:p>10945</text:p>
              </table:table-cell>
              <table:table-cell office:value-type="float" office:value="7348">
                <text:p>7348</text:p>
              </table:table-cell>
              <table:table-cell office:value-type="float" office:value="14892">
                <text:p>14892</text:p>
              </table:table-cell>
              <table:table-cell office:value-type="float" office:value="26634">
                <text:p>26634</text:p>
              </table:table-cell>
              <table:table-cell office:value-type="float" office:value="14515">
                <text:p>14515</text:p>
              </table:table-cell>
              <table:table-cell office:value-type="float" office:value="20268">
                <text:p>20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23">
                <text:p>11823</text:p>
              </table:table-cell>
              <table:table-cell office:value-type="float" office:value="8103">
                <text:p>8103</text:p>
              </table:table-cell>
              <table:table-cell office:value-type="float" office:value="16488">
                <text:p>16488</text:p>
              </table:table-cell>
              <table:table-cell office:value-type="float" office:value="28766">
                <text:p>28766</text:p>
              </table:table-cell>
              <table:table-cell office:value-type="float" office:value="16067">
                <text:p>16067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25">
                <text:p>12725</text:p>
              </table:table-cell>
              <table:table-cell office:value-type="float" office:value="8882">
                <text:p>8882</text:p>
              </table:table-cell>
              <table:table-cell office:value-type="float" office:value="18371">
                <text:p>18371</text:p>
              </table:table-cell>
              <table:table-cell office:value-type="float" office:value="30920">
                <text:p>30920</text:p>
              </table:table-cell>
              <table:table-cell office:value-type="float" office:value="17641">
                <text:p>17641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49">
                <text:p>13649</text:p>
              </table:table-cell>
              <table:table-cell office:value-type="float" office:value="10344">
                <text:p>10344</text:p>
              </table:table-cell>
              <table:table-cell office:value-type="float" office:value="20382">
                <text:p>20382</text:p>
              </table:table-cell>
              <table:table-cell office:value-type="float" office:value="33100">
                <text:p>33100</text:p>
              </table:table-cell>
              <table:table-cell office:value-type="float" office:value="19246">
                <text:p>19246</text:p>
              </table:table-cell>
              <table:table-cell office:value-type="float" office:value="25139">
                <text:p>25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33">
                <text:p>14633</text:p>
              </table:table-cell>
              <table:table-cell office:value-type="float" office:value="11859">
                <text:p>11859</text:p>
              </table:table-cell>
              <table:table-cell office:value-type="float" office:value="22422">
                <text:p>22422</text:p>
              </table:table-cell>
              <table:table-cell office:value-type="float" office:value="35329">
                <text:p>35329</text:p>
              </table:table-cell>
              <table:table-cell office:value-type="float" office:value="20902">
                <text:p>20902</text:p>
              </table:table-cell>
              <table:table-cell office:value-type="float" office:value="26852">
                <text:p>26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49">
                <text:p>15649</text:p>
              </table:table-cell>
              <table:table-cell office:value-type="float" office:value="13396">
                <text:p>13396</text:p>
              </table:table-cell>
              <table:table-cell office:value-type="float" office:value="24494">
                <text:p>24494</text:p>
              </table:table-cell>
              <table:table-cell office:value-type="float" office:value="37606">
                <text:p>37606</text:p>
              </table:table-cell>
              <table:table-cell office:value-type="float" office:value="22585">
                <text:p>22585</text:p>
              </table:table-cell>
              <table:table-cell office:value-type="float" office:value="28594">
                <text:p>28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94">
                <text:p>16694</text:p>
              </table:table-cell>
              <table:table-cell office:value-type="float" office:value="14988">
                <text:p>14988</text:p>
              </table:table-cell>
              <table:table-cell office:value-type="float" office:value="26602">
                <text:p>26602</text:p>
              </table:table-cell>
              <table:table-cell office:value-type="float" office:value="39906">
                <text:p>39906</text:p>
              </table:table-cell>
              <table:table-cell office:value-type="float" office:value="24323">
                <text:p>24323</text:p>
              </table:table-cell>
              <table:table-cell office:value-type="float" office:value="30361">
                <text:p>30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65">
                <text:p>17765</text:p>
              </table:table-cell>
              <table:table-cell office:value-type="float" office:value="16627">
                <text:p>16627</text:p>
              </table:table-cell>
              <table:table-cell office:value-type="float" office:value="28762">
                <text:p>28762</text:p>
              </table:table-cell>
              <table:table-cell office:value-type="float" office:value="42232">
                <text:p>42232</text:p>
              </table:table-cell>
              <table:table-cell office:value-type="float" office:value="27126">
                <text:p>27126</text:p>
              </table:table-cell>
              <table:table-cell office:value-type="float" office:value="32163">
                <text:p>32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59">
                <text:p>18859</text:p>
              </table:table-cell>
              <table:table-cell office:value-type="float" office:value="18312">
                <text:p>18312</text:p>
              </table:table-cell>
              <table:table-cell office:value-type="float" office:value="31046">
                <text:p>31046</text:p>
              </table:table-cell>
              <table:table-cell office:value-type="float" office:value="44599">
                <text:p>44599</text:p>
              </table:table-cell>
              <table:table-cell office:value-type="float" office:value="29976">
                <text:p>29976</text:p>
              </table:table-cell>
              <table:table-cell office:value-type="float" office:value="33997">
                <text:p>339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97">
                <text:p>19997</text:p>
              </table:table-cell>
              <table:table-cell office:value-type="float" office:value="20065">
                <text:p>20065</text:p>
              </table:table-cell>
              <table:table-cell office:value-type="float" office:value="33457">
                <text:p>33457</text:p>
              </table:table-cell>
              <table:table-cell office:value-type="float" office:value="47048">
                <text:p>47048</text:p>
              </table:table-cell>
              <table:table-cell office:value-type="float" office:value="32845">
                <text:p>32845</text:p>
              </table:table-cell>
              <table:table-cell office:value-type="float" office:value="35855">
                <text:p>35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208">
                <text:p>21208</text:p>
              </table:table-cell>
              <table:table-cell office:value-type="float" office:value="21984">
                <text:p>21984</text:p>
              </table:table-cell>
              <table:table-cell office:value-type="float" office:value="35918">
                <text:p>35918</text:p>
              </table:table-cell>
              <table:table-cell office:value-type="float" office:value="49535">
                <text:p>49535</text:p>
              </table:table-cell>
              <table:table-cell office:value-type="float" office:value="35734">
                <text:p>35734</text:p>
              </table:table-cell>
              <table:table-cell office:value-type="float" office:value="37747">
                <text:p>37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445">
                <text:p>22445</text:p>
              </table:table-cell>
              <table:table-cell office:value-type="float" office:value="23994">
                <text:p>23994</text:p>
              </table:table-cell>
              <table:table-cell office:value-type="float" office:value="38437">
                <text:p>38437</text:p>
              </table:table-cell>
              <table:table-cell office:value-type="float" office:value="52069">
                <text:p>52069</text:p>
              </table:table-cell>
              <table:table-cell office:value-type="float" office:value="38643">
                <text:p>38643</text:p>
              </table:table-cell>
              <table:table-cell office:value-type="float" office:value="39665">
                <text:p>39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858">
                <text:p>23858</text:p>
              </table:table-cell>
              <table:table-cell office:value-type="float" office:value="26112">
                <text:p>26112</text:p>
              </table:table-cell>
              <table:table-cell office:value-type="float" office:value="40988">
                <text:p>40988</text:p>
              </table:table-cell>
              <table:table-cell office:value-type="float" office:value="54632">
                <text:p>54632</text:p>
              </table:table-cell>
              <table:table-cell office:value-type="float" office:value="41571">
                <text:p>41571</text:p>
              </table:table-cell>
              <table:table-cell office:value-type="float" office:value="41603">
                <text:p>41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777">
                <text:p>25777</text:p>
              </table:table-cell>
              <table:table-cell office:value-type="float" office:value="28454">
                <text:p>28454</text:p>
              </table:table-cell>
              <table:table-cell office:value-type="float" office:value="43569">
                <text:p>43569</text:p>
              </table:table-cell>
              <table:table-cell office:value-type="float" office:value="57244">
                <text:p>57244</text:p>
              </table:table-cell>
              <table:table-cell office:value-type="float" office:value="44519">
                <text:p>44519</text:p>
              </table:table-cell>
              <table:table-cell office:value-type="float" office:value="43562">
                <text:p>43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97">
                <text:p>28797</text:p>
              </table:table-cell>
              <table:table-cell office:value-type="float" office:value="30892">
                <text:p>30892</text:p>
              </table:table-cell>
              <table:table-cell office:value-type="float" office:value="46173">
                <text:p>46173</text:p>
              </table:table-cell>
              <table:table-cell office:value-type="float" office:value="59898">
                <text:p>59898</text:p>
              </table:table-cell>
              <table:table-cell office:value-type="float" office:value="47486">
                <text:p>47486</text:p>
              </table:table-cell>
              <table:table-cell office:value-type="float" office:value="45544">
                <text:p>455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61">
                <text:p>31861</text:p>
              </table:table-cell>
              <table:table-cell office:value-type="float" office:value="33357">
                <text:p>33357</text:p>
              </table:table-cell>
              <table:table-cell office:value-type="float" office:value="48806">
                <text:p>48806</text:p>
              </table:table-cell>
              <table:table-cell office:value-type="float" office:value="62589">
                <text:p>62589</text:p>
              </table:table-cell>
              <table:table-cell office:value-type="float" office:value="50474">
                <text:p>50474</text:p>
              </table:table-cell>
              <table:table-cell office:value-type="float" office:value="47549">
                <text:p>475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81">
                <text:p>34981</text:p>
              </table:table-cell>
              <table:table-cell office:value-type="float" office:value="35871">
                <text:p>35871</text:p>
              </table:table-cell>
              <table:table-cell office:value-type="float" office:value="51469">
                <text:p>51469</text:p>
              </table:table-cell>
              <table:table-cell office:value-type="float" office:value="65305">
                <text:p>65305</text:p>
              </table:table-cell>
              <table:table-cell office:value-type="float" office:value="53481">
                <text:p>53481</text:p>
              </table:table-cell>
              <table:table-cell office:value-type="float" office:value="49581">
                <text:p>495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166">
                <text:p>38166</text:p>
              </table:table-cell>
              <table:table-cell office:value-type="float" office:value="38421">
                <text:p>38421</text:p>
              </table:table-cell>
              <table:table-cell office:value-type="float" office:value="54173">
                <text:p>54173</text:p>
              </table:table-cell>
              <table:table-cell office:value-type="float" office:value="68044">
                <text:p>68044</text:p>
              </table:table-cell>
              <table:table-cell office:value-type="float" office:value="56509">
                <text:p>56509</text:p>
              </table:table-cell>
              <table:table-cell office:value-type="float" office:value="51632">
                <text:p>516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399">
                <text:p>41399</text:p>
              </table:table-cell>
              <table:table-cell office:value-type="float" office:value="41011">
                <text:p>41011</text:p>
              </table:table-cell>
              <table:table-cell office:value-type="float" office:value="56918">
                <text:p>56918</text:p>
              </table:table-cell>
              <table:table-cell office:value-type="float" office:value="70806">
                <text:p>70806</text:p>
              </table:table-cell>
              <table:table-cell office:value-type="float" office:value="59557">
                <text:p>59557</text:p>
              </table:table-cell>
              <table:table-cell office:value-type="float" office:value="53706">
                <text:p>53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741">
                <text:p>44741</text:p>
              </table:table-cell>
              <table:table-cell office:value-type="float" office:value="43663">
                <text:p>43663</text:p>
              </table:table-cell>
              <table:table-cell office:value-type="float" office:value="59701">
                <text:p>59701</text:p>
              </table:table-cell>
              <table:table-cell office:value-type="float" office:value="73590">
                <text:p>73590</text:p>
              </table:table-cell>
              <table:table-cell office:value-type="float" office:value="62625">
                <text:p>62625</text:p>
              </table:table-cell>
              <table:table-cell office:value-type="float" office:value="55804">
                <text:p>55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30">
                <text:p>48130</text:p>
              </table:table-cell>
              <table:table-cell office:value-type="float" office:value="46355">
                <text:p>46355</text:p>
              </table:table-cell>
              <table:table-cell office:value-type="float" office:value="62515">
                <text:p>62515</text:p>
              </table:table-cell>
              <table:table-cell office:value-type="float" office:value="76394">
                <text:p>76394</text:p>
              </table:table-cell>
              <table:table-cell office:value-type="float" office:value="65713">
                <text:p>65713</text:p>
              </table:table-cell>
              <table:table-cell office:value-type="float" office:value="57922">
                <text:p>579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552">
                <text:p>51552</text:p>
              </table:table-cell>
              <table:table-cell office:value-type="float" office:value="49165">
                <text:p>49165</text:p>
              </table:table-cell>
              <table:table-cell office:value-type="float" office:value="65434">
                <text:p>65434</text:p>
              </table:table-cell>
              <table:table-cell office:value-type="float" office:value="79223">
                <text:p>79223</text:p>
              </table:table-cell>
              <table:table-cell office:value-type="float" office:value="68821">
                <text:p>68821</text:p>
              </table:table-cell>
              <table:table-cell office:value-type="float" office:value="60061">
                <text:p>60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008">
                <text:p>55008</text:p>
              </table:table-cell>
              <table:table-cell office:value-type="float" office:value="52077">
                <text:p>52077</text:p>
              </table:table-cell>
              <table:table-cell office:value-type="float" office:value="68437">
                <text:p>68437</text:p>
              </table:table-cell>
              <table:table-cell office:value-type="float" office:value="82075">
                <text:p>82075</text:p>
              </table:table-cell>
              <table:table-cell office:value-type="float" office:value="71997">
                <text:p>71997</text:p>
              </table:table-cell>
              <table:table-cell office:value-type="float" office:value="62224">
                <text:p>62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503">
                <text:p>58503</text:p>
              </table:table-cell>
              <table:table-cell office:value-type="float" office:value="56054">
                <text:p>56054</text:p>
              </table:table-cell>
              <table:table-cell office:value-type="float" office:value="71465">
                <text:p>71465</text:p>
              </table:table-cell>
              <table:table-cell office:value-type="float" office:value="84950">
                <text:p>84950</text:p>
              </table:table-cell>
              <table:table-cell office:value-type="float" office:value="75196">
                <text:p>75196</text:p>
              </table:table-cell>
              <table:table-cell office:value-type="float" office:value="64418">
                <text:p>64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028">
                <text:p>62028</text:p>
              </table:table-cell>
              <table:table-cell office:value-type="float" office:value="60127">
                <text:p>60127</text:p>
              </table:table-cell>
              <table:table-cell office:value-type="float" office:value="74518">
                <text:p>74518</text:p>
              </table:table-cell>
              <table:table-cell office:value-type="float" office:value="87853">
                <text:p>87853</text:p>
              </table:table-cell>
              <table:table-cell office:value-type="float" office:value="78415">
                <text:p>78415</text:p>
              </table:table-cell>
              <table:table-cell office:value-type="float" office:value="66717">
                <text:p>66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582">
                <text:p>65582</text:p>
              </table:table-cell>
              <table:table-cell office:value-type="float" office:value="64231">
                <text:p>64231</text:p>
              </table:table-cell>
              <table:table-cell office:value-type="float" office:value="77601">
                <text:p>77601</text:p>
              </table:table-cell>
              <table:table-cell office:value-type="float" office:value="90778">
                <text:p>90778</text:p>
              </table:table-cell>
              <table:table-cell office:value-type="float" office:value="81655">
                <text:p>81655</text:p>
              </table:table-cell>
              <table:table-cell office:value-type="float" office:value="69036">
                <text:p>69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179">
                <text:p>69179</text:p>
              </table:table-cell>
              <table:table-cell office:value-type="float" office:value="68359">
                <text:p>68359</text:p>
              </table:table-cell>
              <table:table-cell office:value-type="float" office:value="80714">
                <text:p>80714</text:p>
              </table:table-cell>
              <table:table-cell office:value-type="float" office:value="93733">
                <text:p>93733</text:p>
              </table:table-cell>
              <table:table-cell office:value-type="float" office:value="84916">
                <text:p>84916</text:p>
              </table:table-cell>
              <table:table-cell office:value-type="float" office:value="71379">
                <text:p>713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32">
                <text:p>72832</text:p>
              </table:table-cell>
              <table:table-cell office:value-type="float" office:value="72511">
                <text:p>72511</text:p>
              </table:table-cell>
              <table:table-cell office:value-type="float" office:value="83880">
                <text:p>83880</text:p>
              </table:table-cell>
              <table:table-cell office:value-type="float" office:value="96729">
                <text:p>96729</text:p>
              </table:table-cell>
              <table:table-cell office:value-type="float" office:value="88197">
                <text:p>88197</text:p>
              </table:table-cell>
              <table:table-cell office:value-type="float" office:value="73748">
                <text:p>737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20">
                <text:p>76520</text:p>
              </table:table-cell>
              <table:table-cell office:value-type="float" office:value="76685">
                <text:p>76685</text:p>
              </table:table-cell>
              <table:table-cell office:value-type="float" office:value="87082">
                <text:p>87082</text:p>
              </table:table-cell>
              <table:table-cell office:value-type="float" office:value="99758">
                <text:p>99758</text:p>
              </table:table-cell>
              <table:table-cell office:value-type="float" office:value="91500">
                <text:p>91500</text:p>
              </table:table-cell>
              <table:table-cell office:value-type="float" office:value="76145">
                <text:p>76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340">
                <text:p>80340</text:p>
              </table:table-cell>
              <table:table-cell office:value-type="float" office:value="80974">
                <text:p>80974</text:p>
              </table:table-cell>
              <table:table-cell office:value-type="float" office:value="90316">
                <text:p>90316</text:p>
              </table:table-cell>
              <table:table-cell office:value-type="float" office:value="102820">
                <text:p>102820</text:p>
              </table:table-cell>
              <table:table-cell office:value-type="float" office:value="94823">
                <text:p>94823</text:p>
              </table:table-cell>
              <table:table-cell office:value-type="float" office:value="78564">
                <text:p>785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